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#frequency</text:p>
          </table:table-cell>
          <table:table-cell table:style-name="Default" office:value-type="string">
            <text:p>f, GHz</text:p>
          </table:table-cell>
          <table:table-cell office:value-type="string">
            <text:p>ko</text:p>
          </table:table-cell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converged</text:p>
          </table:table-cell>
          <table:table-cell office:value-type="string">
            <text:p>final error</text:p>
          </table:table-cell>
          <table:table-cell office:value-type="string">
            <text:p>elapsed time (s)</text:p>
          </table:table-cell>
          <table:table-cell office:value-type="string">
            <text:p>modal impedance calculation</text:p>
          </table:table-cell>
          <table:table-cell office:value-type="string">
            <text:p>mode count</text:p>
          </table:table-cell>
          <table:table-cell office:value-type="string">
            <text:p>alpha[1] db/m</text:p>
          </table:table-cell>
          <table:table-cell office:value-type="string">
            <text:p>beta[1]/ko</text:p>
          </table:table-cell>
          <table:table-cell office:value-type="string">
            <text:p>alpha[2] db/m</text:p>
          </table:table-cell>
          <table:table-cell office:value-type="string">
            <text:p>beta[2]/ko</text:p>
          </table:table-cell>
          <table:table-cell office:value-type="string">
            <text:p>alpha[3] db/m</text:p>
          </table:table-cell>
          <table:table-cell office:value-type="string">
            <text:p>beta[3]/ko</text:p>
          </table:table-cell>
          <table:table-cell office:value-type="string">
            <text:p>alpha[4] db/m</text:p>
          </table:table-cell>
          <table:table-cell office:value-type="string">
            <text:p>beta[4]/ko</text:p>
          </table:table-cell>
          <table:table-cell office:value-type="string">
            <text:p>alpha[5] db/m</text:p>
          </table:table-cell>
          <table:table-cell office:value-type="string">
            <text:p>beta[5]/ko</text:p>
          </table:table-cell>
          <table:table-cell table:number-columns-repeated="1003"/>
        </table:table-row>
        <table:table-row table:style-name="ro1">
          <table:table-cell office:value-type="float" office:value="6000000000">
            <text:p>6000000000</text:p>
          </table:table-cell>
          <table:table-cell table:style-name="Default" table:formula="of:=[.A4]*0.000000001" office:value-type="float" office:value="6">
            <text:p>6</text:p>
          </table:table-cell>
          <table:table-cell table:formula="of:=2*4*ATAN(1)*[.A4]*SQRT(0.0000004*4*ATAN(1)*0.0000000000088541878176)" office:value-type="float" office:value="125.750701316956">
            <text:p>125.750701317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.809538093">
            <text:p>1.80953809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8.16648959282">
            <text:p>328.1664895928</text:p>
          </table:table-cell>
          <table:table-cell office:value-type="string">
            <text:p>-6.36696154395095e-13</text:p>
          </table:table-cell>
          <table:table-cell office:value-type="float" office:value="2385.84634563376">
            <text:p>2385.8463456338</text:p>
          </table:table-cell>
          <table:table-cell office:value-type="string">
            <text:p>-4.90520325347831e-14</text:p>
          </table:table-cell>
          <table:table-cell office:value-type="float" office:value="2667.28429622298">
            <text:p>2667.284296223</text:p>
          </table:table-cell>
          <table:table-cell office:value-type="string">
            <text:p>-1.05186707036246e-14</text:p>
          </table:table-cell>
          <table:table-cell office:value-type="float" office:value="2947.43343723451">
            <text:p>2947.4334372345</text:p>
          </table:table-cell>
          <table:table-cell office:value-type="string">
            <text:p>1.71965050788145e-13</text:p>
          </table:table-cell>
          <table:table-cell office:value-type="float" office:value="2995.98551719221">
            <text:p>2995.9855171922</text:p>
          </table:table-cell>
          <table:table-cell office:value-type="string">
            <text:p>-3.5930045997557e-14</text:p>
          </table:table-cell>
          <table:table-cell table:number-columns-repeated="1003"/>
        </table:table-row>
        <table:table-row table:style-name="ro1">
          <table:table-cell table:style-name="ce1" office:value-type="float" office:value="6250000000">
            <text:p>6250000000</text:p>
          </table:table-cell>
          <table:table-cell table:style-name="ce1" table:formula="of:=[.A5]*0.000000001" office:value-type="float" office:value="6.25">
            <text:p>6.25</text:p>
          </table:table-cell>
          <table:table-cell table:style-name="ce1" table:formula="of:=2*4*ATAN(1)*[.A5]*SQRT(0.0000004*4*ATAN(1)*0.0000000000088541878176)" office:value-type="float" office:value="130.990313871829">
            <text:p>130.99031387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4531851">
            <text:p>0.345318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5.9724197090496e-13</text:p>
          </table:table-cell>
          <table:table-cell office:value-type="float" office:value="0.191362898389256">
            <text:p>0.1913628984</text:p>
          </table:table-cell>
          <table:table-cell office:value-type="float" office:value="2353.11808373256">
            <text:p>2353.1180837326</text:p>
          </table:table-cell>
          <table:table-cell office:value-type="string">
            <text:p>-2.50087520812613e-16</text:p>
          </table:table-cell>
          <table:table-cell office:value-type="float" office:value="2633.57771201922">
            <text:p>2633.5777120192</text:p>
          </table:table-cell>
          <table:table-cell office:value-type="string">
            <text:p>4.94668126492479e-16</text:p>
          </table:table-cell>
          <table:table-cell office:value-type="float" office:value="2914.01539161409">
            <text:p>2914.0153916141</text:p>
          </table:table-cell>
          <table:table-cell office:value-type="string">
            <text:p>8.35278509527609e-15</text:p>
          </table:table-cell>
          <table:table-cell office:value-type="float" office:value="2966.01673194105">
            <text:p>2966.0167319411</text:p>
          </table:table-cell>
          <table:table-cell office:value-type="string">
            <text:p>-6.12687007041391e-16</text:p>
          </table:table-cell>
          <table:table-cell table:number-columns-repeated="2"/>
          <table:table-cell table:style-name="ce1" table:number-columns-repeated="13"/>
          <table:table-cell table:number-columns-repeated="988"/>
        </table:table-row>
        <table:table-row table:style-name="ro1">
          <table:table-cell office:value-type="float" office:value="6500000000">
            <text:p>6500000000</text:p>
          </table:table-cell>
          <table:table-cell table:style-name="Default" table:formula="of:=[.A6]*0.000000001" office:value-type="float" office:value="6.5">
            <text:p>6.5</text:p>
          </table:table-cell>
          <table:table-cell table:formula="of:=2*4*ATAN(1)*[.A6]*SQRT(0.0000004*4*ATAN(1)*0.0000000000088541878176)" office:value-type="float" office:value="136.229926426702">
            <text:p>136.2299264267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66168503">
            <text:p>0.3661685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09055336564491e-13</text:p>
          </table:table-cell>
          <table:table-cell office:value-type="float" office:value="0.38717470049681">
            <text:p>0.3871747005</text:p>
          </table:table-cell>
          <table:table-cell office:value-type="float" office:value="2318.33593929594">
            <text:p>2318.3359392959</text:p>
          </table:table-cell>
          <table:table-cell office:value-type="string">
            <text:p>-2.13959302629399e-17</text:p>
          </table:table-cell>
          <table:table-cell office:value-type="float" office:value="2597.97102882189">
            <text:p>2597.9710288219</text:p>
          </table:table-cell>
          <table:table-cell office:value-type="string">
            <text:p>6.66337311836514e-16</text:p>
          </table:table-cell>
          <table:table-cell office:value-type="float" office:value="2878.99232473638">
            <text:p>2878.9923247364</text:p>
          </table:table-cell>
          <table:table-cell office:value-type="string">
            <text:p>-8.91803427496886e-15</text:p>
          </table:table-cell>
          <table:table-cell office:value-type="float" office:value="2934.44664977845">
            <text:p>2934.4466497785</text:p>
          </table:table-cell>
          <table:table-cell office:value-type="string">
            <text:p>7.57313511837196e-16</text:p>
          </table:table-cell>
          <table:table-cell table:number-columns-repeated="1003"/>
        </table:table-row>
        <table:table-row table:style-name="ro1">
          <table:table-cell office:value-type="float" office:value="6750000000">
            <text:p>6750000000</text:p>
          </table:table-cell>
          <table:table-cell table:style-name="Default" table:formula="of:=[.A7]*0.000000001" office:value-type="float" office:value="6.75">
            <text:p>6.75</text:p>
          </table:table-cell>
          <table:table-cell table:formula="of:=2*4*ATAN(1)*[.A7]*SQRT(0.0000004*4*ATAN(1)*0.0000000000088541878176)" office:value-type="float" office:value="141.469538981576">
            <text:p>141.4695389816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97551376">
            <text:p>0.3975513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3.00999541278957e-13</text:p>
          </table:table-cell>
          <table:table-cell office:value-type="float" office:value="0.501599206292414">
            <text:p>0.5015992063</text:p>
          </table:table-cell>
          <table:table-cell office:value-type="float" office:value="2281.37469447651">
            <text:p>2281.3746944765</text:p>
          </table:table-cell>
          <table:table-cell office:value-type="string">
            <text:p>-2.46481848697686e-16</text:p>
          </table:table-cell>
          <table:table-cell office:value-type="float" office:value="2560.37772983043">
            <text:p>2560.3777298304</text:p>
          </table:table-cell>
          <table:table-cell office:value-type="string">
            <text:p>1.93355700160313e-16</text:p>
          </table:table-cell>
          <table:table-cell office:value-type="float" office:value="2842.32858554802">
            <text:p>2842.328585548</text:p>
          </table:table-cell>
          <table:table-cell office:value-type="string">
            <text:p>3.6962148928368e-15</text:p>
          </table:table-cell>
          <table:table-cell office:value-type="float" office:value="2901.21660276952">
            <text:p>2901.2166027695</text:p>
          </table:table-cell>
          <table:table-cell office:value-type="string">
            <text:p>2.62149944976243e-16</text:p>
          </table:table-cell>
          <table:table-cell table:number-columns-repeated="1003"/>
        </table:table-row>
        <table:table-row table:style-name="ro1">
          <table:table-cell office:value-type="float" office:value="7000000000">
            <text:p>7000000000</text:p>
          </table:table-cell>
          <table:table-cell table:style-name="Default" table:formula="of:=[.A8]*0.000000001" office:value-type="float" office:value="7">
            <text:p>7</text:p>
          </table:table-cell>
          <table:table-cell table:formula="of:=2*4*ATAN(1)*[.A8]*SQRT(0.0000004*4*ATAN(1)*0.0000000000088541878176)" office:value-type="float" office:value="146.709151536449">
            <text:p>146.709151536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47728288">
            <text:p>0.347728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04488667494926e-12</text:p>
          </table:table-cell>
          <table:table-cell office:value-type="float" office:value="0.585983631739179">
            <text:p>0.5859836317</text:p>
          </table:table-cell>
          <table:table-cell office:value-type="float" office:value="2242.09294368471">
            <text:p>2242.0929436847</text:p>
          </table:table-cell>
          <table:table-cell office:value-type="string">
            <text:p>-3.21500599017221e-15</text:p>
          </table:table-cell>
          <table:table-cell office:value-type="float" office:value="2520.70129934467">
            <text:p>2520.7012993447</text:p>
          </table:table-cell>
          <table:table-cell office:value-type="string">
            <text:p>1.84465054617976e-16</text:p>
          </table:table-cell>
          <table:table-cell office:value-type="float" office:value="2803.98522271792">
            <text:p>2803.9852227179</text:p>
          </table:table-cell>
          <table:table-cell office:value-type="string">
            <text:p>2.07683217987254e-15</text:p>
          </table:table-cell>
          <table:table-cell office:value-type="float" office:value="2866.26214399044">
            <text:p>2866.2621439904</text:p>
          </table:table-cell>
          <table:table-cell office:value-type="string">
            <text:p>-1.78188694597345e-15</text:p>
          </table:table-cell>
          <table:table-cell table:number-columns-repeated="1003"/>
        </table:table-row>
        <table:table-row table:style-name="ro1">
          <table:table-cell office:value-type="float" office:value="7250000000">
            <text:p>7250000000</text:p>
          </table:table-cell>
          <table:table-cell table:style-name="Default" table:formula="of:=[.A9]*0.000000001" office:value-type="float" office:value="7.25">
            <text:p>7.25</text:p>
          </table:table-cell>
          <table:table-cell table:formula="of:=2*4*ATAN(1)*[.A9]*SQRT(0.0000004*4*ATAN(1)*0.0000000000088541878176)" office:value-type="float" office:value="151.948764091322">
            <text:p>151.9487640913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56291506">
            <text:p>0.3562915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49038764363912e-12</text:p>
          </table:table-cell>
          <table:table-cell office:value-type="float" office:value="0.653155945844974">
            <text:p>0.6531559458</text:p>
          </table:table-cell>
          <table:table-cell office:value-type="float" office:value="2200.33027171069">
            <text:p>2200.3302717107</text:p>
          </table:table-cell>
          <table:table-cell office:value-type="string">
            <text:p>-7.16576467776804e-16</text:p>
          </table:table-cell>
          <table:table-cell office:value-type="float" office:value="2478.83367323235">
            <text:p>2478.8336732324</text:p>
          </table:table-cell>
          <table:table-cell office:value-type="string">
            <text:p>-3.48596959762416e-16</text:p>
          </table:table-cell>
          <table:table-cell office:value-type="float" office:value="2763.91954115562">
            <text:p>2763.9195411556</text:p>
          </table:table-cell>
          <table:table-cell office:value-type="string">
            <text:p>-2.58562131230992e-14</text:p>
          </table:table-cell>
          <table:table-cell office:value-type="float" office:value="2829.51232465142">
            <text:p>2829.5123246514</text:p>
          </table:table-cell>
          <table:table-cell office:value-type="string">
            <text:p>1.72472596199659e-15</text:p>
          </table:table-cell>
          <table:table-cell table:number-columns-repeated="1003"/>
        </table:table-row>
        <table:table-row table:style-name="ro1">
          <table:table-cell office:value-type="float" office:value="7500000000">
            <text:p>7500000000</text:p>
          </table:table-cell>
          <table:table-cell table:style-name="Default" table:formula="of:=[.A10]*0.000000001" office:value-type="float" office:value="7.5">
            <text:p>7.5</text:p>
          </table:table-cell>
          <table:table-cell table:formula="of:=2*4*ATAN(1)*[.A10]*SQRT(0.0000004*4*ATAN(1)*0.0000000000088541878176)" office:value-type="float" office:value="157.188376646195">
            <text:p>157.1883766462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65597917">
            <text:p>0.3655979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5841248463272e-09</text:p>
          </table:table-cell>
          <table:table-cell office:value-type="float" office:value="0.708848796465784">
            <text:p>0.7088487965</text:p>
          </table:table-cell>
          <table:table-cell office:value-type="float" office:value="2155.90373278742">
            <text:p>2155.9037327874</text:p>
          </table:table-cell>
          <table:table-cell office:value-type="string">
            <text:p>-4.85643504604405e-17</text:p>
          </table:table-cell>
          <table:table-cell office:value-type="float" office:value="2434.65335007067">
            <text:p>2434.6533500707</text:p>
          </table:table-cell>
          <table:table-cell office:value-type="string">
            <text:p>1.97483816893916e-13</text:p>
          </table:table-cell>
          <table:table-cell office:value-type="float" office:value="2722.08456850395">
            <text:p>2722.084568504</text:p>
          </table:table-cell>
          <table:table-cell office:value-type="string">
            <text:p>-8.6095758075946e-13</text:p>
          </table:table-cell>
          <table:table-cell office:value-type="float" office:value="2790.88884159108">
            <text:p>2790.8888415911</text:p>
          </table:table-cell>
          <table:table-cell office:value-type="string">
            <text:p>6.31227289026243e-13</text:p>
          </table:table-cell>
          <table:table-cell table:number-columns-repeated="1003"/>
        </table:table-row>
        <table:table-row table:style-name="ro1">
          <table:table-cell office:value-type="float" office:value="7750000000">
            <text:p>7750000000</text:p>
          </table:table-cell>
          <table:table-cell table:style-name="Default" table:formula="of:=[.A11]*0.000000001" office:value-type="float" office:value="7.75">
            <text:p>7.75</text:p>
          </table:table-cell>
          <table:table-cell table:formula="of:=2*4*ATAN(1)*[.A11]*SQRT(0.0000004*4*ATAN(1)*0.0000000000088541878176)" office:value-type="float" office:value="162.427989201068">
            <text:p>162.4279892011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68777199">
            <text:p>0.3687771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3597549699997e-12</text:p>
          </table:table-cell>
          <table:table-cell office:value-type="float" office:value="0.756249090306099">
            <text:p>0.7562490903</text:p>
          </table:table-cell>
          <table:table-cell office:value-type="float" office:value="2108.60340123631">
            <text:p>2108.6034012363</text:p>
          </table:table-cell>
          <table:table-cell office:value-type="string">
            <text:p>-9.11961841619537e-17</text:p>
          </table:table-cell>
          <table:table-cell office:value-type="float" office:value="2388.02306773832">
            <text:p>2388.0230677383</text:p>
          </table:table-cell>
          <table:table-cell office:value-type="string">
            <text:p>3.4605632511183e-15</text:p>
          </table:table-cell>
          <table:table-cell office:value-type="float" office:value="2678.42841081924">
            <text:p>2678.4284108192</text:p>
          </table:table-cell>
          <table:table-cell office:value-type="string">
            <text:p>-2.23640159601216e-14</text:p>
          </table:table-cell>
          <table:table-cell office:value-type="float" office:value="2750.3050258195">
            <text:p>2750.3050258195</text:p>
          </table:table-cell>
          <table:table-cell office:value-type="string">
            <text:p>2.11023919296564e-15</text:p>
          </table:table-cell>
          <table:table-cell table:number-columns-repeated="1003"/>
        </table:table-row>
        <table:table-row table:style-name="ro1">
          <table:table-cell office:value-type="float" office:value="8000000000">
            <text:p>8000000000</text:p>
          </table:table-cell>
          <table:table-cell table:style-name="Default" table:formula="of:=[.A12]*0.000000001" office:value-type="float" office:value="8">
            <text:p>8</text:p>
          </table:table-cell>
          <table:table-cell table:formula="of:=2*4*ATAN(1)*[.A12]*SQRT(0.0000004*4*ATAN(1)*0.0000000000088541878176)" office:value-type="float" office:value="167.667601755942">
            <text:p>167.667601755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77534816">
            <text:p>0.377534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5.24337891452791e-12</text:p>
          </table:table-cell>
          <table:table-cell office:value-type="float" office:value="0.797355310966811">
            <text:p>0.797355311</text:p>
          </table:table-cell>
          <table:table-cell office:value-type="float" office:value="2058.18666858469">
            <text:p>2058.1866685847</text:p>
          </table:table-cell>
          <table:table-cell office:value-type="string">
            <text:p>-3.19816182115322e-15</text:p>
          </table:table-cell>
          <table:table-cell office:value-type="float" office:value="2338.78691678089">
            <text:p>2338.7869167809</text:p>
          </table:table-cell>
          <table:table-cell office:value-type="string">
            <text:p>2.09290847056202e-15</text:p>
          </table:table-cell>
          <table:table-cell office:value-type="float" office:value="2632.89347117724">
            <text:p>2632.8934711772</text:p>
          </table:table-cell>
          <table:table-cell office:value-type="string">
            <text:p>-7.45378138995609e-15</text:p>
          </table:table-cell>
          <table:table-cell office:value-type="float" office:value="2707.6646345055">
            <text:p>2707.6646345055</text:p>
          </table:table-cell>
          <table:table-cell office:value-type="string">
            <text:p>4.31295097692172e-15</text:p>
          </table:table-cell>
          <table:table-cell table:number-columns-repeated="1003"/>
        </table:table-row>
        <table:table-row table:style-name="ro1">
          <table:table-cell office:value-type="float" office:value="8250000000">
            <text:p>8250000000</text:p>
          </table:table-cell>
          <table:table-cell table:style-name="Default" table:formula="of:=[.A13]*0.000000001" office:value-type="float" office:value="8.25">
            <text:p>8.25</text:p>
          </table:table-cell>
          <table:table-cell table:formula="of:=2*4*ATAN(1)*[.A13]*SQRT(0.0000004*4*ATAN(1)*0.0000000000088541878176)" office:value-type="float" office:value="172.907214310815">
            <text:p>172.907214310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85419999">
            <text:p>0.3854199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05330536587464e-12</text:p>
          </table:table-cell>
          <table:table-cell office:value-type="float" office:value="0.833520676793472">
            <text:p>0.8335206768</text:p>
          </table:table-cell>
          <table:table-cell office:value-type="float" office:value="2004.37081697749">
            <text:p>2004.3708169775</text:p>
          </table:table-cell>
          <table:table-cell office:value-type="string">
            <text:p>5.31218440772634e-15</text:p>
          </table:table-cell>
          <table:table-cell office:value-type="float" office:value="2286.76671403664">
            <text:p>2286.7667140366</text:p>
          </table:table-cell>
          <table:table-cell office:value-type="string">
            <text:p>3.91365202148963e-15</text:p>
          </table:table-cell>
          <table:table-cell office:value-type="float" office:value="2585.41549792552">
            <text:p>2585.4154979255</text:p>
          </table:table-cell>
          <table:table-cell office:value-type="string">
            <text:p>-8.81251916739491e-15</text:p>
          </table:table-cell>
          <table:table-cell office:value-type="float" office:value="2662.86039783188">
            <text:p>2662.8603978319</text:p>
          </table:table-cell>
          <table:table-cell office:value-type="string">
            <text:p>4.05758331772266e-15</text:p>
          </table:table-cell>
          <table:table-cell table:number-columns-repeated="1003"/>
        </table:table-row>
        <table:table-row table:style-name="ro1">
          <table:table-cell office:value-type="float" office:value="8500000000">
            <text:p>8500000000</text:p>
          </table:table-cell>
          <table:table-cell table:style-name="Default" table:formula="of:=[.A14]*0.000000001" office:value-type="float" office:value="8.5">
            <text:p>8.5</text:p>
          </table:table-cell>
          <table:table-cell table:formula="of:=2*4*ATAN(1)*[.A14]*SQRT(0.0000004*4*ATAN(1)*0.0000000000088541878176)" office:value-type="float" office:value="178.146826865688">
            <text:p>178.1468268657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89415803">
            <text:p>0.389415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11686158673708e-12</text:p>
          </table:table-cell>
          <table:table-cell office:value-type="float" office:value="0.865711455052357">
            <text:p>0.8657114551</text:p>
          </table:table-cell>
          <table:table-cell office:value-type="float" office:value="1946.82317346378">
            <text:p>1946.8231734638</text:p>
          </table:table-cell>
          <table:table-cell office:value-type="string">
            <text:p>2.59885205977933e-15</text:p>
          </table:table-cell>
          <table:table-cell office:value-type="float" office:value="2231.75739041239">
            <text:p>2231.7573904124</text:p>
          </table:table-cell>
          <table:table-cell office:value-type="string">
            <text:p>7.13193441433271e-16</text:p>
          </table:table-cell>
          <table:table-cell office:value-type="float" office:value="2535.92241979863">
            <text:p>2535.9224197986</text:p>
          </table:table-cell>
          <table:table-cell office:value-type="string">
            <text:p>-1.48109046068638e-14</text:p>
          </table:table-cell>
          <table:table-cell office:value-type="float" office:value="2615.77225708304">
            <text:p>2615.772257083</text:p>
          </table:table-cell>
          <table:table-cell office:value-type="string">
            <text:p>-9.5063476824104e-16</text:p>
          </table:table-cell>
          <table:table-cell table:number-columns-repeated="1003"/>
        </table:table-row>
        <table:table-row table:style-name="ro1">
          <table:table-cell office:value-type="float" office:value="8750000000">
            <text:p>8750000000</text:p>
          </table:table-cell>
          <table:table-cell table:style-name="Default" table:formula="of:=[.A15]*0.000000001" office:value-type="float" office:value="8.75">
            <text:p>8.75</text:p>
          </table:table-cell>
          <table:table-cell table:formula="of:=2*4*ATAN(1)*[.A15]*SQRT(0.0000004*4*ATAN(1)*0.0000000000088541878176)" office:value-type="float" office:value="183.386439420561">
            <text:p>183.3864394206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88352451">
            <text:p>0.3883524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80960357825865e-11</text:p>
          </table:table-cell>
          <table:table-cell office:value-type="float" office:value="0.894644907119214">
            <text:p>0.8946449071</text:p>
          </table:table-cell>
          <table:table-cell office:value-type="float" office:value="1885.14779005709">
            <text:p>1885.1477900571</text:p>
          </table:table-cell>
          <table:table-cell office:value-type="string">
            <text:p>7.44667204375632e-15</text:p>
          </table:table-cell>
          <table:table-cell office:value-type="float" office:value="2173.52104327222">
            <text:p>2173.5210432722</text:p>
          </table:table-cell>
          <table:table-cell office:value-type="string">
            <text:p>-2.25612648431847e-15</text:p>
          </table:table-cell>
          <table:table-cell office:value-type="float" office:value="2484.33291260668">
            <text:p>2484.3329126067</text:p>
          </table:table-cell>
          <table:table-cell office:value-type="string">
            <text:p>-1.4425187858546e-13</text:p>
          </table:table-cell>
          <table:table-cell office:value-type="float" office:value="2566.26520984269">
            <text:p>2566.2652098427</text:p>
          </table:table-cell>
          <table:table-cell office:value-type="string">
            <text:p>1.39966890326547e-14</text:p>
          </table:table-cell>
          <table:table-cell table:number-columns-repeated="1003"/>
        </table:table-row>
        <table:table-row table:style-name="ro1">
          <table:table-cell office:value-type="float" office:value="9000000000">
            <text:p>9000000000</text:p>
          </table:table-cell>
          <table:table-cell table:style-name="Default" table:formula="of:=[.A16]*0.000000001" office:value-type="float" office:value="9">
            <text:p>9</text:p>
          </table:table-cell>
          <table:table-cell table:formula="of:=2*4*ATAN(1)*[.A16]*SQRT(0.0000004*4*ATAN(1)*0.0000000000088541878176)" office:value-type="float" office:value="188.626051975434">
            <text:p>188.626051975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816312">
            <text:p>0.38163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330282500542e-10</text:p>
          </table:table-cell>
          <table:table-cell office:value-type="float" office:value="0.920869386230308">
            <text:p>0.9208693862</text:p>
          </table:table-cell>
          <table:table-cell office:value-type="float" office:value="1818.86700144305">
            <text:p>1818.8670014431</text:p>
          </table:table-cell>
          <table:table-cell office:value-type="string">
            <text:p>3.50384338225947e-14</text:p>
          </table:table-cell>
          <table:table-cell office:value-type="float" office:value="2111.77914679238">
            <text:p>2111.7791467924</text:p>
          </table:table-cell>
          <table:table-cell office:value-type="string">
            <text:p>-3.35193609162033e-14</text:p>
          </table:table-cell>
          <table:table-cell office:value-type="float" office:value="2430.55462500581">
            <text:p>2430.5546250058</text:p>
          </table:table-cell>
          <table:table-cell office:value-type="string">
            <text:p>-3.70770150260402e-12</text:p>
          </table:table-cell>
          <table:table-cell office:value-type="float" office:value="2514.18664949922">
            <text:p>2514.1866494992</text:p>
          </table:table-cell>
          <table:table-cell office:value-type="string">
            <text:p>1.74235949260348e-12</text:p>
          </table:table-cell>
          <table:table-cell table:number-columns-repeated="1003"/>
        </table:table-row>
        <table:table-row table:style-name="ro1">
          <table:table-cell office:value-type="float" office:value="9250000000">
            <text:p>9250000000</text:p>
          </table:table-cell>
          <table:table-cell table:style-name="Default" table:formula="of:=[.A17]*0.000000001" office:value-type="float" office:value="9.25">
            <text:p>9.25</text:p>
          </table:table-cell>
          <table:table-cell table:formula="of:=2*4*ATAN(1)*[.A17]*SQRT(0.0000004*4*ATAN(1)*0.0000000000088541878176)" office:value-type="float" office:value="193.865664530307">
            <text:p>193.8656645303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20128165">
            <text:p>0.4201281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.3706832669104e-09</text:p>
          </table:table-cell>
          <table:table-cell office:value-type="float" office:value="0.944813889872309">
            <text:p>0.9448138899</text:p>
          </table:table-cell>
          <table:table-cell office:value-type="float" office:value="1747.39519773357">
            <text:p>1747.3951977336</text:p>
          </table:table-cell>
          <table:table-cell office:value-type="string">
            <text:p>-2.60216569460266e-14</text:p>
          </table:table-cell>
          <table:table-cell office:value-type="float" office:value="2046.20216876473">
            <text:p>2046.2021687647</text:p>
          </table:table-cell>
          <table:table-cell office:value-type="string">
            <text:p>1.9087959401451e-13</text:p>
          </table:table-cell>
          <table:table-cell office:value-type="float" office:value="2374.48196713593">
            <text:p>2374.4819671359</text:p>
          </table:table-cell>
          <table:table-cell office:value-type="string">
            <text:p>-1.50859776367384e-11</text:p>
          </table:table-cell>
          <table:table-cell office:value-type="float" office:value="2459.3630457286">
            <text:p>2459.3630457286</text:p>
          </table:table-cell>
          <table:table-cell office:value-type="string">
            <text:p>1.59668423557936e-11</text:p>
          </table:table-cell>
          <table:table-cell table:number-columns-repeated="1003"/>
        </table:table-row>
        <table:table-row table:style-name="ro1">
          <table:table-cell office:value-type="float" office:value="9500000000">
            <text:p>9500000000</text:p>
          </table:table-cell>
          <table:table-cell table:style-name="Default" table:formula="of:=[.A18]*0.000000001" office:value-type="float" office:value="9.5">
            <text:p>9.5</text:p>
          </table:table-cell>
          <table:table-cell table:formula="of:=2*4*ATAN(1)*[.A18]*SQRT(0.0000004*4*ATAN(1)*0.0000000000088541878176)" office:value-type="float" office:value="199.105277085181">
            <text:p>199.1052770852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92849386">
            <text:p>0.3928493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.21559764684116e-12</text:p>
          </table:table-cell>
          <table:table-cell office:value-type="float" office:value="0.966820276215387">
            <text:p>0.9668202762</text:p>
          </table:table-cell>
          <table:table-cell office:value-type="float" office:value="1670.00033778949">
            <text:p>1670.0003377895</text:p>
          </table:table-cell>
          <table:table-cell office:value-type="string">
            <text:p>-1.7673963183857e-11</text:p>
          </table:table-cell>
          <table:table-cell office:value-type="float" office:value="1976.39544959778">
            <text:p>1976.3954495978</text:p>
          </table:table-cell>
          <table:table-cell office:value-type="string">
            <text:p>-7.5051085439281e-14</text:p>
          </table:table-cell>
          <table:table-cell office:value-type="float" office:value="2315.99333271736">
            <text:p>2315.9933327174</text:p>
          </table:table-cell>
          <table:table-cell office:value-type="string">
            <text:p>3.96940920800536e-12</text:p>
          </table:table-cell>
          <table:table-cell office:value-type="float" office:value="2401.59575420716">
            <text:p>2401.5957542072</text:p>
          </table:table-cell>
          <table:table-cell office:value-type="string">
            <text:p>-3.56302598719821e-12</text:p>
          </table:table-cell>
          <table:table-cell table:number-columns-repeated="1003"/>
        </table:table-row>
        <table:table-row table:style-name="ro1">
          <table:table-cell office:value-type="float" office:value="9750000000">
            <text:p>9750000000</text:p>
          </table:table-cell>
          <table:table-cell table:style-name="Default" table:formula="of:=[.A19]*0.000000001" office:value-type="float" office:value="9.75">
            <text:p>9.75</text:p>
          </table:table-cell>
          <table:table-cell table:formula="of:=2*4*ATAN(1)*[.A19]*SQRT(0.0000004*4*ATAN(1)*0.0000000000088541878176)" office:value-type="float" office:value="204.344889640054">
            <text:p>204.3448896401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00297561">
            <text:p>0.4002975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1734550969453e-11</text:p>
          </table:table-cell>
          <table:table-cell office:value-type="float" office:value="0.987165062272119">
            <text:p>0.9871650623</text:p>
          </table:table-cell>
          <table:table-cell office:value-type="float" office:value="1585.74532427944">
            <text:p>1585.7453242794</text:p>
          </table:table-cell>
          <table:table-cell office:value-type="string">
            <text:p>2.67039452167297e-11</text:p>
          </table:table-cell>
          <table:table-cell office:value-type="float" office:value="1901.87954840955">
            <text:p>1901.8795484096</text:p>
          </table:table-cell>
          <table:table-cell office:value-type="string">
            <text:p>4.99828761285573e-13</text:p>
          </table:table-cell>
          <table:table-cell office:value-type="float" office:value="2254.94757661294">
            <text:p>2254.9475766129</text:p>
          </table:table-cell>
          <table:table-cell office:value-type="string">
            <text:p>-2.68409740599132e-12</text:p>
          </table:table-cell>
          <table:table-cell office:value-type="float" office:value="2340.65565845243">
            <text:p>2340.6556584524</text:p>
          </table:table-cell>
          <table:table-cell office:value-type="string">
            <text:p>2.25664744512362e-12</text:p>
          </table:table-cell>
          <table:table-cell table:number-columns-repeated="1003"/>
        </table:table-row>
        <table:table-row table:style-name="ro1">
          <table:table-cell office:value-type="float" office:value="10000000000">
            <text:p>10000000000</text:p>
          </table:table-cell>
          <table:table-cell table:style-name="Default" table:formula="of:=[.A20]*0.000000001" office:value-type="float" office:value="10">
            <text:p>10</text:p>
          </table:table-cell>
          <table:table-cell table:formula="of:=2*4*ATAN(1)*[.A20]*SQRT(0.0000004*4*ATAN(1)*0.0000000000088541878176)" office:value-type="float" office:value="209.584502194927">
            <text:p>209.584502194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17814294">
            <text:p>0.41781429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49639013053508e-11</text:p>
          </table:table-cell>
          <table:table-cell office:value-type="float" office:value="1.00607466566713">
            <text:p>1.0060746657</text:p>
          </table:table-cell>
          <table:table-cell office:value-type="float" office:value="1493.3945576049">
            <text:p>1493.3945576049</text:p>
          </table:table-cell>
          <table:table-cell office:value-type="string">
            <text:p>3.11210714805945e-16</text:p>
          </table:table-cell>
          <table:table-cell office:value-type="float" office:value="1822.0621407918">
            <text:p>1822.0621407918</text:p>
          </table:table-cell>
          <table:table-cell office:value-type="string">
            <text:p>2.36681610954812e-16</text:p>
          </table:table-cell>
          <table:table-cell office:value-type="float" office:value="2191.17950130011">
            <text:p>2191.1795013001</text:p>
          </table:table-cell>
          <table:table-cell office:value-type="string">
            <text:p>-1.12468026005116e-13</text:p>
          </table:table-cell>
          <table:table-cell office:value-type="float" office:value="2276.2762175987">
            <text:p>2276.2762175987</text:p>
          </table:table-cell>
          <table:table-cell office:value-type="string">
            <text:p>5.7353524231343e-14</text:p>
          </table:table-cell>
          <table:table-cell table:number-columns-repeated="1003"/>
        </table:table-row>
        <table:table-row table:style-name="ro1">
          <table:table-cell office:value-type="float" office:value="10250000000">
            <text:p>10250000000</text:p>
          </table:table-cell>
          <table:table-cell table:style-name="Default" table:formula="of:=[.A21]*0.000000001" office:value-type="float" office:value="10.25">
            <text:p>10.25</text:p>
          </table:table-cell>
          <table:table-cell table:formula="of:=2*4*ATAN(1)*[.A21]*SQRT(0.0000004*4*ATAN(1)*0.0000000000088541878176)" office:value-type="float" office:value="214.8241147498">
            <text:p>214.824114749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85752011">
            <text:p>0.4857520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5.28969995204771e-11</text:p>
          </table:table-cell>
          <table:table-cell office:value-type="float" office:value="1.02373635824519">
            <text:p>1.0237363582</text:p>
          </table:table-cell>
          <table:table-cell office:value-type="float" office:value="1391.25633917003">
            <text:p>1391.25633917</text:p>
          </table:table-cell>
          <table:table-cell office:value-type="string">
            <text:p>-1.76713097502042e-14</text:p>
          </table:table-cell>
          <table:table-cell office:value-type="float" office:value="1736.1965377132">
            <text:p>1736.1965377132</text:p>
          </table:table-cell>
          <table:table-cell office:value-type="string">
            <text:p>-4.04975172126629e-14</text:p>
          </table:table-cell>
          <table:table-cell office:value-type="float" office:value="2124.4939989209">
            <text:p>2124.4939989209</text:p>
          </table:table-cell>
          <table:table-cell office:value-type="string">
            <text:p>-3.05956934109032e-13</text:p>
          </table:table-cell>
          <table:table-cell office:value-type="float" office:value="2208.14429795425">
            <text:p>2208.1442979543</text:p>
          </table:table-cell>
          <table:table-cell office:value-type="string">
            <text:p>1.77553283205611e-13</text:p>
          </table:table-cell>
          <table:table-cell table:number-columns-repeated="1003"/>
        </table:table-row>
        <table:table-row table:style-name="ro1">
          <table:table-cell office:value-type="float" office:value="10500000000">
            <text:p>10500000000</text:p>
          </table:table-cell>
          <table:table-cell table:style-name="Default" table:formula="of:=[.A22]*0.000000001" office:value-type="float" office:value="10.5">
            <text:p>10.5</text:p>
          </table:table-cell>
          <table:table-cell table:formula="of:=2*4*ATAN(1)*[.A22]*SQRT(0.0000004*4*ATAN(1)*0.0000000000088541878176)" office:value-type="float" office:value="220.063727304673">
            <text:p>220.0637273047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10381923">
            <text:p>0.4103819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05396100070624e-10</text:p>
          </table:table-cell>
          <table:table-cell office:value-type="float" office:value="1.04030632525698">
            <text:p>1.0403063253</text:p>
          </table:table-cell>
          <table:table-cell office:value-type="float" office:value="1276.89709570336">
            <text:p>1276.8970957034</text:p>
          </table:table-cell>
          <table:table-cell office:value-type="string">
            <text:p>1.03806291613077e-11</text:p>
          </table:table-cell>
          <table:table-cell office:value-type="float" office:value="1643.3180755995">
            <text:p>1643.3180755995</text:p>
          </table:table-cell>
          <table:table-cell office:value-type="string">
            <text:p>-2.92475674997083e-11</text:p>
          </table:table-cell>
          <table:table-cell office:value-type="float" office:value="2054.65833687046">
            <text:p>2054.6583368705</text:p>
          </table:table-cell>
          <table:table-cell office:value-type="string">
            <text:p>1.33606149933854e-11</text:p>
          </table:table-cell>
          <table:table-cell office:value-type="float" office:value="2135.8878547436">
            <text:p>2135.8878547436</text:p>
          </table:table-cell>
          <table:table-cell office:value-type="string">
            <text:p>-1.10751515184552e-11</text:p>
          </table:table-cell>
          <table:table-cell table:number-columns-repeated="1003"/>
        </table:table-row>
        <table:table-row table:style-name="ro1">
          <table:table-cell office:value-type="float" office:value="10750000000">
            <text:p>10750000000</text:p>
          </table:table-cell>
          <table:table-cell table:style-name="Default" table:formula="of:=[.A23]*0.000000001" office:value-type="float" office:value="10.75">
            <text:p>10.75</text:p>
          </table:table-cell>
          <table:table-cell table:formula="of:=2*4*ATAN(1)*[.A23]*SQRT(0.0000004*4*ATAN(1)*0.0000000000088541878176)" office:value-type="float" office:value="225.303339859546">
            <text:p>225.3033398595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11928154">
            <text:p>0.4119281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15780455169539e-09</text:p>
          </table:table-cell>
          <table:table-cell office:value-type="float" office:value="1.05591571700324">
            <text:p>1.055915717</text:p>
          </table:table-cell>
          <table:table-cell office:value-type="float" office:value="1146.57037350168">
            <text:p>1146.5703735017</text:p>
          </table:table-cell>
          <table:table-cell office:value-type="string">
            <text:p>6.45048752085941e-13</text:p>
          </table:table-cell>
          <table:table-cell office:value-type="float" office:value="1542.14191852352">
            <text:p>1542.1419185235</text:p>
          </table:table-cell>
          <table:table-cell office:value-type="string">
            <text:p>-2.43252162113392e-12</text:p>
          </table:table-cell>
          <table:table-cell office:value-type="float" office:value="1981.3918218654">
            <text:p>1981.3918218654</text:p>
          </table:table-cell>
          <table:table-cell office:value-type="string">
            <text:p>-1.82014372075016e-10</text:p>
          </table:table-cell>
          <table:table-cell office:value-type="float" office:value="2059.05902602246">
            <text:p>2059.0590260225</text:p>
          </table:table-cell>
          <table:table-cell office:value-type="string">
            <text:p>1.27306285054439e-10</text:p>
          </table:table-cell>
          <table:table-cell table:number-columns-repeated="1003"/>
        </table:table-row>
        <table:table-row table:style-name="ro1">
          <table:table-cell office:value-type="float" office:value="11000000000">
            <text:p>11000000000</text:p>
          </table:table-cell>
          <table:table-cell table:style-name="Default" table:formula="of:=[.A24]*0.000000001" office:value-type="float" office:value="11">
            <text:p>11</text:p>
          </table:table-cell>
          <table:table-cell table:formula="of:=2*4*ATAN(1)*[.A24]*SQRT(0.0000004*4*ATAN(1)*0.0000000000088541878176)" office:value-type="float" office:value="230.54295241442">
            <text:p>230.542952414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34050837">
            <text:p>0.4340508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3.31703529091927e-09</text:p>
          </table:table-cell>
          <table:table-cell office:value-type="float" office:value="1.07067527593015">
            <text:p>1.0706752759</text:p>
          </table:table-cell>
          <table:table-cell office:value-type="float" office:value="993.907251705658">
            <text:p>993.9072517057</text:p>
          </table:table-cell>
          <table:table-cell office:value-type="string">
            <text:p>7.59876328958402e-12</text:p>
          </table:table-cell>
          <table:table-cell office:value-type="float" office:value="1430.88899777396">
            <text:p>1430.888997774</text:p>
          </table:table-cell>
          <table:table-cell office:value-type="string">
            <text:p>2.07896174698225e-11</text:p>
          </table:table-cell>
          <table:table-cell office:value-type="float" office:value="1904.35166637116">
            <text:p>1904.3516663712</text:p>
          </table:table-cell>
          <table:table-cell office:value-type="string">
            <text:p>-1.91775886591633e-11</text:p>
          </table:table-cell>
          <table:table-cell office:value-type="float" office:value="1977.11035501466">
            <text:p>1977.1103550147</text:p>
          </table:table-cell>
          <table:table-cell office:value-type="string">
            <text:p>1.37527260795493e-11</text:p>
          </table:table-cell>
          <table:table-cell table:number-columns-repeated="1003"/>
        </table:table-row>
        <table:table-row table:style-name="ro1">
          <table:table-cell office:value-type="float" office:value="11250000000">
            <text:p>11250000000</text:p>
          </table:table-cell>
          <table:table-cell table:style-name="Default" table:formula="of:=[.A25]*0.000000001" office:value-type="float" office:value="11.25">
            <text:p>11.25</text:p>
          </table:table-cell>
          <table:table-cell table:formula="of:=2*4*ATAN(1)*[.A25]*SQRT(0.0000004*4*ATAN(1)*0.0000000000088541878176)" office:value-type="float" office:value="235.782564969293">
            <text:p>235.7825649693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36143553">
            <text:p>0.4361435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74416720641534e-08</text:p>
          </table:table-cell>
          <table:table-cell office:value-type="float" office:value="1.0846789327408">
            <text:p>1.0846789327</text:p>
          </table:table-cell>
          <table:table-cell office:value-type="float" office:value="806.189736993004">
            <text:p>806.189736993</text:p>
          </table:table-cell>
          <table:table-cell office:value-type="string">
            <text:p>-1.52541839088015e-12</text:p>
          </table:table-cell>
          <table:table-cell office:value-type="float" office:value="1306.96634834821">
            <text:p>1306.9663483482</text:p>
          </table:table-cell>
          <table:table-cell office:value-type="string">
            <text:p>2.08658848880361e-12</text:p>
          </table:table-cell>
          <table:table-cell office:value-type="float" office:value="1823.11320513803">
            <text:p>1823.113205138</text:p>
          </table:table-cell>
          <table:table-cell office:value-type="string">
            <text:p>-4.2913698912826e-11</text:p>
          </table:table-cell>
          <table:table-cell office:value-type="float" office:value="1889.36036005229">
            <text:p>1889.3603600523</text:p>
          </table:table-cell>
          <table:table-cell office:value-type="string">
            <text:p>5.43087072956752e-11</text:p>
          </table:table-cell>
          <table:table-cell table:number-columns-repeated="1003"/>
        </table:table-row>
        <table:table-row table:style-name="ro1">
          <table:table-cell office:value-type="float" office:value="11500000000">
            <text:p>11500000000</text:p>
          </table:table-cell>
          <table:table-cell table:style-name="Default" table:formula="of:=[.A26]*0.000000001" office:value-type="float" office:value="11.5">
            <text:p>11.5</text:p>
          </table:table-cell>
          <table:table-cell table:formula="of:=2*4*ATAN(1)*[.A26]*SQRT(0.0000004*4*ATAN(1)*0.0000000000088541878176)" office:value-type="float" office:value="241.022177524166">
            <text:p>241.0221775242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50350977">
            <text:p>0.4503509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58274684075542e-11</text:p>
          </table:table-cell>
          <table:table-cell office:value-type="float" office:value="1.09800664353527">
            <text:p>1.0980066435</text:p>
          </table:table-cell>
          <table:table-cell office:value-type="float" office:value="548.356088784183">
            <text:p>548.3560887842</text:p>
          </table:table-cell>
          <table:table-cell office:value-type="string">
            <text:p>3.74924374543698e-13</text:p>
          </table:table-cell>
          <table:table-cell office:value-type="float" office:value="1166.31723362459">
            <text:p>1166.3172336246</text:p>
          </table:table-cell>
          <table:table-cell office:value-type="string">
            <text:p>-1.82395856032003e-13</text:p>
          </table:table-cell>
          <table:table-cell office:value-type="float" office:value="1737.14139980073">
            <text:p>1737.1413998007</text:p>
          </table:table-cell>
          <table:table-cell office:value-type="string">
            <text:p>9.26746249132355e-11</text:p>
          </table:table-cell>
          <table:table-cell office:value-type="float" office:value="1794.94196353249">
            <text:p>1794.9419635325</text:p>
          </table:table-cell>
          <table:table-cell office:value-type="string">
            <text:p>-7.68702640278978e-11</text:p>
          </table:table-cell>
          <table:table-cell table:number-columns-repeated="1003"/>
        </table:table-row>
        <table:table-row table:style-name="ro1">
          <table:table-cell office:value-type="float" office:value="11750000000">
            <text:p>11750000000</text:p>
          </table:table-cell>
          <table:table-cell table:style-name="Default" table:formula="of:=[.A27]*0.000000001" office:value-type="float" office:value="11.75">
            <text:p>11.75</text:p>
          </table:table-cell>
          <table:table-cell table:formula="of:=2*4*ATAN(1)*[.A27]*SQRT(0.0000004*4*ATAN(1)*0.0000000000088541878176)" office:value-type="float" office:value="246.261790079039">
            <text:p>246.26179007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98564092">
            <text:p>0.4985640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08693902519006e-11</text:p>
          </table:table-cell>
          <table:table-cell office:value-type="float" office:value="1.11072665949925">
            <text:p>1.1107266595</text:p>
          </table:table-cell>
          <table:table-cell office:value-type="string">
            <text:p>-3.60438925363531e-09</text:p>
          </table:table-cell>
          <table:table-cell office:value-type="float" office:value="0.114592684929345">
            <text:p>0.1145926849</text:p>
          </table:table-cell>
          <table:table-cell office:value-type="float" office:value="1001.89230983479">
            <text:p>1001.8923098348</text:p>
          </table:table-cell>
          <table:table-cell office:value-type="string">
            <text:p>2.02101975239509e-13</text:p>
          </table:table-cell>
          <table:table-cell office:value-type="float" office:value="1645.74842659901">
            <text:p>1645.748426599</text:p>
          </table:table-cell>
          <table:table-cell office:value-type="string">
            <text:p>-5.89056654696925e-12</text:p>
          </table:table-cell>
          <table:table-cell office:value-type="float" office:value="1692.72195276887">
            <text:p>1692.7219527689</text:p>
          </table:table-cell>
          <table:table-cell office:value-type="string">
            <text:p>5.36489021855107e-12</text:p>
          </table:table-cell>
          <table:table-cell table:number-columns-repeated="1003"/>
        </table:table-row>
        <table:table-row table:style-name="ro1">
          <table:table-cell table:style-name="ce2" office:value-type="float" office:value="12000000000">
            <text:p>12000000000</text:p>
          </table:table-cell>
          <table:table-cell table:style-name="ce2" table:formula="of:=[.A28]*0.000000001" office:value-type="float" office:value="12">
            <text:p>12</text:p>
          </table:table-cell>
          <table:table-cell table:style-name="ce2" table:formula="of:=2*4*ATAN(1)*[.A28]*SQRT(0.0000004*4*ATAN(1)*0.0000000000088541878176)" office:value-type="float" office:value="251.501402633912">
            <text:p>251.50140263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47453272">
            <text:p>0.4474532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.26537235545008e-11</text:p>
          </table:table-cell>
          <table:table-cell office:value-type="float" office:value="1.122897366961">
            <text:p>1.122897367</text:p>
          </table:table-cell>
          <table:table-cell office:value-type="string">
            <text:p>-4.40153280811679e-09</text:p>
          </table:table-cell>
          <table:table-cell office:value-type="float" office:value="0.301071560182307">
            <text:p>0.3010715602</text:p>
          </table:table-cell>
          <table:table-cell office:value-type="float" office:value="799.110505684339">
            <text:p>799.1105056843</text:p>
          </table:table-cell>
          <table:table-cell office:value-type="string">
            <text:p>-2.54724524484388e-13</text:p>
          </table:table-cell>
          <table:table-cell office:value-type="float" office:value="1548.02801453395">
            <text:p>1548.028014534</text:p>
          </table:table-cell>
          <table:table-cell office:value-type="string">
            <text:p>-5.17084702659804e-12</text:p>
          </table:table-cell>
          <table:table-cell office:value-type="float" office:value="1581.16856889703">
            <text:p>1581.168568897</text:p>
          </table:table-cell>
          <table:table-cell office:value-type="string">
            <text:p>8.5121121572917e-12</text:p>
          </table:table-cell>
          <table:table-cell table:style-name="ce2" table:number-columns-repeated="1003"/>
        </table:table-row>
        <table:table-row table:style-name="ro1">
          <table:table-cell office:value-type="float" office:value="12250000000">
            <text:p>12250000000</text:p>
          </table:table-cell>
          <table:table-cell table:style-name="Default" table:formula="of:=[.A29]*0.000000001" office:value-type="float" office:value="12.25">
            <text:p>12.25</text:p>
          </table:table-cell>
          <table:table-cell table:formula="of:=2*4*ATAN(1)*[.A29]*SQRT(0.0000004*4*ATAN(1)*0.0000000000088541878176)" office:value-type="float" office:value="256.741015188785">
            <text:p>256.741015188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81406858">
            <text:p>0.48140685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.76619006426175e-11</text:p>
          </table:table-cell>
          <table:table-cell office:value-type="float" office:value="1.13456879731995">
            <text:p>1.1345687973</text:p>
          </table:table-cell>
          <table:table-cell office:value-type="string">
            <text:p>-4.51171826690123e-09</text:p>
          </table:table-cell>
          <table:table-cell office:value-type="float" office:value="0.405302376519801">
            <text:p>0.4053023765</text:p>
          </table:table-cell>
          <table:table-cell office:value-type="float" office:value="514.395857076633">
            <text:p>514.3958570766</text:p>
          </table:table-cell>
          <table:table-cell office:value-type="string">
            <text:p>-3.86395604364925e-11</text:p>
          </table:table-cell>
          <table:table-cell office:value-type="float" office:value="1442.74999053738">
            <text:p>1442.7499905374</text:p>
          </table:table-cell>
          <table:table-cell office:value-type="string">
            <text:p>1.15307008704897e-10</text:p>
          </table:table-cell>
          <table:table-cell office:value-type="float" office:value="1458.11795874043">
            <text:p>1458.1179587404</text:p>
          </table:table-cell>
          <table:table-cell office:value-type="string">
            <text:p>-1.53770496129191e-10</text:p>
          </table:table-cell>
          <table:table-cell table:number-columns-repeated="1003"/>
        </table:table-row>
        <table:table-row table:style-name="ro1">
          <table:table-cell office:value-type="float" office:value="12500000000">
            <text:p>12500000000</text:p>
          </table:table-cell>
          <table:table-cell table:style-name="Default" table:formula="of:=[.A30]*0.000000001" office:value-type="float" office:value="12.5">
            <text:p>12.5</text:p>
          </table:table-cell>
          <table:table-cell table:formula="of:=2*4*ATAN(1)*[.A30]*SQRT(0.0000004*4*ATAN(1)*0.0000000000088541878176)" office:value-type="float" office:value="261.980627743659">
            <text:p>261.9806277437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53950761">
            <text:p>0.4539507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60581267907436e-09</text:p>
          </table:table-cell>
          <table:table-cell office:value-type="float" office:value="1.14578388058154">
            <text:p>1.1457838806</text:p>
          </table:table-cell>
          <table:table-cell office:value-type="string">
            <text:p>6.26553842189022e-09</text:p>
          </table:table-cell>
          <table:table-cell office:value-type="float" office:value="0.48406013459726">
            <text:p>0.4840601346</text:p>
          </table:table-cell>
          <table:table-cell office:value-type="string">
            <text:p>4.33554720288372e-10</text:p>
          </table:table-cell>
          <table:table-cell office:value-type="float" office:value="0.151084348699977">
            <text:p>0.1510843487</text:p>
          </table:table-cell>
          <table:table-cell office:value-type="float" office:value="1320.36815660906">
            <text:p>1320.3681566091</text:p>
          </table:table-cell>
          <table:table-cell office:value-type="string">
            <text:p>-2.90080369157392e-11</text:p>
          </table:table-cell>
          <table:table-cell office:value-type="float" office:value="1328.13830061639">
            <text:p>1328.1383006164</text:p>
          </table:table-cell>
          <table:table-cell office:value-type="string">
            <text:p>2.91084981660949e-11</text:p>
          </table:table-cell>
          <table:table-cell table:number-columns-repeated="1003"/>
        </table:table-row>
        <table:table-row table:style-name="ro1">
          <table:table-cell office:value-type="float" office:value="12750000000">
            <text:p>12750000000</text:p>
          </table:table-cell>
          <table:table-cell table:style-name="Default" table:formula="of:=[.A31]*0.000000001" office:value-type="float" office:value="12.75">
            <text:p>12.75</text:p>
          </table:table-cell>
          <table:table-cell table:formula="of:=2*4*ATAN(1)*[.A31]*SQRT(0.0000004*4*ATAN(1)*0.0000000000088541878176)" office:value-type="float" office:value="267.220240298532">
            <text:p>267.2202402985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55199116">
            <text:p>0.4551991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6.33421810214817e-09</text:p>
          </table:table-cell>
          <table:table-cell office:value-type="float" office:value="1.15657949691075">
            <text:p>1.1565794969</text:p>
          </table:table-cell>
          <table:table-cell office:value-type="string">
            <text:p>-1.4008102928334e-08</text:p>
          </table:table-cell>
          <table:table-cell office:value-type="float" office:value="0.548679647879966">
            <text:p>0.5486796479</text:p>
          </table:table-cell>
          <table:table-cell office:value-type="string">
            <text:p>3.79267557258226e-10</text:p>
          </table:table-cell>
          <table:table-cell office:value-type="float" office:value="0.307646631226945">
            <text:p>0.3076466312</text:p>
          </table:table-cell>
          <table:table-cell office:value-type="float" office:value="1162.60509091203">
            <text:p>1162.605090912</text:p>
          </table:table-cell>
          <table:table-cell office:value-type="string">
            <text:p>9.0143506164852e-12</text:p>
          </table:table-cell>
          <table:table-cell office:value-type="float" office:value="1201.64785121034">
            <text:p>1201.6478512103</text:p>
          </table:table-cell>
          <table:table-cell office:value-type="string">
            <text:p>-7.39606509629724e-12</text:p>
          </table:table-cell>
          <table:table-cell table:number-columns-repeated="1003"/>
        </table:table-row>
        <table:table-row table:style-name="ro1">
          <table:table-cell office:value-type="float" office:value="13000000000">
            <text:p>13000000000</text:p>
          </table:table-cell>
          <table:table-cell table:style-name="Default" table:formula="of:=[.A32]*0.000000001" office:value-type="float" office:value="13">
            <text:p>13</text:p>
          </table:table-cell>
          <table:table-cell table:formula="of:=2*4*ATAN(1)*[.A32]*SQRT(0.0000004*4*ATAN(1)*0.0000000000088541878176)" office:value-type="float" office:value="272.459852853405">
            <text:p>272.459852853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70595819">
            <text:p>0.4705958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83187170992654e-08</text:p>
          </table:table-cell>
          <table:table-cell office:value-type="float" office:value="1.16698736696516">
            <text:p>1.166987367</text:p>
          </table:table-cell>
          <table:table-cell office:value-type="string">
            <text:p>-8.61944216030849e-08</text:p>
          </table:table-cell>
          <table:table-cell office:value-type="float" office:value="0.603920209688941">
            <text:p>0.6039202097</text:p>
          </table:table-cell>
          <table:table-cell office:value-type="string">
            <text:p>-3.14209078636079e-10</text:p>
          </table:table-cell>
          <table:table-cell office:value-type="float" office:value="0.403207245291486">
            <text:p>0.4032072453</text:p>
          </table:table-cell>
          <table:table-cell office:value-type="float" office:value="975.196747677468">
            <text:p>975.1967476775</text:p>
          </table:table-cell>
          <table:table-cell office:value-type="string">
            <text:p>2.89410949239675e-11</text:p>
          </table:table-cell>
          <table:table-cell office:value-type="float" office:value="1059.02030671032">
            <text:p>1059.0203067103</text:p>
          </table:table-cell>
          <table:table-cell office:value-type="string">
            <text:p>-2.59853605859522e-11</text:p>
          </table:table-cell>
          <table:table-cell table:number-columns-repeated="1003"/>
        </table:table-row>
        <table:table-row table:style-name="ro1">
          <table:table-cell office:value-type="float" office:value="13250000000">
            <text:p>13250000000</text:p>
          </table:table-cell>
          <table:table-cell table:style-name="Default" table:formula="of:=[.A33]*0.000000001" office:value-type="float" office:value="13.25">
            <text:p>13.25</text:p>
          </table:table-cell>
          <table:table-cell table:formula="of:=2*4*ATAN(1)*[.A33]*SQRT(0.0000004*4*ATAN(1)*0.0000000000088541878176)" office:value-type="float" office:value="277.699465408278">
            <text:p>277.6994654083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67475826">
            <text:p>0.4674758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95453950513497e-08</text:p>
          </table:table-cell>
          <table:table-cell office:value-type="float" office:value="1.17703481163104">
            <text:p>1.1770348116</text:p>
          </table:table-cell>
          <table:table-cell office:value-type="string">
            <text:p>2.0347460787929e-10</text:p>
          </table:table-cell>
          <table:table-cell office:value-type="float" office:value="0.652337321981462">
            <text:p>0.652337322</text:p>
          </table:table-cell>
          <table:table-cell office:value-type="string">
            <text:p>-2.20466435646375e-09</text:p>
          </table:table-cell>
          <table:table-cell office:value-type="float" office:value="0.476349692983608">
            <text:p>0.476349693</text:p>
          </table:table-cell>
          <table:table-cell office:value-type="float" office:value="735.769494302801">
            <text:p>735.7694943028</text:p>
          </table:table-cell>
          <table:table-cell office:value-type="string">
            <text:p>3.10973340262439e-11</text:p>
          </table:table-cell>
          <table:table-cell office:value-type="float" office:value="892.617577012515">
            <text:p>892.6175770125</text:p>
          </table:table-cell>
          <table:table-cell office:value-type="string">
            <text:p>2.14741236560303e-11</text:p>
          </table:table-cell>
          <table:table-cell table:number-columns-repeated="1003"/>
        </table:table-row>
        <table:table-row table:style-name="ro1">
          <table:table-cell office:value-type="float" office:value="13500000000">
            <text:p>13500000000</text:p>
          </table:table-cell>
          <table:table-cell table:style-name="Default" table:formula="of:=[.A34]*0.000000001" office:value-type="float" office:value="13.5">
            <text:p>13.5</text:p>
          </table:table-cell>
          <table:table-cell table:formula="of:=2*4*ATAN(1)*[.A34]*SQRT(0.0000004*4*ATAN(1)*0.0000000000088541878176)" office:value-type="float" office:value="282.939077963151">
            <text:p>282.9390779632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94351708">
            <text:p>0.4943517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28464941816652e-12</text:p>
          </table:table-cell>
          <table:table-cell office:value-type="float" office:value="1.18674540435931">
            <text:p>1.1867454044</text:p>
          </table:table-cell>
          <table:table-cell office:value-type="string">
            <text:p>-1.20193433152486e-10</text:p>
          </table:table-cell>
          <table:table-cell office:value-type="float" office:value="0.695499197137423">
            <text:p>0.6954991971</text:p>
          </table:table-cell>
          <table:table-cell office:value-type="string">
            <text:p>3.75729840791919e-09</text:p>
          </table:table-cell>
          <table:table-cell office:value-type="float" office:value="0.536574223613879">
            <text:p>0.5365742236</text:p>
          </table:table-cell>
          <table:table-cell office:value-type="float" office:value="0.00610297943920406">
            <text:p>0.0061029794</text:p>
          </table:table-cell>
          <table:table-cell office:value-type="float" office:value="0.000110453866082525">
            <text:p>0.0001104539</text:p>
          </table:table-cell>
          <table:table-cell office:value-type="float" office:value="350.185314402716">
            <text:p>350.1853144027</text:p>
          </table:table-cell>
          <table:table-cell office:value-type="string">
            <text:p>-8.59239158785644e-11</text:p>
          </table:table-cell>
          <table:table-cell table:number-columns-repeated="1003"/>
        </table:table-row>
        <table:table-row table:style-name="ro1">
          <table:table-cell office:value-type="float" office:value="13750000000">
            <text:p>13750000000</text:p>
          </table:table-cell>
          <table:table-cell table:style-name="Default" table:formula="of:=[.A35]*0.000000001" office:value-type="float" office:value="13.75">
            <text:p>13.75</text:p>
          </table:table-cell>
          <table:table-cell table:formula="of:=2*4*ATAN(1)*[.A35]*SQRT(0.0000004*4*ATAN(1)*0.0000000000088541878176)" office:value-type="float" office:value="288.178690518024">
            <text:p>288.1786905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92871398">
            <text:p>0.4928713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35771743512935e-11</text:p>
          </table:table-cell>
          <table:table-cell office:value-type="float" office:value="1.19613953370817">
            <text:p>1.1961395337</text:p>
          </table:table-cell>
          <table:table-cell office:value-type="string">
            <text:p>-1.61499955022088e-10</text:p>
          </table:table-cell>
          <table:table-cell office:value-type="float" office:value="0.734453577055904">
            <text:p>0.7344535771</text:p>
          </table:table-cell>
          <table:table-cell office:value-type="string">
            <text:p>2.11057254452008e-09</text:p>
          </table:table-cell>
          <table:table-cell office:value-type="float" office:value="0.588070714096212">
            <text:p>0.5880707141</text:p>
          </table:table-cell>
          <table:table-cell office:value-type="string">
            <text:p>-1.09676406289466e-07</text:p>
          </table:table-cell>
          <table:table-cell office:value-type="float" office:value="0.220720029274287">
            <text:p>0.2207200293</text:p>
          </table:table-cell>
          <table:table-cell office:value-type="float" office:value="374.904126288342">
            <text:p>374.9041262883</text:p>
          </table:table-cell>
          <table:table-cell office:value-type="string">
            <text:p>-4.93897864415675e-11</text:p>
          </table:table-cell>
          <table:table-cell table:number-columns-repeated="1003"/>
        </table:table-row>
        <table:table-row table:style-name="ro1">
          <table:table-cell office:value-type="float" office:value="14000000000">
            <text:p>14000000000</text:p>
          </table:table-cell>
          <table:table-cell table:style-name="Default" table:formula="of:=[.A36]*0.000000001" office:value-type="float" office:value="14">
            <text:p>14</text:p>
          </table:table-cell>
          <table:table-cell table:formula="of:=2*4*ATAN(1)*[.A36]*SQRT(0.0000004*4*ATAN(1)*0.0000000000088541878176)" office:value-type="float" office:value="293.418303072898">
            <text:p>293.418303072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83430698">
            <text:p>0.483430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5.54742413789754e-11</text:p>
          </table:table-cell>
          <table:table-cell office:value-type="float" office:value="1.20523488978007">
            <text:p>1.2052348898</text:p>
          </table:table-cell>
          <table:table-cell office:value-type="string">
            <text:p>-3.93948769680473e-11</text:p>
          </table:table-cell>
          <table:table-cell office:value-type="float" office:value="0.769943056222835">
            <text:p>0.7699430562</text:p>
          </table:table-cell>
          <table:table-cell office:value-type="string">
            <text:p>-2.10957990243881e-08</text:p>
          </table:table-cell>
          <table:table-cell office:value-type="float" office:value="0.63314748960424">
            <text:p>0.6331474896</text:p>
          </table:table-cell>
          <table:table-cell office:value-type="string">
            <text:p>-6.5480247813587e-10</text:p>
          </table:table-cell>
          <table:table-cell office:value-type="float" office:value="0.338056643499846">
            <text:p>0.3380566435</text:p>
          </table:table-cell>
          <table:table-cell office:value-type="string">
            <text:p>-8.45659696357501e-09</text:p>
          </table:table-cell>
          <table:table-cell office:value-type="float" office:value="0.17139481696978">
            <text:p>0.171394817</text:p>
          </table:table-cell>
          <table:table-cell table:number-columns-repeated="1003"/>
        </table:table-row>
        <table:table-row table:style-name="ro1">
          <table:table-cell office:value-type="float" office:value="14250000000">
            <text:p>14250000000</text:p>
          </table:table-cell>
          <table:table-cell table:style-name="Default" table:formula="of:=[.A37]*0.000000001" office:value-type="float" office:value="14.25">
            <text:p>14.25</text:p>
          </table:table-cell>
          <table:table-cell table:formula="of:=2*4*ATAN(1)*[.A37]*SQRT(0.0000004*4*ATAN(1)*0.0000000000088541878176)" office:value-type="float" office:value="298.657915627771">
            <text:p>298.657915627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92739591">
            <text:p>0.4927395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31006654791779e-10</text:p>
          </table:table-cell>
          <table:table-cell office:value-type="float" office:value="1.21404688508985">
            <text:p>1.2140468851</text:p>
          </table:table-cell>
          <table:table-cell office:value-type="string">
            <text:p>6.9161292016829e-09</text:p>
          </table:table-cell>
          <table:table-cell office:value-type="float" office:value="0.802517319395278">
            <text:p>0.8025173194</text:p>
          </table:table-cell>
          <table:table-cell office:value-type="string">
            <text:p>9.22483078116239e-08</text:p>
          </table:table-cell>
          <table:table-cell office:value-type="float" office:value="0.673245292451967">
            <text:p>0.6732452925</text:p>
          </table:table-cell>
          <table:table-cell office:value-type="string">
            <text:p>-1.11921561401956e-08</text:p>
          </table:table-cell>
          <table:table-cell office:value-type="float" office:value="0.420277904085977">
            <text:p>0.4202779041</text:p>
          </table:table-cell>
          <table:table-cell office:value-type="string">
            <text:p>1.92953511240887e-08</text:p>
          </table:table-cell>
          <table:table-cell office:value-type="float" office:value="0.279128512093723">
            <text:p>0.2791285121</text:p>
          </table:table-cell>
          <table:table-cell table:number-columns-repeated="1003"/>
        </table:table-row>
        <table:table-row table:style-name="ro1">
          <table:table-cell office:value-type="float" office:value="14500000000">
            <text:p>14500000000</text:p>
          </table:table-cell>
          <table:table-cell table:style-name="Default" table:formula="of:=[.A38]*0.000000001" office:value-type="float" office:value="14.5">
            <text:p>14.5</text:p>
          </table:table-cell>
          <table:table-cell table:formula="of:=2*4*ATAN(1)*[.A38]*SQRT(0.0000004*4*ATAN(1)*0.0000000000088541878176)" office:value-type="float" office:value="303.897528182644">
            <text:p>303.8975281826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99251757">
            <text:p>0.4992517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3.4617438814666e-10</text:p>
          </table:table-cell>
          <table:table-cell office:value-type="float" office:value="1.22258901837719">
            <text:p>1.2225890184</text:p>
          </table:table-cell>
          <table:table-cell office:value-type="string">
            <text:p>1.00559869705062e-08</text:p>
          </table:table-cell>
          <table:table-cell office:value-type="float" office:value="0.832597032913482">
            <text:p>0.8325970329</text:p>
          </table:table-cell>
          <table:table-cell office:value-type="string">
            <text:p>8.64896786127587e-12</text:p>
          </table:table-cell>
          <table:table-cell office:value-type="float" office:value="0.709339024355787">
            <text:p>0.7093390244</text:p>
          </table:table-cell>
          <table:table-cell office:value-type="string">
            <text:p>2.09763865291896e-09</text:p>
          </table:table-cell>
          <table:table-cell office:value-type="float" office:value="0.48579086076338">
            <text:p>0.4857908608</text:p>
          </table:table-cell>
          <table:table-cell office:value-type="string">
            <text:p>1.13009339638787e-08</text:p>
          </table:table-cell>
          <table:table-cell office:value-type="float" office:value="0.351310239736467">
            <text:p>0.3513102397</text:p>
          </table:table-cell>
          <table:table-cell table:number-columns-repeated="1003"/>
        </table:table-row>
        <table:table-row table:style-name="ro1">
          <table:table-cell office:value-type="float" office:value="14750000000">
            <text:p>14750000000</text:p>
          </table:table-cell>
          <table:table-cell table:style-name="Default" table:formula="of:=[.A39]*0.000000001" office:value-type="float" office:value="14.75">
            <text:p>14.75</text:p>
          </table:table-cell>
          <table:table-cell table:formula="of:=2*4*ATAN(1)*[.A39]*SQRT(0.0000004*4*ATAN(1)*0.0000000000088541878176)" office:value-type="float" office:value="309.137140737517">
            <text:p>309.1371407375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05300089">
            <text:p>0.50530008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16299956082498e-09</text:p>
          </table:table-cell>
          <table:table-cell office:value-type="float" office:value="1.23087318825073">
            <text:p>1.2308731883</text:p>
          </table:table-cell>
          <table:table-cell office:value-type="string">
            <text:p>-2.73281399608509e-08</text:p>
          </table:table-cell>
          <table:table-cell office:value-type="float" office:value="0.860512726571938">
            <text:p>0.8605127266</text:p>
          </table:table-cell>
          <table:table-cell office:value-type="string">
            <text:p>4.78711121492446e-11</text:p>
          </table:table-cell>
          <table:table-cell office:value-type="float" office:value="0.742126858549579">
            <text:p>0.7421268585</text:p>
          </table:table-cell>
          <table:table-cell office:value-type="string">
            <text:p>3.07895624498733e-10</text:p>
          </table:table-cell>
          <table:table-cell office:value-type="float" office:value="0.540890962951525">
            <text:p>0.540890963</text:p>
          </table:table-cell>
          <table:table-cell office:value-type="string">
            <text:p>3.36789308233492e-08</text:p>
          </table:table-cell>
          <table:table-cell office:value-type="float" office:value="0.407575352925907">
            <text:p>0.4075753529</text:p>
          </table:table-cell>
          <table:table-cell table:number-columns-repeated="1003"/>
        </table:table-row>
        <table:table-row table:style-name="ro1">
          <table:table-cell office:value-type="float" office:value="15000000000">
            <text:p>15000000000</text:p>
          </table:table-cell>
          <table:table-cell table:style-name="Default" table:formula="of:=[.A40]*0.000000001" office:value-type="float" office:value="15">
            <text:p>15</text:p>
          </table:table-cell>
          <table:table-cell table:formula="of:=2*4*ATAN(1)*[.A40]*SQRT(0.0000004*4*ATAN(1)*0.0000000000088541878176)" office:value-type="float" office:value="314.37675329239">
            <text:p>314.376753292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466232997">
            <text:p>0.4662329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5.03919029978254e-09</text:p>
          </table:table-cell>
          <table:table-cell office:value-type="float" office:value="1.23890996248099">
            <text:p>1.2389099625</text:p>
          </table:table-cell>
          <table:table-cell office:value-type="string">
            <text:p>-1.19651651519896e-07</text:p>
          </table:table-cell>
          <table:table-cell office:value-type="float" office:value="0.886529730416962">
            <text:p>0.8865297304</text:p>
          </table:table-cell>
          <table:table-cell office:value-type="string">
            <text:p>1.07288874016947e-09</text:p>
          </table:table-cell>
          <table:table-cell office:value-type="float" office:value="0.772130225246636">
            <text:p>0.7721302252</text:p>
          </table:table-cell>
          <table:table-cell office:value-type="string">
            <text:p>1.79689323412703e-08</text:p>
          </table:table-cell>
          <table:table-cell office:value-type="float" office:value="0.588668369927313">
            <text:p>0.5886683699</text:p>
          </table:table-cell>
          <table:table-cell office:value-type="string">
            <text:p>8.33700978301314e-08</text:p>
          </table:table-cell>
          <table:table-cell office:value-type="float" office:value="0.454108471017761">
            <text:p>0.454108471</text:p>
          </table:table-cell>
          <table:table-cell table:number-columns-repeated="100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formula="of:=[.A4]" office:value-type="float" office:value="6000000000">
            <text:p>6000000000</text:p>
          </table:table-cell>
          <table:table-cell table:style-name="Default" table:formula="of:=[.A43]*0.000000001" office:value-type="float" office:value="6">
            <text:p>6</text:p>
          </table:table-cell>
          <table:table-cell table:number-columns-repeated="9"/>
          <table:table-cell table:formula="of:=-[.L4]/(20*LOG10(EXP(1)))/[.C4]" office:value-type="float" office:value="-0.300448132313805">
            <text:p>-0.3004481323</text:p>
          </table:table-cell>
          <table:table-cell/>
          <table:table-cell table:formula="of:=-[.N4]/(20*LOG10(EXP(1)))/[.C4]" office:value-type="float" office:value="-2.18432747177445">
            <text:p>-2.1843274718</text:p>
          </table:table-cell>
          <table:table-cell/>
          <table:table-cell table:formula="of:=-[.P4]/(20*LOG10(EXP(1)))/[.C4]" office:value-type="float" office:value="-2.44199395905556">
            <text:p>-2.4419939591</text:p>
          </table:table-cell>
          <table:table-cell/>
          <table:table-cell table:formula="of:=-[.R4]/(20*LOG10(EXP(1)))/[.C4]" office:value-type="float" office:value="-2.69848049517529">
            <text:p>-2.6984804952</text:p>
          </table:table-cell>
          <table:table-cell/>
          <table:table-cell table:formula="of:=-[.T4]/(20*LOG10(EXP(1)))/[.C4]" office:value-type="float" office:value="-2.74293165702713">
            <text:p>-2.742931657</text:p>
          </table:table-cell>
          <table:table-cell table:number-columns-repeated="1004"/>
        </table:table-row>
        <table:table-row table:style-name="ro1">
          <table:table-cell table:formula="of:=[.A5]" office:value-type="float" office:value="6250000000">
            <text:p>6250000000</text:p>
          </table:table-cell>
          <table:table-cell table:style-name="Default" table:formula="of:=[.A44]*0.000000001" office:value-type="float" office:value="6.25">
            <text:p>6.25</text:p>
          </table:table-cell>
          <table:table-cell table:number-columns-repeated="9"/>
          <table:table-cell table:formula="of:=[.M5]" office:value-type="float" office:value="0.191362898389256">
            <text:p>0.1913628984</text:p>
          </table:table-cell>
          <table:table-cell/>
          <table:table-cell table:formula="of:=-[.N5]/(20*LOG10(EXP(1)))/[.C5]" office:value-type="float" office:value="-2.068189036847">
            <text:p>-2.0681890368</text:p>
          </table:table-cell>
          <table:table-cell/>
          <table:table-cell table:formula="of:=-[.P5]/(20*LOG10(EXP(1)))/[.C5]" office:value-type="float" office:value="-2.31468900321528">
            <text:p>-2.3146890032</text:p>
          </table:table-cell>
          <table:table-cell/>
          <table:table-cell table:formula="of:=-[.R5]/(20*LOG10(EXP(1)))/[.C5]" office:value-type="float" office:value="-2.56116967856537">
            <text:p>-2.5611696786</text:p>
          </table:table-cell>
          <table:table-cell/>
          <table:table-cell table:formula="of:=-[.T5]/(20*LOG10(EXP(1)))/[.C5]" office:value-type="float" office:value="-2.60687439806461">
            <text:p>-2.6068743981</text:p>
          </table:table-cell>
          <table:table-cell table:number-columns-repeated="1004"/>
        </table:table-row>
        <table:table-row table:style-name="ro1">
          <table:table-cell table:formula="of:=[.A6]" office:value-type="float" office:value="6500000000">
            <text:p>6500000000</text:p>
          </table:table-cell>
          <table:table-cell table:style-name="Default" table:formula="of:=[.A45]*0.000000001" office:value-type="float" office:value="6.5">
            <text:p>6.5</text:p>
          </table:table-cell>
          <table:table-cell table:number-columns-repeated="9"/>
          <table:table-cell table:formula="of:=[.M6]" office:value-type="float" office:value="0.38717470049681">
            <text:p>0.3871747005</text:p>
          </table:table-cell>
          <table:table-cell/>
          <table:table-cell table:formula="of:=-[.N6]/(20*LOG10(EXP(1)))/[.C6]" office:value-type="float" office:value="-1.95924857129221">
            <text:p>-1.9592485713</text:p>
          </table:table-cell>
          <table:table-cell/>
          <table:table-cell table:formula="of:=-[.P6]/(20*LOG10(EXP(1)))/[.C6]" office:value-type="float" office:value="-2.19557094388298">
            <text:p>-2.1955709439</text:p>
          </table:table-cell>
          <table:table-cell/>
          <table:table-cell table:formula="of:=-[.R6]/(20*LOG10(EXP(1)))/[.C6]" office:value-type="float" office:value="-2.43306481316681">
            <text:p>-2.4330648132</text:p>
          </table:table-cell>
          <table:table-cell/>
          <table:table-cell table:formula="of:=-[.T6]/(20*LOG10(EXP(1)))/[.C6]" office:value-type="float" office:value="-2.47992981028351">
            <text:p>-2.4799298103</text:p>
          </table:table-cell>
          <table:table-cell table:number-columns-repeated="1004"/>
        </table:table-row>
        <table:table-row table:style-name="ro1">
          <table:table-cell table:formula="of:=[.A7]" office:value-type="float" office:value="6750000000">
            <text:p>6750000000</text:p>
          </table:table-cell>
          <table:table-cell table:style-name="Default" table:formula="of:=[.A46]*0.000000001" office:value-type="float" office:value="6.75">
            <text:p>6.75</text:p>
          </table:table-cell>
          <table:table-cell table:number-columns-repeated="9"/>
          <table:table-cell table:formula="of:=[.M7]" office:value-type="float" office:value="0.501599206292414">
            <text:p>0.5015992063</text:p>
          </table:table-cell>
          <table:table-cell/>
          <table:table-cell table:formula="of:=-[.N7]/(20*LOG10(EXP(1)))/[.C7]" office:value-type="float" office:value="-1.85660439726166">
            <text:p>-1.8566043973</text:p>
          </table:table-cell>
          <table:table-cell/>
          <table:table-cell table:formula="of:=-[.P7]/(20*LOG10(EXP(1)))/[.C7]" office:value-type="float" office:value="-2.083659717697">
            <text:p>-2.0836597177</text:p>
          </table:table-cell>
          <table:table-cell/>
          <table:table-cell table:formula="of:=-[.R7]/(20*LOG10(EXP(1)))/[.C7]" office:value-type="float" office:value="-2.31311400234579">
            <text:p>-2.3131140023</text:p>
          </table:table-cell>
          <table:table-cell/>
          <table:table-cell table:formula="of:=-[.T7]/(20*LOG10(EXP(1)))/[.C7]" office:value-type="float" office:value="-2.36103763014098">
            <text:p>-2.3610376301</text:p>
          </table:table-cell>
          <table:table-cell table:number-columns-repeated="1004"/>
        </table:table-row>
        <table:table-row table:style-name="ro1">
          <table:table-cell table:formula="of:=[.A8]" office:value-type="float" office:value="7000000000">
            <text:p>7000000000</text:p>
          </table:table-cell>
          <table:table-cell table:style-name="Default" table:formula="of:=[.A47]*0.000000001" office:value-type="float" office:value="7">
            <text:p>7</text:p>
          </table:table-cell>
          <table:table-cell table:number-columns-repeated="9"/>
          <table:table-cell table:formula="of:=[.M8]" office:value-type="float" office:value="0.585983631739179">
            <text:p>0.5859836317</text:p>
          </table:table-cell>
          <table:table-cell/>
          <table:table-cell table:formula="of:=-[.N8]/(20*LOG10(EXP(1)))/[.C8]" office:value-type="float" office:value="-1.75947094478048">
            <text:p>-1.7594709448</text:p>
          </table:table-cell>
          <table:table-cell/>
          <table:table-cell table:formula="of:=-[.P8]/(20*LOG10(EXP(1)))/[.C8]" office:value-type="float" office:value="-1.9781074237621">
            <text:p>-1.9781074238</text:p>
          </table:table-cell>
          <table:table-cell/>
          <table:table-cell table:formula="of:=-[.R8]/(20*LOG10(EXP(1)))/[.C8]" office:value-type="float" office:value="-2.20041303054017">
            <text:p>-2.2004130305</text:p>
          </table:table-cell>
          <table:table-cell/>
          <table:table-cell table:formula="of:=-[.T8]/(20*LOG10(EXP(1)))/[.C8]" office:value-type="float" office:value="-2.24928452528262">
            <text:p>-2.2492845253</text:p>
          </table:table-cell>
          <table:table-cell table:number-columns-repeated="1004"/>
        </table:table-row>
        <table:table-row table:style-name="ro1">
          <table:table-cell table:formula="of:=[.A9]" office:value-type="float" office:value="7250000000">
            <text:p>7250000000</text:p>
          </table:table-cell>
          <table:table-cell table:style-name="Default" table:formula="of:=[.A48]*0.000000001" office:value-type="float" office:value="7.25">
            <text:p>7.25</text:p>
          </table:table-cell>
          <table:table-cell table:number-columns-repeated="9"/>
          <table:table-cell table:formula="of:=[.M9]" office:value-type="float" office:value="0.653155945844974">
            <text:p>0.6531559458</text:p>
          </table:table-cell>
          <table:table-cell/>
          <table:table-cell table:formula="of:=-[.N9]/(20*LOG10(EXP(1)))/[.C9]" office:value-type="float" office:value="-1.66715659505451">
            <text:p>-1.6671565951</text:p>
          </table:table-cell>
          <table:table-cell/>
          <table:table-cell table:formula="of:=-[.P9]/(20*LOG10(EXP(1)))/[.C9]" office:value-type="float" office:value="-1.8781743629603">
            <text:p>-1.878174363</text:p>
          </table:table-cell>
          <table:table-cell/>
          <table:table-cell table:formula="of:=-[.R9]/(20*LOG10(EXP(1)))/[.C9]" office:value-type="float" office:value="-2.09417956498645">
            <text:p>-2.094179565</text:p>
          </table:table-cell>
          <table:table-cell/>
          <table:table-cell table:formula="of:=-[.T9]/(20*LOG10(EXP(1)))/[.C9]" office:value-type="float" office:value="-2.1438782138661">
            <text:p>-2.1438782139</text:p>
          </table:table-cell>
          <table:table-cell table:number-columns-repeated="1004"/>
        </table:table-row>
        <table:table-row table:style-name="ro1">
          <table:table-cell table:formula="of:=[.A10]" office:value-type="float" office:value="7500000000">
            <text:p>7500000000</text:p>
          </table:table-cell>
          <table:table-cell table:style-name="Default" table:formula="of:=[.A49]*0.000000001" office:value-type="float" office:value="7.5">
            <text:p>7.5</text:p>
          </table:table-cell>
          <table:table-cell table:number-columns-repeated="9"/>
          <table:table-cell table:formula="of:=[.M10]" office:value-type="float" office:value="0.708848796465784">
            <text:p>0.7088487965</text:p>
          </table:table-cell>
          <table:table-cell/>
          <table:table-cell table:formula="of:=-[.N10]/(20*LOG10(EXP(1)))/[.C10]" office:value-type="float" office:value="-1.57904544310551">
            <text:p>-1.5790454431</text:p>
          </table:table-cell>
          <table:table-cell/>
          <table:table-cell table:formula="of:=-[.P10]/(20*LOG10(EXP(1)))/[.C10]" office:value-type="float" office:value="-1.78320962086748">
            <text:p>-1.7832096209</text:p>
          </table:table-cell>
          <table:table-cell/>
          <table:table-cell table:formula="of:=-[.R10]/(20*LOG10(EXP(1)))/[.C10]" office:value-type="float" office:value="-1.99373245116405">
            <text:p>-1.9937324512</text:p>
          </table:table-cell>
          <table:table-cell/>
          <table:table-cell table:formula="of:=-[.T10]/(20*LOG10(EXP(1)))/[.C10]" office:value-type="float" office:value="-2.04412666507635">
            <text:p>-2.0441266651</text:p>
          </table:table-cell>
          <table:table-cell table:number-columns-repeated="1004"/>
        </table:table-row>
        <table:table-row table:style-name="ro1">
          <table:table-cell table:formula="of:=[.A11]" office:value-type="float" office:value="7750000000">
            <text:p>7750000000</text:p>
          </table:table-cell>
          <table:table-cell table:style-name="Default" table:formula="of:=[.A50]*0.000000001" office:value-type="float" office:value="7.75">
            <text:p>7.75</text:p>
          </table:table-cell>
          <table:table-cell table:number-columns-repeated="9"/>
          <table:table-cell table:formula="of:=[.M11]" office:value-type="float" office:value="0.756249090306099">
            <text:p>0.7562490903</text:p>
          </table:table-cell>
          <table:table-cell/>
          <table:table-cell table:formula="of:=-[.N11]/(20*LOG10(EXP(1)))/[.C11]" office:value-type="float" office:value="-1.49458193215487">
            <text:p>-1.4945819322</text:p>
          </table:table-cell>
          <table:table-cell/>
          <table:table-cell table:formula="of:=-[.P11]/(20*LOG10(EXP(1)))/[.C11]" office:value-type="float" office:value="-1.69263510080564">
            <text:p>-1.6926351008</text:p>
          </table:table-cell>
          <table:table-cell/>
          <table:table-cell table:formula="of:=-[.R11]/(20*LOG10(EXP(1)))/[.C11]" office:value-type="float" office:value="-1.89847493702876">
            <text:p>-1.898474937</text:p>
          </table:table-cell>
          <table:table-cell/>
          <table:table-cell table:formula="of:=-[.T11]/(20*LOG10(EXP(1)))/[.C11]" office:value-type="float" office:value="-1.94942121268252">
            <text:p>-1.9494212127</text:p>
          </table:table-cell>
          <table:table-cell table:number-columns-repeated="1004"/>
        </table:table-row>
        <table:table-row table:style-name="ro1">
          <table:table-cell table:formula="of:=[.A12]" office:value-type="float" office:value="8000000000">
            <text:p>8000000000</text:p>
          </table:table-cell>
          <table:table-cell table:style-name="Default" table:formula="of:=[.A51]*0.000000001" office:value-type="float" office:value="8">
            <text:p>8</text:p>
          </table:table-cell>
          <table:table-cell table:number-columns-repeated="9"/>
          <table:table-cell table:formula="of:=[.M12]" office:value-type="float" office:value="0.797355310966811">
            <text:p>0.797355311</text:p>
          </table:table-cell>
          <table:table-cell/>
          <table:table-cell table:formula="of:=-[.N12]/(20*LOG10(EXP(1)))/[.C12]" office:value-type="float" office:value="-1.41325750832308">
            <text:p>-1.4132575083</text:p>
          </table:table-cell>
          <table:table-cell/>
          <table:table-cell table:formula="of:=-[.P12]/(20*LOG10(EXP(1)))/[.C12]" office:value-type="float" office:value="-1.60593216395736">
            <text:p>-1.605932164</text:p>
          </table:table-cell>
          <table:table-cell/>
          <table:table-cell table:formula="of:=-[.R12]/(20*LOG10(EXP(1)))/[.C12]" office:value-type="float" office:value="-1.80788094858023">
            <text:p>-1.8078809486</text:p>
          </table:table-cell>
          <table:table-cell/>
          <table:table-cell table:formula="of:=-[.T12]/(20*LOG10(EXP(1)))/[.C12]" office:value-type="float" office:value="-1.8592226998376">
            <text:p>-1.8592226998</text:p>
          </table:table-cell>
          <table:table-cell table:number-columns-repeated="1004"/>
        </table:table-row>
        <table:table-row table:style-name="ro1">
          <table:table-cell table:formula="of:=[.A13]" office:value-type="float" office:value="8250000000">
            <text:p>8250000000</text:p>
          </table:table-cell>
          <table:table-cell table:style-name="Default" table:formula="of:=[.A52]*0.000000001" office:value-type="float" office:value="8.25">
            <text:p>8.25</text:p>
          </table:table-cell>
          <table:table-cell table:number-columns-repeated="9"/>
          <table:table-cell table:formula="of:=[.M13]" office:value-type="float" office:value="0.833520676793472">
            <text:p>0.8335206768</text:p>
          </table:table-cell>
          <table:table-cell/>
          <table:table-cell table:formula="of:=-[.N13]/(20*LOG10(EXP(1)))/[.C13]" office:value-type="float" office:value="-1.33459855402806">
            <text:p>-1.334598554</text:p>
          </table:table-cell>
          <table:table-cell/>
          <table:table-cell table:formula="of:=-[.P13]/(20*LOG10(EXP(1)))/[.C13]" office:value-type="float" office:value="-1.52263020599899">
            <text:p>-1.522630206</text:p>
          </table:table-cell>
          <table:table-cell/>
          <table:table-cell table:formula="of:=-[.R13]/(20*LOG10(EXP(1)))/[.C13]" office:value-type="float" office:value="-1.72148374735187">
            <text:p>-1.7214837474</text:p>
          </table:table-cell>
          <table:table-cell/>
          <table:table-cell table:formula="of:=-[.T13]/(20*LOG10(EXP(1)))/[.C13]" office:value-type="float" office:value="-1.77304997978571">
            <text:p>-1.7730499798</text:p>
          </table:table-cell>
          <table:table-cell table:number-columns-repeated="1004"/>
        </table:table-row>
        <table:table-row table:style-name="ro1">
          <table:table-cell table:formula="of:=[.A14]" office:value-type="float" office:value="8500000000">
            <text:p>8500000000</text:p>
          </table:table-cell>
          <table:table-cell table:style-name="Default" table:formula="of:=[.A53]*0.000000001" office:value-type="float" office:value="8.5">
            <text:p>8.5</text:p>
          </table:table-cell>
          <table:table-cell table:number-columns-repeated="9"/>
          <table:table-cell table:formula="of:=[.M14]" office:value-type="float" office:value="0.865711455052357">
            <text:p>0.8657114551</text:p>
          </table:table-cell>
          <table:table-cell/>
          <table:table-cell table:formula="of:=-[.N14]/(20*LOG10(EXP(1)))/[.C14]" office:value-type="float" office:value="-1.2581548873988">
            <text:p>-1.2581548874</text:p>
          </table:table-cell>
          <table:table-cell/>
          <table:table-cell table:formula="of:=-[.P14]/(20*LOG10(EXP(1)))/[.C14]" office:value-type="float" office:value="-1.44229661250639">
            <text:p>-1.4422966125</text:p>
          </table:table-cell>
          <table:table-cell/>
          <table:table-cell table:formula="of:=-[.R14]/(20*LOG10(EXP(1)))/[.C14]" office:value-type="float" office:value="-1.63886645177804">
            <text:p>-1.6388664518</text:p>
          </table:table-cell>
          <table:table-cell/>
          <table:table-cell table:formula="of:=-[.T14]/(20*LOG10(EXP(1)))/[.C14]" office:value-type="float" office:value="-1.690470246312">
            <text:p>-1.6904702463</text:p>
          </table:table-cell>
          <table:table-cell table:number-columns-repeated="1004"/>
        </table:table-row>
        <table:table-row table:style-name="ro1">
          <table:table-cell table:formula="of:=[.A15]" office:value-type="float" office:value="8750000000">
            <text:p>8750000000</text:p>
          </table:table-cell>
          <table:table-cell table:style-name="Default" table:formula="of:=[.A54]*0.000000001" office:value-type="float" office:value="8.75">
            <text:p>8.75</text:p>
          </table:table-cell>
          <table:table-cell table:number-columns-repeated="9"/>
          <table:table-cell table:formula="of:=[.M15]" office:value-type="float" office:value="0.894644907119214">
            <text:p>0.8946449071</text:p>
          </table:table-cell>
          <table:table-cell/>
          <table:table-cell table:formula="of:=-[.N15]/(20*LOG10(EXP(1)))/[.C15]" office:value-type="float" office:value="-1.18348805211315">
            <text:p>-1.1834880521</text:p>
          </table:table-cell>
          <table:table-cell/>
          <table:table-cell table:formula="of:=-[.P15]/(20*LOG10(EXP(1)))/[.C15]" office:value-type="float" office:value="-1.36452759794036">
            <text:p>-1.3645275979</text:p>
          </table:table-cell>
          <table:table-cell/>
          <table:table-cell table:formula="of:=-[.R15]/(20*LOG10(EXP(1)))/[.C15]" office:value-type="float" office:value="-1.55965401495255">
            <text:p>-1.559654015</text:p>
          </table:table-cell>
          <table:table-cell/>
          <table:table-cell table:formula="of:=-[.T15]/(20*LOG10(EXP(1)))/[.C15]" office:value-type="float" office:value="-1.61109077517498">
            <text:p>-1.6110907752</text:p>
          </table:table-cell>
          <table:table-cell table:number-columns-repeated="1004"/>
        </table:table-row>
        <table:table-row table:style-name="ro1">
          <table:table-cell table:formula="of:=[.A16]" office:value-type="float" office:value="9000000000">
            <text:p>9000000000</text:p>
          </table:table-cell>
          <table:table-cell table:style-name="Default" table:formula="of:=[.A55]*0.000000001" office:value-type="float" office:value="9">
            <text:p>9</text:p>
          </table:table-cell>
          <table:table-cell table:number-columns-repeated="9"/>
          <table:table-cell table:formula="of:=[.M16]" office:value-type="float" office:value="0.920869386230308">
            <text:p>0.9208693862</text:p>
          </table:table-cell>
          <table:table-cell/>
          <table:table-cell table:formula="of:=-[.N16]/(20*LOG10(EXP(1)))/[.C16]" office:value-type="float" office:value="-1.11015843246483">
            <text:p>-1.1101584325</text:p>
          </table:table-cell>
          <table:table-cell/>
          <table:table-cell table:formula="of:=-[.P16]/(20*LOG10(EXP(1)))/[.C16]" office:value-type="float" office:value="-1.28893944716955">
            <text:p>-1.2889394472</text:p>
          </table:table-cell>
          <table:table-cell/>
          <table:table-cell table:formula="of:=-[.R16]/(20*LOG10(EXP(1)))/[.C16]" office:value-type="float" office:value="-1.48350633134573">
            <text:p>-1.4835063313</text:p>
          </table:table-cell>
          <table:table-cell/>
          <table:table-cell table:formula="of:=-[.T16]/(20*LOG10(EXP(1)))/[.C16]" office:value-type="float" office:value="-1.53455173331399">
            <text:p>-1.5345517333</text:p>
          </table:table-cell>
          <table:table-cell table:number-columns-repeated="1004"/>
        </table:table-row>
        <table:table-row table:style-name="ro1">
          <table:table-cell table:formula="of:=[.A17]" office:value-type="float" office:value="9250000000">
            <text:p>9250000000</text:p>
          </table:table-cell>
          <table:table-cell table:style-name="Default" table:formula="of:=[.A56]*0.000000001" office:value-type="float" office:value="9.25">
            <text:p>9.25</text:p>
          </table:table-cell>
          <table:table-cell table:number-columns-repeated="9"/>
          <table:table-cell table:formula="of:=[.M17]" office:value-type="float" office:value="0.944813889872309">
            <text:p>0.9448138899</text:p>
          </table:table-cell>
          <table:table-cell/>
          <table:table-cell table:formula="of:=-[.N17]/(20*LOG10(EXP(1)))/[.C17]" office:value-type="float" office:value="-1.03770983469889">
            <text:p>-1.0377098347</text:p>
          </table:table-cell>
          <table:table-cell/>
          <table:table-cell table:formula="of:=-[.P17]/(20*LOG10(EXP(1)))/[.C17]" office:value-type="float" office:value="-1.21515963707776">
            <text:p>-1.2151596371</text:p>
          </table:table-cell>
          <table:table-cell/>
          <table:table-cell table:formula="of:=-[.R17]/(20*LOG10(EXP(1)))/[.C17]" office:value-type="float" office:value="-1.41011220175495">
            <text:p>-1.4101122018</text:p>
          </table:table-cell>
          <table:table-cell/>
          <table:table-cell table:formula="of:=-[.T17]/(20*LOG10(EXP(1)))/[.C17]" office:value-type="float" office:value="-1.46051976276331">
            <text:p>-1.4605197628</text:p>
          </table:table-cell>
          <table:table-cell/>
          <table:table-cell office:value-type="string">
            <text:p>Swap modes 4 and 5 starting at 12.5 GHz</text:p>
          </table:table-cell>
          <table:table-cell table:number-columns-repeated="1002"/>
        </table:table-row>
        <table:table-row table:style-name="ro1">
          <table:table-cell table:formula="of:=[.A18]" office:value-type="float" office:value="9500000000">
            <text:p>9500000000</text:p>
          </table:table-cell>
          <table:table-cell table:style-name="Default" table:formula="of:=[.A57]*0.000000001" office:value-type="float" office:value="9.5">
            <text:p>9.5</text:p>
          </table:table-cell>
          <table:table-cell table:number-columns-repeated="9"/>
          <table:table-cell table:formula="of:=[.M18]" office:value-type="float" office:value="0.966820276215387">
            <text:p>0.9668202762</text:p>
          </table:table-cell>
          <table:table-cell/>
          <table:table-cell table:formula="of:=-[.N18]/(20*LOG10(EXP(1)))/[.C18]" office:value-type="float" office:value="-0.965649414064503">
            <text:p>-0.9656494141</text:p>
          </table:table-cell>
          <table:table-cell/>
          <table:table-cell table:formula="of:=-[.P18]/(20*LOG10(EXP(1)))/[.C18]" office:value-type="float" office:value="-1.14281719870192">
            <text:p>-1.1428171987</text:p>
          </table:table-cell>
          <table:table-cell/>
          <table:table-cell table:formula="of:=-[.R18]/(20*LOG10(EXP(1)))/[.C18]" office:value-type="float" office:value="-1.33918392356501">
            <text:p>-1.3391839236</text:p>
          </table:table-cell>
          <table:table-cell/>
          <table:table-cell table:formula="of:=-[.T18]/(20*LOG10(EXP(1)))/[.C18]" office:value-type="float" office:value="-1.38868207412439">
            <text:p>-1.3886820741</text:p>
          </table:table-cell>
          <table:table-cell table:number-columns-repeated="1004"/>
        </table:table-row>
        <table:table-row table:style-name="ro1">
          <table:table-cell table:formula="of:=[.A19]" office:value-type="float" office:value="9750000000">
            <text:p>9750000000</text:p>
          </table:table-cell>
          <table:table-cell table:style-name="Default" table:formula="of:=[.A58]*0.000000001" office:value-type="float" office:value="9.75">
            <text:p>9.75</text:p>
          </table:table-cell>
          <table:table-cell table:number-columns-repeated="9"/>
          <table:table-cell table:formula="of:=[.M19]" office:value-type="float" office:value="0.987165062272119">
            <text:p>0.9871650623</text:p>
          </table:table-cell>
          <table:table-cell/>
          <table:table-cell table:formula="of:=-[.N19]/(20*LOG10(EXP(1)))/[.C19]" office:value-type="float" office:value="-0.89341934398323">
            <text:p>-0.893419344</text:p>
          </table:table-cell>
          <table:table-cell/>
          <table:table-cell table:formula="of:=-[.P19]/(20*LOG10(EXP(1)))/[.C19]" office:value-type="float" office:value="-1.07153144484111">
            <text:p>-1.0715314448</text:p>
          </table:table-cell>
          <table:table-cell/>
          <table:table-cell table:formula="of:=-[.R19]/(20*LOG10(EXP(1)))/[.C19]" office:value-type="float" office:value="-1.27045229380042">
            <text:p>-1.2704522938</text:p>
          </table:table-cell>
          <table:table-cell/>
          <table:table-cell table:formula="of:=-[.T19]/(20*LOG10(EXP(1)))/[.C19]" office:value-type="float" office:value="-1.318740790748">
            <text:p>-1.3187407907</text:p>
          </table:table-cell>
          <table:table-cell table:number-columns-repeated="1004"/>
        </table:table-row>
        <table:table-row table:style-name="ro1">
          <table:table-cell table:formula="of:=[.A20]" office:value-type="float" office:value="10000000000">
            <text:p>10000000000</text:p>
          </table:table-cell>
          <table:table-cell table:style-name="Default" table:formula="of:=[.A59]*0.000000001" office:value-type="float" office:value="10">
            <text:p>10</text:p>
          </table:table-cell>
          <table:table-cell table:number-columns-repeated="9"/>
          <table:table-cell table:formula="of:=[.M20]" office:value-type="float" office:value="1.00607466566713">
            <text:p>1.0060746657</text:p>
          </table:table-cell>
          <table:table-cell/>
          <table:table-cell table:formula="of:=-[.N20]/(20*LOG10(EXP(1)))/[.C20]" office:value-type="float" office:value="-0.820353606847634">
            <text:p>-0.8203536068</text:p>
          </table:table-cell>
          <table:table-cell/>
          <table:table-cell table:formula="of:=-[.P20]/(20*LOG10(EXP(1)))/[.C20]" office:value-type="float" office:value="-1.00089774767649">
            <text:p>-1.0008977477</text:p>
          </table:table-cell>
          <table:table-cell/>
          <table:table-cell table:formula="of:=-[.R20]/(20*LOG10(EXP(1)))/[.C20]" office:value-type="float" office:value="-1.20366181729297">
            <text:p>-1.2036618173</text:p>
          </table:table-cell>
          <table:table-cell/>
          <table:table-cell table:formula="of:=-[.T20]/(20*LOG10(EXP(1)))/[.C20]" office:value-type="float" office:value="-1.25040726563477">
            <text:p>-1.2504072656</text:p>
          </table:table-cell>
          <table:table-cell table:number-columns-repeated="1004"/>
        </table:table-row>
        <table:table-row table:style-name="ro1">
          <table:table-cell table:formula="of:=[.A21]" office:value-type="float" office:value="10250000000">
            <text:p>10250000000</text:p>
          </table:table-cell>
          <table:table-cell table:style-name="Default" table:formula="of:=[.A60]*0.000000001" office:value-type="float" office:value="10.25">
            <text:p>10.25</text:p>
          </table:table-cell>
          <table:table-cell table:number-columns-repeated="9"/>
          <table:table-cell table:formula="of:=[.M21]" office:value-type="float" office:value="1.02373635824519">
            <text:p>1.0237363582</text:p>
          </table:table-cell>
          <table:table-cell/>
          <table:table-cell table:formula="of:=-[.N21]/(20*LOG10(EXP(1)))/[.C21]" office:value-type="float" office:value="-0.745606728284996">
            <text:p>-0.7456067283</text:p>
          </table:table-cell>
          <table:table-cell/>
          <table:table-cell table:formula="of:=-[.P21]/(20*LOG10(EXP(1)))/[.C21]" office:value-type="float" office:value="-0.930468227671356">
            <text:p>-0.9304682277</text:p>
          </table:table-cell>
          <table:table-cell/>
          <table:table-cell table:formula="of:=-[.R21]/(20*LOG10(EXP(1)))/[.C21]" office:value-type="float" office:value="-1.13856589558578">
            <text:p>-1.1385658956</text:p>
          </table:table-cell>
          <table:table-cell/>
          <table:table-cell table:formula="of:=-[.T21]/(20*LOG10(EXP(1)))/[.C21]" office:value-type="float" office:value="-1.1833960422858">
            <text:p>-1.1833960423</text:p>
          </table:table-cell>
          <table:table-cell table:number-columns-repeated="1004"/>
        </table:table-row>
        <table:table-row table:style-name="ro1">
          <table:table-cell table:formula="of:=[.A22]" office:value-type="float" office:value="10500000000">
            <text:p>10500000000</text:p>
          </table:table-cell>
          <table:table-cell table:style-name="Default" table:formula="of:=[.A61]*0.000000001" office:value-type="float" office:value="10.5">
            <text:p>10.5</text:p>
          </table:table-cell>
          <table:table-cell table:number-columns-repeated="9"/>
          <table:table-cell table:formula="of:=[.M22]" office:value-type="float" office:value="1.04030632525698">
            <text:p>1.0403063253</text:p>
          </table:table-cell>
          <table:table-cell/>
          <table:table-cell table:formula="of:=-[.N22]/(20*LOG10(EXP(1)))/[.C22]" office:value-type="float" office:value="-0.668025633725488">
            <text:p>-0.6680256337</text:p>
          </table:table-cell>
          <table:table-cell/>
          <table:table-cell table:formula="of:=-[.P22]/(20*LOG10(EXP(1)))/[.C22]" office:value-type="float" office:value="-0.859723624212812">
            <text:p>-0.8597236242</text:p>
          </table:table-cell>
          <table:table-cell/>
          <table:table-cell table:formula="of:=-[.R22]/(20*LOG10(EXP(1)))/[.C22]" office:value-type="float" office:value="-1.07492173190447">
            <text:p>-1.0749217319</text:p>
          </table:table-cell>
          <table:table-cell/>
          <table:table-cell table:formula="of:=-[.T22]/(20*LOG10(EXP(1)))/[.C22]" office:value-type="float" office:value="-1.11741803042141">
            <text:p>-1.1174180304</text:p>
          </table:table-cell>
          <table:table-cell table:number-columns-repeated="1004"/>
        </table:table-row>
        <table:table-row table:style-name="ro1">
          <table:table-cell table:formula="of:=[.A23]" office:value-type="float" office:value="10750000000">
            <text:p>10750000000</text:p>
          </table:table-cell>
          <table:table-cell table:style-name="Default" table:formula="of:=[.A62]*0.000000001" office:value-type="float" office:value="10.75">
            <text:p>10.75</text:p>
          </table:table-cell>
          <table:table-cell table:number-columns-repeated="9"/>
          <table:table-cell table:formula="of:=[.M23]" office:value-type="float" office:value="1.05591571700324">
            <text:p>1.055915717</text:p>
          </table:table-cell>
          <table:table-cell/>
          <table:table-cell table:formula="of:=-[.N23]/(20*LOG10(EXP(1)))/[.C23]" office:value-type="float" office:value="-0.585893633831483">
            <text:p>-0.5858936338</text:p>
          </table:table-cell>
          <table:table-cell/>
          <table:table-cell table:formula="of:=-[.P23]/(20*LOG10(EXP(1)))/[.C23]" office:value-type="float" office:value="-0.788029372997117">
            <text:p>-0.788029373</text:p>
          </table:table-cell>
          <table:table-cell/>
          <table:table-cell table:formula="of:=-[.R23]/(20*LOG10(EXP(1)))/[.C23]" office:value-type="float" office:value="-1.01248460747447">
            <text:p>-1.0124846075</text:p>
          </table:table-cell>
          <table:table-cell/>
          <table:table-cell table:formula="of:=-[.T23]/(20*LOG10(EXP(1)))/[.C23]" office:value-type="float" office:value="-1.05217228956077">
            <text:p>-1.0521722896</text:p>
          </table:table-cell>
          <table:table-cell table:number-columns-repeated="1004"/>
        </table:table-row>
        <table:table-row table:style-name="ro1">
          <table:table-cell table:formula="of:=[.A24]" office:value-type="float" office:value="11000000000">
            <text:p>11000000000</text:p>
          </table:table-cell>
          <table:table-cell table:style-name="Default" table:formula="of:=[.A63]*0.000000001" office:value-type="float" office:value="11">
            <text:p>11</text:p>
          </table:table-cell>
          <table:table-cell table:number-columns-repeated="9"/>
          <table:table-cell table:formula="of:=[.M24]" office:value-type="float" office:value="1.07067527593015">
            <text:p>1.0706752759</text:p>
          </table:table-cell>
          <table:table-cell/>
          <table:table-cell table:formula="of:=-[.N24]/(20*LOG10(EXP(1)))/[.C24]" office:value-type="float" office:value="-0.496340486149901">
            <text:p>-0.4963404861</text:p>
          </table:table-cell>
          <table:table-cell/>
          <table:table-cell table:formula="of:=-[.P24]/(20*LOG10(EXP(1)))/[.C24]" office:value-type="float" office:value="-0.714561785883817">
            <text:p>-0.7145617859</text:p>
          </table:table-cell>
          <table:table-cell/>
          <table:table-cell table:formula="of:=-[.R24]/(20*LOG10(EXP(1)))/[.C24]" office:value-type="float" office:value="-0.951001041862762">
            <text:p>-0.9510010419</text:p>
          </table:table-cell>
          <table:table-cell/>
          <table:table-cell table:formula="of:=-[.T24]/(20*LOG10(EXP(1)))/[.C24]" office:value-type="float" office:value="-0.987335501472519">
            <text:p>-0.9873355015</text:p>
          </table:table-cell>
          <table:table-cell table:number-columns-repeated="1004"/>
        </table:table-row>
        <table:table-row table:style-name="ro1">
          <table:table-cell table:formula="of:=[.A25]" office:value-type="float" office:value="11250000000">
            <text:p>11250000000</text:p>
          </table:table-cell>
          <table:table-cell table:style-name="Default" table:formula="of:=[.A64]*0.000000001" office:value-type="float" office:value="11.25">
            <text:p>11.25</text:p>
          </table:table-cell>
          <table:table-cell table:number-columns-repeated="9"/>
          <table:table-cell table:formula="of:=[.M25]" office:value-type="float" office:value="1.0846789327408">
            <text:p>1.0846789327</text:p>
          </table:table-cell>
          <table:table-cell/>
          <table:table-cell table:formula="of:=-[.N25]/(20*LOG10(EXP(1)))/[.C25]" office:value-type="float" office:value="-0.393650919601846">
            <text:p>-0.3936509196</text:p>
          </table:table-cell>
          <table:table-cell/>
          <table:table-cell table:formula="of:=-[.P25]/(20*LOG10(EXP(1)))/[.C25]" office:value-type="float" office:value="-0.638172977536185">
            <text:p>-0.6381729775</text:p>
          </table:table-cell>
          <table:table-cell/>
          <table:table-cell table:formula="of:=-[.R25]/(20*LOG10(EXP(1)))/[.C25]" office:value-type="float" office:value="-0.890200106512993">
            <text:p>-0.8902001065</text:p>
          </table:table-cell>
          <table:table-cell/>
          <table:table-cell table:formula="of:=-[.T25]/(20*LOG10(EXP(1)))/[.C25]" office:value-type="float" office:value="-0.922547644885627">
            <text:p>-0.9225476449</text:p>
          </table:table-cell>
          <table:table-cell table:number-columns-repeated="1004"/>
        </table:table-row>
        <table:table-row table:style-name="ro1">
          <table:table-cell table:formula="of:=[.A26]" office:value-type="float" office:value="11500000000">
            <text:p>11500000000</text:p>
          </table:table-cell>
          <table:table-cell table:style-name="Default" table:formula="of:=[.A65]*0.000000001" office:value-type="float" office:value="11.5">
            <text:p>11.5</text:p>
          </table:table-cell>
          <table:table-cell table:number-columns-repeated="9"/>
          <table:table-cell table:formula="of:=[.M26]" office:value-type="float" office:value="1.09800664353527">
            <text:p>1.0980066435</text:p>
          </table:table-cell>
          <table:table-cell/>
          <table:table-cell table:formula="of:=-[.N26]/(20*LOG10(EXP(1)))/[.C26]" office:value-type="float" office:value="-0.261933687733027">
            <text:p>-0.2619336877</text:p>
          </table:table-cell>
          <table:table-cell/>
          <table:table-cell table:formula="of:=-[.P26]/(20*LOG10(EXP(1)))/[.C26]" office:value-type="float" office:value="-0.557115677783795">
            <text:p>-0.5571156778</text:p>
          </table:table-cell>
          <table:table-cell/>
          <table:table-cell table:formula="of:=-[.R26]/(20*LOG10(EXP(1)))/[.C26]" office:value-type="float" office:value="-0.829781709860065">
            <text:p>-0.8297817099</text:p>
          </table:table-cell>
          <table:table-cell/>
          <table:table-cell table:formula="of:=-[.T26]/(20*LOG10(EXP(1)))/[.C26]" office:value-type="float" office:value="-0.857391350969141">
            <text:p>-0.857391351</text:p>
          </table:table-cell>
          <table:table-cell table:number-columns-repeated="1004"/>
        </table:table-row>
        <table:table-row table:style-name="ro1">
          <table:table-cell table:formula="of:=[.A27]" office:value-type="float" office:value="11750000000">
            <text:p>11750000000</text:p>
          </table:table-cell>
          <table:table-cell table:style-name="Default" table:formula="of:=[.A66]*0.000000001" office:value-type="float" office:value="11.75">
            <text:p>11.75</text:p>
          </table:table-cell>
          <table:table-cell table:number-columns-repeated="9"/>
          <table:table-cell table:formula="of:=[.M27]" office:value-type="float" office:value="1.11072665949925">
            <text:p>1.1107266595</text:p>
          </table:table-cell>
          <table:table-cell/>
          <table:table-cell table:formula="of:=[.O27]" office:value-type="float" office:value="0.114592684929345">
            <text:p>0.1145926849</text:p>
          </table:table-cell>
          <table:table-cell/>
          <table:table-cell table:formula="of:=-[.P27]/(20*LOG10(EXP(1)))/[.C27]" office:value-type="float" office:value="-0.468392253761847">
            <text:p>-0.4683922538</text:p>
          </table:table-cell>
          <table:table-cell/>
          <table:table-cell table:formula="of:=-[.R27]/(20*LOG10(EXP(1)))/[.C27]" office:value-type="float" office:value="-0.76939987171559">
            <text:p>-0.7693998717</text:p>
          </table:table-cell>
          <table:table-cell/>
          <table:table-cell table:formula="of:=-[.T27]/(20*LOG10(EXP(1)))/[.C27]" office:value-type="float" office:value="-0.791360351473609">
            <text:p>-0.7913603515</text:p>
          </table:table-cell>
          <table:table-cell table:number-columns-repeated="1004"/>
        </table:table-row>
        <table:table-row table:style-name="ro1">
          <table:table-cell table:style-name="ce2" table:formula="of:=[.A28]" office:value-type="float" office:value="12000000000">
            <text:p>12000000000</text:p>
          </table:table-cell>
          <table:table-cell table:style-name="ce2" table:formula="of:=[.A67]*0.000000001" office:value-type="float" office:value="12">
            <text:p>12</text:p>
          </table:table-cell>
          <table:table-cell table:style-name="ce2" table:number-columns-repeated="9"/>
          <table:table-cell table:style-name="ce2" table:formula="of:=[.M28]" office:value-type="float" office:value="1.122897366961">
            <text:p>1.122897367</text:p>
          </table:table-cell>
          <table:table-cell table:style-name="ce2"/>
          <table:table-cell table:style-name="ce2" table:formula="of:=[.O28]" office:value-type="float" office:value="0.301071560182307">
            <text:p>0.3010715602</text:p>
          </table:table-cell>
          <table:table-cell table:style-name="ce2"/>
          <table:table-cell table:style-name="ce2" table:formula="of:=-[.P28]/(20*LOG10(EXP(1)))/[.C28]" office:value-type="float" office:value="-0.365807092678931">
            <text:p>-0.3658070927</text:p>
          </table:table-cell>
          <table:table-cell table:style-name="ce2"/>
          <table:table-cell table:style-name="ce2" table:formula="of:=-[.R28]/(20*LOG10(EXP(1)))/[.C28]" office:value-type="float" office:value="-0.708637445452245">
            <text:p>-0.7086374455</text:p>
          </table:table-cell>
          <table:table-cell table:style-name="ce2"/>
          <table:table-cell table:style-name="ce2" table:formula="of:=-[.T28]/(20*LOG10(EXP(1)))/[.C28]" office:value-type="float" office:value="-0.723808125546038">
            <text:p>-0.7238081255</text:p>
          </table:table-cell>
          <table:table-cell table:style-name="ce2" table:number-columns-repeated="1004"/>
        </table:table-row>
        <table:table-row table:style-name="ro1">
          <table:table-cell table:formula="of:=[.A29]" office:value-type="float" office:value="12250000000">
            <text:p>12250000000</text:p>
          </table:table-cell>
          <table:table-cell table:style-name="Default" table:formula="of:=[.A68]*0.000000001" office:value-type="float" office:value="12.25">
            <text:p>12.25</text:p>
          </table:table-cell>
          <table:table-cell table:number-columns-repeated="9"/>
          <table:table-cell table:formula="of:=[.M29]" office:value-type="float" office:value="1.13456879731995">
            <text:p>1.1345687973</text:p>
          </table:table-cell>
          <table:table-cell/>
          <table:table-cell table:formula="of:=[.O29]" office:value-type="float" office:value="0.405302376519801">
            <text:p>0.4053023765</text:p>
          </table:table-cell>
          <table:table-cell/>
          <table:table-cell table:formula="of:=-[.P29]/(20*LOG10(EXP(1)))/[.C29]" office:value-type="float" office:value="-0.230668292623914">
            <text:p>-0.2306682926</text:p>
          </table:table-cell>
          <table:table-cell/>
          <table:table-cell table:formula="of:=-[.R29]/(20*LOG10(EXP(1)))/[.C29]" office:value-type="float" office:value="-0.646966091235153">
            <text:p>-0.6469660912</text:p>
          </table:table-cell>
          <table:table-cell/>
          <table:table-cell table:formula="of:=-[.T29]/(20*LOG10(EXP(1)))/[.C29]" office:value-type="float" office:value="-0.653857482247986">
            <text:p>-0.6538574822</text:p>
          </table:table-cell>
          <table:table-cell table:number-columns-repeated="1004"/>
        </table:table-row>
        <table:table-row table:style-name="ro1">
          <table:table-cell table:style-name="ce1" table:formula="of:=[.A30]" office:value-type="float" office:value="12500000000">
            <text:p>12500000000</text:p>
          </table:table-cell>
          <table:table-cell table:style-name="ce1" table:formula="of:=[.A69]*0.000000001" office:value-type="float" office:value="12.5">
            <text:p>12.5</text:p>
          </table:table-cell>
          <table:table-cell table:style-name="ce1" table:number-columns-repeated="9"/>
          <table:table-cell table:style-name="ce1" table:formula="of:=[.M30]" office:value-type="float" office:value="1.14578388058154">
            <text:p>1.1457838806</text:p>
          </table:table-cell>
          <table:table-cell table:style-name="ce1"/>
          <table:table-cell table:style-name="ce1" table:formula="of:=[.O30]" office:value-type="float" office:value="0.48406013459726">
            <text:p>0.4840601346</text:p>
          </table:table-cell>
          <table:table-cell table:style-name="ce1"/>
          <table:table-cell table:style-name="ce1" table:formula="of:=[.Q30]" office:value-type="float" office:value="0.151084348699977">
            <text:p>0.1510843487</text:p>
          </table:table-cell>
          <table:table-cell table:style-name="ce1"/>
          <table:table-cell table:style-name="ce1" table:formula="of:=-[.T30]/(20*LOG10(EXP(1)))/[.C30]" office:value-type="float" office:value="-0.583659845151999">
            <text:p>-0.5836598452</text:p>
          </table:table-cell>
          <table:table-cell table:style-name="ce1"/>
          <table:table-cell table:style-name="ce1" table:formula="of:=-[.R30]/(20*LOG10(EXP(1)))/[.C30]" office:value-type="float" office:value="-0.580245199970829">
            <text:p>-0.5802452</text:p>
          </table:table-cell>
          <table:table-cell table:style-name="ce1" table:number-columns-repeated="1004"/>
        </table:table-row>
        <table:table-row table:style-name="ro1">
          <table:table-cell table:formula="of:=[.A31]" office:value-type="float" office:value="12750000000">
            <text:p>12750000000</text:p>
          </table:table-cell>
          <table:table-cell table:style-name="Default" table:formula="of:=[.A70]*0.000000001" office:value-type="float" office:value="12.75">
            <text:p>12.75</text:p>
          </table:table-cell>
          <table:table-cell table:number-columns-repeated="9"/>
          <table:table-cell table:formula="of:=[.M31]" office:value-type="float" office:value="1.15657949691075">
            <text:p>1.1565794969</text:p>
          </table:table-cell>
          <table:table-cell/>
          <table:table-cell table:formula="of:=[.O31]" office:value-type="float" office:value="0.548679647879966">
            <text:p>0.5486796479</text:p>
          </table:table-cell>
          <table:table-cell/>
          <table:table-cell table:formula="of:=[.Q31]" office:value-type="float" office:value="0.307646631226945">
            <text:p>0.3076466312</text:p>
          </table:table-cell>
          <table:table-cell/>
          <table:table-cell table:formula="of:=-[.T31]/(20*LOG10(EXP(1)))/[.C31]" office:value-type="float" office:value="-0.517718348380749">
            <text:p>-0.5177183484</text:p>
          </table:table-cell>
          <table:table-cell/>
          <table:table-cell table:formula="of:=-[.R31]/(20*LOG10(EXP(1)))/[.C31]" office:value-type="float" office:value="-0.500897152921941">
            <text:p>-0.5008971529</text:p>
          </table:table-cell>
          <table:table-cell table:number-columns-repeated="1004"/>
        </table:table-row>
        <table:table-row table:style-name="ro1">
          <table:table-cell table:formula="of:=[.A32]" office:value-type="float" office:value="13000000000">
            <text:p>13000000000</text:p>
          </table:table-cell>
          <table:table-cell table:style-name="Default" table:formula="of:=[.A71]*0.000000001" office:value-type="float" office:value="13">
            <text:p>13</text:p>
          </table:table-cell>
          <table:table-cell table:number-columns-repeated="9"/>
          <table:table-cell table:formula="of:=[.M32]" office:value-type="float" office:value="1.16698736696516">
            <text:p>1.166987367</text:p>
          </table:table-cell>
          <table:table-cell/>
          <table:table-cell table:formula="of:=[.O32]" office:value-type="float" office:value="0.603920209688941">
            <text:p>0.6039202097</text:p>
          </table:table-cell>
          <table:table-cell/>
          <table:table-cell table:formula="of:=[.Q32]" office:value-type="float" office:value="0.403207245291486">
            <text:p>0.4032072453</text:p>
          </table:table-cell>
          <table:table-cell/>
          <table:table-cell table:formula="of:=-[.T32]/(20*LOG10(EXP(1)))/[.C32]" office:value-type="float" office:value="-0.447494253900441">
            <text:p>-0.4474942539</text:p>
          </table:table-cell>
          <table:table-cell/>
          <table:table-cell table:formula="of:=-[.R32]/(20*LOG10(EXP(1)))/[.C32]" office:value-type="float" office:value="-0.412074195596548">
            <text:p>-0.4120741956</text:p>
          </table:table-cell>
          <table:table-cell table:number-columns-repeated="1004"/>
        </table:table-row>
        <table:table-row table:style-name="ro1">
          <table:table-cell table:formula="of:=[.A33]" office:value-type="float" office:value="13250000000">
            <text:p>13250000000</text:p>
          </table:table-cell>
          <table:table-cell table:style-name="Default" table:formula="of:=[.A72]*0.000000001" office:value-type="float" office:value="13.25">
            <text:p>13.25</text:p>
          </table:table-cell>
          <table:table-cell table:number-columns-repeated="9"/>
          <table:table-cell table:formula="of:=[.M33]" office:value-type="float" office:value="1.17703481163104">
            <text:p>1.1770348116</text:p>
          </table:table-cell>
          <table:table-cell/>
          <table:table-cell table:formula="of:=[.O33]" office:value-type="float" office:value="0.652337321981462">
            <text:p>0.652337322</text:p>
          </table:table-cell>
          <table:table-cell/>
          <table:table-cell table:formula="of:=[.Q33]" office:value-type="float" office:value="0.476349692983608">
            <text:p>0.476349693</text:p>
          </table:table-cell>
          <table:table-cell/>
          <table:table-cell table:formula="of:=-[.T33]/(20*LOG10(EXP(1)))/[.C33]" office:value-type="float" office:value="-0.370063356721214">
            <text:p>-0.3700633567</text:p>
          </table:table-cell>
          <table:table-cell/>
          <table:table-cell table:formula="of:=-[.R33]/(20*LOG10(EXP(1)))/[.C33]" office:value-type="float" office:value="-0.305036933897334">
            <text:p>-0.3050369339</text:p>
          </table:table-cell>
          <table:table-cell table:number-columns-repeated="1004"/>
        </table:table-row>
        <table:table-row table:style-name="ro1">
          <table:table-cell table:formula="of:=[.A34]" office:value-type="float" office:value="13500000000">
            <text:p>13500000000</text:p>
          </table:table-cell>
          <table:table-cell table:style-name="Default" table:formula="of:=[.A73]*0.000000001" office:value-type="float" office:value="13.5">
            <text:p>13.5</text:p>
          </table:table-cell>
          <table:table-cell table:number-columns-repeated="9"/>
          <table:table-cell table:formula="of:=[.M34]" office:value-type="float" office:value="1.18674540435931">
            <text:p>1.1867454044</text:p>
          </table:table-cell>
          <table:table-cell/>
          <table:table-cell table:formula="of:=[.O34]" office:value-type="float" office:value="0.695499197137423">
            <text:p>0.6954991971</text:p>
          </table:table-cell>
          <table:table-cell/>
          <table:table-cell table:formula="of:=[.Q34]" office:value-type="float" office:value="0.536574223613879">
            <text:p>0.5365742236</text:p>
          </table:table-cell>
          <table:table-cell/>
          <table:table-cell table:formula="of:=-[.T34]/(20*LOG10(EXP(1)))/[.C34]" office:value-type="float" office:value="-0.142492067644707">
            <text:p>-0.1424920676</text:p>
          </table:table-cell>
          <table:table-cell/>
          <table:table-cell table:formula="of:=-[.R34]/(20*LOG10(EXP(1)))/[.C34]" office:value-type="float" office:value="-0.00000248333132007142">
            <text:p>-2.48333132007142E-006</text:p>
          </table:table-cell>
          <table:table-cell table:number-columns-repeated="1004"/>
        </table:table-row>
        <table:table-row table:style-name="ro1">
          <table:table-cell table:formula="of:=[.A35]" office:value-type="float" office:value="13750000000">
            <text:p>13750000000</text:p>
          </table:table-cell>
          <table:table-cell table:style-name="Default" table:formula="of:=[.A74]*0.000000001" office:value-type="float" office:value="13.75">
            <text:p>13.75</text:p>
          </table:table-cell>
          <table:table-cell table:number-columns-repeated="9"/>
          <table:table-cell table:formula="of:=[.M35]" office:value-type="float" office:value="1.19613953370817">
            <text:p>1.1961395337</text:p>
          </table:table-cell>
          <table:table-cell/>
          <table:table-cell table:formula="of:=[.O35]" office:value-type="float" office:value="0.734453577055904">
            <text:p>0.7344535771</text:p>
          </table:table-cell>
          <table:table-cell/>
          <table:table-cell table:formula="of:=[.Q35]" office:value-type="float" office:value="0.588070714096212">
            <text:p>0.5880707141</text:p>
          </table:table-cell>
          <table:table-cell/>
          <table:table-cell table:formula="of:=-[.T35]/(20*LOG10(EXP(1)))/[.C35]" office:value-type="float" office:value="-0.149776628338087">
            <text:p>-0.1497766283</text:p>
          </table:table-cell>
          <table:table-cell/>
          <table:table-cell table:formula="of:=[.S35]" office:value-type="float" office:value="0.220720029274287">
            <text:p>0.2207200293</text:p>
          </table:table-cell>
          <table:table-cell table:number-columns-repeated="1004"/>
        </table:table-row>
        <table:table-row table:style-name="ro1">
          <table:table-cell table:formula="of:=[.A36]" office:value-type="float" office:value="14000000000">
            <text:p>14000000000</text:p>
          </table:table-cell>
          <table:table-cell table:style-name="Default" table:formula="of:=[.A75]*0.000000001" office:value-type="float" office:value="14">
            <text:p>14</text:p>
          </table:table-cell>
          <table:table-cell table:number-columns-repeated="9"/>
          <table:table-cell table:formula="of:=[.M36]" office:value-type="float" office:value="1.20523488978007">
            <text:p>1.2052348898</text:p>
          </table:table-cell>
          <table:table-cell/>
          <table:table-cell table:formula="of:=[.O36]" office:value-type="float" office:value="0.769943056222835">
            <text:p>0.7699430562</text:p>
          </table:table-cell>
          <table:table-cell/>
          <table:table-cell table:formula="of:=[.Q36]" office:value-type="float" office:value="0.63314748960424">
            <text:p>0.6331474896</text:p>
          </table:table-cell>
          <table:table-cell/>
          <table:table-cell table:formula="of:=[.U36]" office:value-type="float" office:value="0.17139481696978">
            <text:p>0.171394817</text:p>
          </table:table-cell>
          <table:table-cell/>
          <table:table-cell table:formula="of:=[.S36]" office:value-type="float" office:value="0.338056643499846">
            <text:p>0.3380566435</text:p>
          </table:table-cell>
          <table:table-cell table:number-columns-repeated="1004"/>
        </table:table-row>
        <table:table-row table:style-name="ro1">
          <table:table-cell table:formula="of:=[.A37]" office:value-type="float" office:value="14250000000">
            <text:p>14250000000</text:p>
          </table:table-cell>
          <table:table-cell table:style-name="Default" table:formula="of:=[.A76]*0.000000001" office:value-type="float" office:value="14.25">
            <text:p>14.25</text:p>
          </table:table-cell>
          <table:table-cell table:number-columns-repeated="9"/>
          <table:table-cell table:formula="of:=[.M37]" office:value-type="float" office:value="1.21404688508985">
            <text:p>1.2140468851</text:p>
          </table:table-cell>
          <table:table-cell/>
          <table:table-cell table:formula="of:=[.O37]" office:value-type="float" office:value="0.802517319395278">
            <text:p>0.8025173194</text:p>
          </table:table-cell>
          <table:table-cell/>
          <table:table-cell table:formula="of:=[.Q37]" office:value-type="float" office:value="0.673245292451967">
            <text:p>0.6732452925</text:p>
          </table:table-cell>
          <table:table-cell/>
          <table:table-cell table:formula="of:=[.U37]" office:value-type="float" office:value="0.279128512093723">
            <text:p>0.2791285121</text:p>
          </table:table-cell>
          <table:table-cell/>
          <table:table-cell table:formula="of:=[.S37]" office:value-type="float" office:value="0.420277904085977">
            <text:p>0.4202779041</text:p>
          </table:table-cell>
          <table:table-cell table:number-columns-repeated="1004"/>
        </table:table-row>
        <table:table-row table:style-name="ro1">
          <table:table-cell table:formula="of:=[.A38]" office:value-type="float" office:value="14500000000">
            <text:p>14500000000</text:p>
          </table:table-cell>
          <table:table-cell table:style-name="Default" table:formula="of:=[.A77]*0.000000001" office:value-type="float" office:value="14.5">
            <text:p>14.5</text:p>
          </table:table-cell>
          <table:table-cell table:number-columns-repeated="9"/>
          <table:table-cell table:formula="of:=[.M38]" office:value-type="float" office:value="1.22258901837719">
            <text:p>1.2225890184</text:p>
          </table:table-cell>
          <table:table-cell/>
          <table:table-cell table:formula="of:=[.O38]" office:value-type="float" office:value="0.832597032913482">
            <text:p>0.8325970329</text:p>
          </table:table-cell>
          <table:table-cell/>
          <table:table-cell table:formula="of:=[.Q38]" office:value-type="float" office:value="0.709339024355787">
            <text:p>0.7093390244</text:p>
          </table:table-cell>
          <table:table-cell/>
          <table:table-cell table:formula="of:=[.U38]" office:value-type="float" office:value="0.351310239736467">
            <text:p>0.3513102397</text:p>
          </table:table-cell>
          <table:table-cell/>
          <table:table-cell table:formula="of:=[.S38]" office:value-type="float" office:value="0.48579086076338">
            <text:p>0.4857908608</text:p>
          </table:table-cell>
          <table:table-cell table:number-columns-repeated="1004"/>
        </table:table-row>
        <table:table-row table:style-name="ro1">
          <table:table-cell table:formula="of:=[.A39]" office:value-type="float" office:value="14750000000">
            <text:p>14750000000</text:p>
          </table:table-cell>
          <table:table-cell table:style-name="Default" table:formula="of:=[.A78]*0.000000001" office:value-type="float" office:value="14.75">
            <text:p>14.75</text:p>
          </table:table-cell>
          <table:table-cell table:number-columns-repeated="9"/>
          <table:table-cell table:formula="of:=[.M39]" office:value-type="float" office:value="1.23087318825073">
            <text:p>1.2308731883</text:p>
          </table:table-cell>
          <table:table-cell/>
          <table:table-cell table:formula="of:=[.O39]" office:value-type="float" office:value="0.860512726571938">
            <text:p>0.8605127266</text:p>
          </table:table-cell>
          <table:table-cell/>
          <table:table-cell table:formula="of:=[.Q39]" office:value-type="float" office:value="0.742126858549579">
            <text:p>0.7421268585</text:p>
          </table:table-cell>
          <table:table-cell/>
          <table:table-cell table:formula="of:=[.U39]" office:value-type="float" office:value="0.407575352925907">
            <text:p>0.4075753529</text:p>
          </table:table-cell>
          <table:table-cell/>
          <table:table-cell table:formula="of:=[.S39]" office:value-type="float" office:value="0.540890962951525">
            <text:p>0.540890963</text:p>
          </table:table-cell>
          <table:table-cell table:number-columns-repeated="1004"/>
        </table:table-row>
        <table:table-row table:style-name="ro1">
          <table:table-cell table:formula="of:=[.A40]" office:value-type="float" office:value="15000000000">
            <text:p>15000000000</text:p>
          </table:table-cell>
          <table:table-cell table:style-name="Default" table:formula="of:=[.A79]*0.000000001" office:value-type="float" office:value="15">
            <text:p>15</text:p>
          </table:table-cell>
          <table:table-cell table:number-columns-repeated="9"/>
          <table:table-cell table:formula="of:=[.M40]" office:value-type="float" office:value="1.23890996248099">
            <text:p>1.2389099625</text:p>
          </table:table-cell>
          <table:table-cell/>
          <table:table-cell table:formula="of:=[.O40]" office:value-type="float" office:value="0.886529730416962">
            <text:p>0.8865297304</text:p>
          </table:table-cell>
          <table:table-cell/>
          <table:table-cell table:formula="of:=[.Q40]" office:value-type="float" office:value="0.772130225246636">
            <text:p>0.7721302252</text:p>
          </table:table-cell>
          <table:table-cell/>
          <table:table-cell table:formula="of:=[.U40]" office:value-type="float" office:value="0.454108471017761">
            <text:p>0.454108471</text:p>
          </table:table-cell>
          <table:table-cell/>
          <table:table-cell table:formula="of:=[.S40]" office:value-type="float" office:value="0.588668369927313">
            <text:p>0.5886683699</text:p>
          </table:table-cell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>
            <text:p>exact: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2"/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Zo</text:p>
          </table:table-cell>
          <table:table-cell table:number-columns-repeated="1016"/>
        </table:table-row>
        <table:table-row table:style-name="ro1">
          <table:table-cell table:style-name="ce5" office:value-type="float" office:value="6000000000">
            <text:p>6.00E+009</text:p>
          </table:table-cell>
          <table:table-cell table:formula="of:=[.A85]*0.000000001" office:value-type="float" office:value="6">
            <text:p>6</text:p>
          </table:table-cell>
          <table:table-cell table:formula="of:=2*4*ATAN(1)*[.A85]*SQRT(0.0000004*4*ATAN(1)*0.0000000000088541878176)" office:value-type="float" office:value="125.750701316956">
            <text:p>125.750701317</text:p>
          </table:table-cell>
          <table:table-cell table:number-columns-repeated="2" office:value-type="float" office:value="1">
            <text:p>1</text:p>
          </table:table-cell>
          <table:table-cell office:value-type="float" office:value="-37.7815626232682">
            <text:p>-37.781562623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74.680686402277">
            <text:p>-274.680686402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07.082443675944">
            <text:p>-307.08244367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39.335748793031">
            <text:p>-339.3357487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44.925554600862">
            <text:p>-344.92555460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250000000">
            <text:p>6.25E+009</text:p>
          </table:table-cell>
          <table:table-cell table:formula="of:=[.A86]*0.000000001" office:value-type="float" office:value="6.25">
            <text:p>6.25</text:p>
          </table:table-cell>
          <table:table-cell table:formula="of:=2*4*ATAN(1)*[.A86]*SQRT(0.0000004*4*ATAN(1)*0.0000000000088541878176)" office:value-type="float" office:value="130.990313871829">
            <text:p>130.990313871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5.0666872769721">
            <text:p>25.06668727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70.912705861369">
            <text:p>-270.91270586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03.201829481106">
            <text:p>-303.20182948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35.488352843653">
            <text:p>-335.488352843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41.475270559104">
            <text:p>-341.475270559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500000000">
            <text:p>6.50E+009</text:p>
          </table:table-cell>
          <table:table-cell table:formula="of:=[.A87]*0.000000001" office:value-type="float" office:value="6.5">
            <text:p>6.5</text:p>
          </table:table-cell>
          <table:table-cell table:formula="of:=2*4*ATAN(1)*[.A87]*SQRT(0.0000004*4*ATAN(1)*0.0000000000088541878176)" office:value-type="float" office:value="136.229926426702">
            <text:p>136.229926426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52.7447815501125">
            <text:p>52.744781550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66.908263317944">
            <text:p>-266.908263317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9.10245827097">
            <text:p>-299.10245827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31.456171864929">
            <text:p>-331.45617186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37.840630396139">
            <text:p>-337.84063039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750000000">
            <text:p>6.75E+009</text:p>
          </table:table-cell>
          <table:table-cell table:formula="of:=[.A88]*0.000000001" office:value-type="float" office:value="6.75">
            <text:p>6.75</text:p>
          </table:table-cell>
          <table:table-cell table:formula="of:=2*4*ATAN(1)*[.A88]*SQRT(0.0000004*4*ATAN(1)*0.0000000000088541878176)" office:value-type="float" office:value="141.469538981576">
            <text:p>141.4695389816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70.9610089408965">
            <text:p>70.961008940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62.652942527321">
            <text:p>-262.65294252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4.77436942668">
            <text:p>-294.77436942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27.235101362912">
            <text:p>-327.235101362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34.014879718884">
            <text:p>-334.01487971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000000000">
            <text:p>7.00E+009</text:p>
          </table:table-cell>
          <table:table-cell table:formula="of:=[.A89]*0.000000001" office:value-type="float" office:value="7">
            <text:p>7</text:p>
          </table:table-cell>
          <table:table-cell table:formula="of:=2*4*ATAN(1)*[.A89]*SQRT(0.0000004*4*ATAN(1)*0.0000000000088541878176)" office:value-type="float" office:value="146.709151536449">
            <text:p>146.709151536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85.9691618550379">
            <text:p>85.96916185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58.130463560798">
            <text:p>-258.130463560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0.20645116298">
            <text:p>-290.2064511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22.820656882751">
            <text:p>-322.82065688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29.990598804473">
            <text:p>-329.99059880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250000000">
            <text:p>7.25E+009</text:p>
          </table:table-cell>
          <table:table-cell table:formula="of:=[.A90]*0.000000001" office:value-type="float" office:value="7.25">
            <text:p>7.25</text:p>
          </table:table-cell>
          <table:table-cell table:formula="of:=2*4*ATAN(1)*[.A90]*SQRT(0.0000004*4*ATAN(1)*0.0000000000088541878176)" office:value-type="float" office:value="151.948764091322">
            <text:p>151.948764091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99.2462391411398">
            <text:p>99.246239141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53.322357924661">
            <text:p>-253.32235792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5.386262131562">
            <text:p>-285.386262131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18.207922950482">
            <text:p>-318.20792295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25.759619376233">
            <text:p>-325.759619376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500000000">
            <text:p>7.50E+009</text:p>
          </table:table-cell>
          <table:table-cell table:formula="of:=[.A91]*0.000000001" office:value-type="float" office:value="7.5">
            <text:p>7.5</text:p>
          </table:table-cell>
          <table:table-cell table:formula="of:=2*4*ATAN(1)*[.A91]*SQRT(0.0000004*4*ATAN(1)*0.0000000000088541878176)" office:value-type="float" office:value="157.188376646195">
            <text:p>157.188376646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11.422792013204">
            <text:p>111.422792013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48.207563196919">
            <text:p>-248.20756319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0.299813958049">
            <text:p>-280.2998139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13.391491650188">
            <text:p>-313.39149165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21.312926455878">
            <text:p>-321.31292645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750000000">
            <text:p>7.75E+009</text:p>
          </table:table-cell>
          <table:table-cell table:formula="of:=[.A92]*0.000000001" office:value-type="float" office:value="7.75">
            <text:p>7.75</text:p>
          </table:table-cell>
          <table:table-cell table:formula="of:=2*4*ATAN(1)*[.A92]*SQRT(0.0000004*4*ATAN(1)*0.0000000000088541878176)" office:value-type="float" office:value="162.427989201068">
            <text:p>162.427989201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22.836019491512">
            <text:p>122.83601949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42.761910776075">
            <text:p>-242.76191077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4.931303749702">
            <text:p>-274.93130374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08.365388442218">
            <text:p>-308.36538844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6.640541915015">
            <text:p>-316.6405419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000000000">
            <text:p>8.00E+009</text:p>
          </table:table-cell>
          <table:table-cell table:formula="of:=[.A93]*0.000000001" office:value-type="float" office:value="8">
            <text:p>8</text:p>
          </table:table-cell>
          <table:table-cell table:formula="of:=2*4*ATAN(1)*[.A93]*SQRT(0.0000004*4*ATAN(1)*0.0000000000088541878176)" office:value-type="float" office:value="167.667601755942">
            <text:p>167.667601755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33.690653171909">
            <text:p>133.690653171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36.957469311771">
            <text:p>-236.95746931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9.262781758841">
            <text:p>-269.26278175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03.122982202426">
            <text:p>-303.122982202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1.731385399726">
            <text:p>-311.73138539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250000000">
            <text:p>8.25E+009</text:p>
          </table:table-cell>
          <table:table-cell table:formula="of:=[.A94]*0.000000001" office:value-type="float" office:value="8.25">
            <text:p>8.25</text:p>
          </table:table-cell>
          <table:table-cell table:formula="of:=2*4*ATAN(1)*[.A94]*SQRT(0.0000004*4*ATAN(1)*0.0000000000088541878176)" office:value-type="float" office:value="172.907214310815">
            <text:p>172.907214310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44.121738753228">
            <text:p>144.121738753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30.761689686387">
            <text:p>-230.76168968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3.273733881089">
            <text:p>-263.27373388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97.656875644777">
            <text:p>-297.65687564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6.573107030629">
            <text:p>-306.57310703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500000000">
            <text:p>8.50E+009</text:p>
          </table:table-cell>
          <table:table-cell table:formula="of:=[.A95]*0.000000001" office:value-type="float" office:value="8.5">
            <text:p>8.5</text:p>
          </table:table-cell>
          <table:table-cell table:formula="of:=2*4*ATAN(1)*[.A95]*SQRT(0.0000004*4*ATAN(1)*0.0000000000088541878176)" office:value-type="float" office:value="178.146826865688">
            <text:p>178.146826865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54.223749187071">
            <text:p>154.223749187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24.136271484233">
            <text:p>-224.136271484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6.940550652816">
            <text:p>-256.94055065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91.958771207909">
            <text:p>-291.958771207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1.151884557437">
            <text:p>-301.151884557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750000000">
            <text:p>8.75E+009</text:p>
          </table:table-cell>
          <table:table-cell table:formula="of:=[.A96]*0.000000001" office:value-type="float" office:value="8.75">
            <text:p>8.75</text:p>
          </table:table-cell>
          <table:table-cell table:formula="of:=2*4*ATAN(1)*[.A96]*SQRT(0.0000004*4*ATAN(1)*0.0000000000088541878176)" office:value-type="float" office:value="183.386439420561">
            <text:p>183.3864394206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4.065744586109">
            <text:p>164.065744586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17.035629474923">
            <text:p>-217.03562947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0.235842506655">
            <text:p>-250.23584250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86.019306035666">
            <text:p>-286.019306035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5.452175280093">
            <text:p>-295.45217528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000000000">
            <text:p>9.00E+009</text:p>
          </table:table-cell>
          <table:table-cell table:formula="of:=[.A97]*0.000000001" office:value-type="float" office:value="9">
            <text:p>9</text:p>
          </table:table-cell>
          <table:table-cell table:formula="of:=2*4*ATAN(1)*[.A97]*SQRT(0.0000004*4*ATAN(1)*0.0000000000088541878176)" office:value-type="float" office:value="188.626051975434">
            <text:p>188.626051975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73.69995727453">
            <text:p>173.699957274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09.404770363516">
            <text:p>-209.40477036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3.127542954656">
            <text:p>-243.12754295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79.827847707168">
            <text:p>-279.827847707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9.456409750919">
            <text:p>-289.45640975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250000000">
            <text:p>9.25E+009</text:p>
          </table:table-cell>
          <table:table-cell table:formula="of:=[.A98]*0.000000001" office:value-type="float" office:value="9.25">
            <text:p>9.25</text:p>
          </table:table-cell>
          <table:table-cell table:formula="of:=2*4*ATAN(1)*[.A98]*SQRT(0.0000004*4*ATAN(1)*0.0000000000088541878176)" office:value-type="float" office:value="193.865664530307">
            <text:p>193.865664530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3.166973235066">
            <text:p>183.166973235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01.176273263212">
            <text:p>-201.17627326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5.577713177462">
            <text:p>-235.57771317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73.372239640898">
            <text:p>-273.37223964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3.144609605491">
            <text:p>-283.144609605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500000000">
            <text:p>9.50E+009</text:p>
          </table:table-cell>
          <table:table-cell table:formula="of:=[.A99]*0.000000001" office:value-type="float" office:value="9.5">
            <text:p>9.5</text:p>
          </table:table-cell>
          <table:table-cell table:formula="of:=2*4*ATAN(1)*[.A99]*SQRT(0.0000004*4*ATAN(1)*0.0000000000088541878176)" office:value-type="float" office:value="199.105277085181">
            <text:p>199.105277085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92.499019650156">
            <text:p>192.4990196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92.265858752664">
            <text:p>-192.265858752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7.540916283062">
            <text:p>-227.54091628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66.638481253201">
            <text:p>-266.63848125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6.493905151016">
            <text:p>-276.4939051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750000000">
            <text:p>9.75E+009</text:p>
          </table:table-cell>
          <table:table-cell table:formula="of:=[.A100]*0.000000001" office:value-type="float" office:value="9.75">
            <text:p>9.75</text:p>
          </table:table-cell>
          <table:table-cell table:formula="of:=2*4*ATAN(1)*[.A100]*SQRT(0.0000004*4*ATAN(1)*0.0000000000088541878176)" office:value-type="float" office:value="204.344889640054">
            <text:p>204.344889640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01.722136425717">
            <text:p>201.722136425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82.565639384892">
            <text:p>-182.56563938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8.961954563838">
            <text:p>-218.96195456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59.610322438729">
            <text:p>-259.610322438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9.477918481533">
            <text:p>-269.47791848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000000000">
            <text:p>1.00E+010</text:p>
          </table:table-cell>
          <table:table-cell table:formula="of:=[.A101]*0.000000001" office:value-type="float" office:value="10">
            <text:p>10</text:p>
          </table:table-cell>
          <table:table-cell table:formula="of:=2*4*ATAN(1)*[.A101]*SQRT(0.0000004*4*ATAN(1)*0.0000000000088541878176)" office:value-type="float" office:value="209.584502194927">
            <text:p>209.584502194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0.857658755283">
            <text:p>210.857658755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71.933361371232">
            <text:p>-171.93336137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9.772634104502">
            <text:p>-209.77263410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52.268743873402">
            <text:p>-252.268743873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2.065963112085">
            <text:p>-262.065963112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250000000">
            <text:p>1.03E+010</text:p>
          </table:table-cell>
          <table:table-cell table:formula="of:=[.A102]*0.000000001" office:value-type="float" office:value="10.25">
            <text:p>10.25</text:p>
          </table:table-cell>
          <table:table-cell table:formula="of:=2*4*ATAN(1)*[.A102]*SQRT(0.0000004*4*ATAN(1)*0.0000000000088541878176)" office:value-type="float" office:value="214.8241147498">
            <text:p>214.824114749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9.923257743745">
            <text:p>219.923257743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60.174260452634">
            <text:p>-160.17426045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9.886989087995">
            <text:p>-199.8869890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44.591282575164">
            <text:p>-244.591282575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4.2219884459">
            <text:p>-254.22198844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500000000">
            <text:p>1.05E+010</text:p>
          </table:table-cell>
          <table:table-cell table:formula="of:=[.A103]*0.000000001" office:value-type="float" office:value="10.5">
            <text:p>10.5</text:p>
          </table:table-cell>
          <table:table-cell table:formula="of:=2*4*ATAN(1)*[.A103]*SQRT(0.0000004*4*ATAN(1)*0.0000000000088541878176)" office:value-type="float" office:value="220.063727304673">
            <text:p>220.063727304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28.933688391473">
            <text:p>228.93368839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47.008160751865">
            <text:p>-147.008160751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9.193958424514">
            <text:p>-189.19395842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36.551143675818">
            <text:p>-236.55114367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5.903161645108">
            <text:p>-245.90316164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750000000">
            <text:p>1.08E+010</text:p>
          </table:table-cell>
          <table:table-cell table:formula="of:=[.A104]*0.000000001" office:value-type="float" office:value="10.75">
            <text:p>10.75</text:p>
          </table:table-cell>
          <table:table-cell table:formula="of:=2*4*ATAN(1)*[.A104]*SQRT(0.0000004*4*ATAN(1)*0.0000000000088541878176)" office:value-type="float" office:value="225.303339859546">
            <text:p>225.3033398595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37.901338642074">
            <text:p>237.901338642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32.003735100486">
            <text:p>-132.00373510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7.545619770298">
            <text:p>-177.54561977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28.116010285587">
            <text:p>-228.116010285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7.057921408129">
            <text:p>-237.057921408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000000000">
            <text:p>1.10E+010</text:p>
          </table:table-cell>
          <table:table-cell table:formula="of:=[.A105]*0.000000001" office:value-type="float" office:value="11">
            <text:p>11</text:p>
          </table:table-cell>
          <table:table-cell table:formula="of:=2*4*ATAN(1)*[.A105]*SQRT(0.0000004*4*ATAN(1)*0.0000000000088541878176)" office:value-type="float" office:value="230.54295241442">
            <text:p>230.542952414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46.836640259482">
            <text:p>246.836640259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14.427732799271">
            <text:p>-114.42773279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64.737150060269">
            <text:p>-164.73715006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19.246416221558">
            <text:p>-219.246416221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7.623240493371">
            <text:p>-227.623240493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250000000">
            <text:p>1.13E+010</text:p>
          </table:table-cell>
          <table:table-cell table:formula="of:=[.A106]*0.000000001" office:value-type="float" office:value="11.25">
            <text:p>11.25</text:p>
          </table:table-cell>
          <table:table-cell table:formula="of:=2*4*ATAN(1)*[.A106]*SQRT(0.0000004*4*ATAN(1)*0.0000000000088541878176)" office:value-type="float" office:value="235.782564969293">
            <text:p>235.782564969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55.748382082622">
            <text:p>255.748382082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2.8159365103405">
            <text:p>-92.81593651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0.470022783683">
            <text:p>-150.470022783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09.893467396588">
            <text:p>-209.893467396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17.520662832857">
            <text:p>-217.520662832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500000000">
            <text:p>1.15E+010</text:p>
          </table:table-cell>
          <table:table-cell table:formula="of:=[.A107]*0.000000001" office:value-type="float" office:value="11.5">
            <text:p>11.5</text:p>
          </table:table-cell>
          <table:table-cell table:formula="of:=2*4*ATAN(1)*[.A107]*SQRT(0.0000004*4*ATAN(1)*0.0000000000088541878176)" office:value-type="float" office:value="241.022177524166">
            <text:p>241.022177524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64.643953393875">
            <text:p>264.643953393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63.1316952111283">
            <text:p>-63.13169521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34.27718820884">
            <text:p>-134.27718820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99.995559986868">
            <text:p>-199.99555998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6.650367229278">
            <text:p>-206.65036722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750000000">
            <text:p>1.18E+010</text:p>
          </table:table-cell>
          <table:table-cell table:formula="of:=[.A108]*0.000000001" office:value-type="float" office:value="11.75">
            <text:p>11.75</text:p>
          </table:table-cell>
          <table:table-cell table:formula="of:=2*4*ATAN(1)*[.A108]*SQRT(0.0000004*4*ATAN(1)*0.0000000000088541878176)" office:value-type="float" office:value="246.261790079039">
            <text:p>246.26179007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73.529536774798">
            <text:p>273.529536774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8.2201077259728">
            <text:p>28.2201077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5.347059138303">
            <text:p>-115.347059138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89.473492205406">
            <text:p>-189.47349220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94.881900274444">
            <text:p>-194.88190027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000000000">
            <text:p>1.20E+010</text:p>
          </table:table-cell>
          <table:table-cell table:formula="of:=[.A109]*0.000000001" office:value-type="float" office:value="12">
            <text:p>12</text:p>
          </table:table-cell>
          <table:table-cell table:formula="of:=2*4*ATAN(1)*[.A109]*SQRT(0.0000004*4*ATAN(1)*0.0000000000088541878176)" office:value-type="float" office:value="251.501402633912">
            <text:p>251.501402633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82.410264208439">
            <text:p>282.410264208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75.720039105312">
            <text:p>75.720039105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2.0009234794837">
            <text:p>-92.00092347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78.222882086367">
            <text:p>-178.22288208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82.038954413063">
            <text:p>-182.03895441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250000000">
            <text:p>1.23E+010</text:p>
          </table:table-cell>
          <table:table-cell table:formula="of:=[.A110]*0.000000001" office:value-type="float" office:value="12.25">
            <text:p>12.25</text:p>
          </table:table-cell>
          <table:table-cell table:formula="of:=2*4*ATAN(1)*[.A110]*SQRT(0.0000004*4*ATAN(1)*0.0000000000088541878176)" office:value-type="float" office:value="256.741015188785">
            <text:p>256.741015188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91.290346315133">
            <text:p>291.290346315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04.057834151109">
            <text:p>104.05783415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9.2218917352347">
            <text:p>-59.221891735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66.101805834354">
            <text:p>-166.10180583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67.872700173147">
            <text:p>-167.87270017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500000000">
            <text:p>1.25E+010</text:p>
          </table:table-cell>
          <table:table-cell table:formula="of:=[.A111]*0.000000001" office:value-type="float" office:value="12.5">
            <text:p>12.5</text:p>
          </table:table-cell>
          <table:table-cell table:formula="of:=2*4*ATAN(1)*[.A111]*SQRT(0.0000004*4*ATAN(1)*0.0000000000088541878176)" office:value-type="float" office:value="261.980627743659">
            <text:p>261.980627743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00.173181867722">
            <text:p>300.173181867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26.814455423751">
            <text:p>126.81445542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9.5813611635918">
            <text:p>39.58136116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2.909339474769">
            <text:p>-152.90933947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52.010943195418">
            <text:p>-152.01094319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750000000">
            <text:p>1.28E+010</text:p>
          </table:table-cell>
          <table:table-cell table:formula="of:=[.A112]*0.000000001" office:value-type="float" office:value="12.75">
            <text:p>12.75</text:p>
          </table:table-cell>
          <table:table-cell table:formula="of:=2*4*ATAN(1)*[.A112]*SQRT(0.0000004*4*ATAN(1)*0.0000000000088541878176)" office:value-type="float" office:value="267.220240298532">
            <text:p>267.2202402985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09.061452745863">
            <text:p>309.061452745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46.618377310667">
            <text:p>146.6183773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82.2095022549238">
            <text:p>82.20950225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38.345139898756">
            <text:p>-138.34513989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33.849201498257">
            <text:p>-133.849201498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000000000">
            <text:p>1.30E+010</text:p>
          </table:table-cell>
          <table:table-cell table:formula="of:=[.A113]*0.000000001" office:value-type="float" office:value="13">
            <text:p>13</text:p>
          </table:table-cell>
          <table:table-cell table:formula="of:=2*4*ATAN(1)*[.A113]*SQRT(0.0000004*4*ATAN(1)*0.0000000000088541878176)" office:value-type="float" office:value="272.459852853405">
            <text:p>272.459852853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17.957208021496">
            <text:p>317.95720802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4.544076540769">
            <text:p>164.54407654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09.857861923068">
            <text:p>109.85786192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21.924330101544">
            <text:p>-121.92433010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12.27315429975">
            <text:p>-112.273154299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250000000">
            <text:p>1.33E+010</text:p>
          </table:table-cell>
          <table:table-cell table:formula="of:=[.A114]*0.000000001" office:value-type="float" office:value="13.25">
            <text:p>13.25</text:p>
          </table:table-cell>
          <table:table-cell table:formula="of:=2*4*ATAN(1)*[.A114]*SQRT(0.0000004*4*ATAN(1)*0.0000000000088541878176)" office:value-type="float" office:value="277.699465408278">
            <text:p>277.699465408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26.861939768954">
            <text:p>326.86193976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1.153787322687">
            <text:p>181.15378732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32.282120791462">
            <text:p>132.28212079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02.766407812508">
            <text:p>-102.76640781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84.7080369365053">
            <text:p>-84.708036936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500000000">
            <text:p>1.35E+010</text:p>
          </table:table-cell>
          <table:table-cell table:formula="of:=[.A115]*0.000000001" office:value-type="float" office:value="13.5">
            <text:p>13.5</text:p>
          </table:table-cell>
          <table:table-cell table:formula="of:=2*4*ATAN(1)*[.A115]*SQRT(0.0000004*4*ATAN(1)*0.0000000000088541878176)" office:value-type="float" office:value="282.939077963151">
            <text:p>282.939077963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35.776652367076">
            <text:p>335.776652367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96.783960897909">
            <text:p>196.783960897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51.817876314002">
            <text:p>151.8178763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8.9081994204759">
            <text:p>-78.90819942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40.315548293801">
            <text:p>-40.31554829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750000000">
            <text:p>1.38E+010</text:p>
          </table:table-cell>
          <table:table-cell table:formula="of:=[.A116]*0.000000001" office:value-type="float" office:value="13.75">
            <text:p>13.75</text:p>
          </table:table-cell>
          <table:table-cell table:formula="of:=2*4*ATAN(1)*[.A116]*SQRT(0.0000004*4*ATAN(1)*0.0000000000088541878176)" office:value-type="float" office:value="288.178690518024">
            <text:p>288.17869051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44.701926443559">
            <text:p>344.701926443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1.65392764069">
            <text:p>211.65392764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9.469505077419">
            <text:p>169.46950507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3.1621905072713">
            <text:p>-43.16219050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63.6074063962835">
            <text:p>63.6074063963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000000000">
            <text:p>1.40E+010</text:p>
          </table:table-cell>
          <table:table-cell table:formula="of:=[.A117]*0.000000001" office:value-type="float" office:value="14">
            <text:p>14</text:p>
          </table:table-cell>
          <table:table-cell table:formula="of:=2*4*ATAN(1)*[.A117]*SQRT(0.0000004*4*ATAN(1)*0.0000000000088541878176)" office:value-type="float" office:value="293.418303072898">
            <text:p>293.418303072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53.637978159793">
            <text:p>353.637978159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25.915441235822">
            <text:p>225.915441235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5.777116457044">
            <text:p>185.7771164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50.2906527393984">
            <text:p>50.290652739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99.1923686397833">
            <text:p>99.1923686398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250000000">
            <text:p>1.43E+010</text:p>
          </table:table-cell>
          <table:table-cell table:formula="of:=[.A118]*0.000000001" office:value-type="float" office:value="14.25">
            <text:p>14.25</text:p>
          </table:table-cell>
          <table:table-cell table:formula="of:=2*4*ATAN(1)*[.A118]*SQRT(0.0000004*4*ATAN(1)*0.0000000000088541878176)" office:value-type="float" office:value="298.657915627771">
            <text:p>298.657915627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62.584714215451">
            <text:p>362.584714215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39.678205046954">
            <text:p>239.67820504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01.070088669933">
            <text:p>201.070088669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83.3641395350339">
            <text:p>83.364139535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25.519598290511">
            <text:p>125.5195982905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500000000">
            <text:p>1.45E+010</text:p>
          </table:table-cell>
          <table:table-cell table:formula="of:=[.A119]*0.000000001" office:value-type="float" office:value="14.5">
            <text:p>14.5</text:p>
          </table:table-cell>
          <table:table-cell table:formula="of:=2*4*ATAN(1)*[.A119]*SQRT(0.0000004*4*ATAN(1)*0.0000000000088541878176)" office:value-type="float" office:value="303.897528182644">
            <text:p>303.8975281826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71.541782740824">
            <text:p>371.541782740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53.02423463783">
            <text:p>253.024234637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5.566428044857">
            <text:p>215.56642804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106.762491635171">
            <text:p>106.7624916352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47.630870407564">
            <text:p>147.6308704076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750000000">
            <text:p>1.48E+010</text:p>
          </table:table-cell>
          <table:table-cell table:formula="of:=[.A120]*0.000000001" office:value-type="float" office:value="14.75">
            <text:p>14.75</text:p>
          </table:table-cell>
          <table:table-cell table:formula="of:=2*4*ATAN(1)*[.A120]*SQRT(0.0000004*4*ATAN(1)*0.0000000000088541878176)" office:value-type="float" office:value="309.137140737517">
            <text:p>309.1371407375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80.508620119644">
            <text:p>380.508620119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66.01649756582">
            <text:p>266.016497565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29.419026379152">
            <text:p>229.419026379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125.996846841062">
            <text:p>125.996846841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7.209684713639">
            <text:p>167.2096847136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5000000000">
            <text:p>1.50E+010</text:p>
          </table:table-cell>
          <table:table-cell table:formula="of:=[.A121]*0.000000001" office:value-type="float" office:value="15">
            <text:p>15</text:p>
          </table:table-cell>
          <table:table-cell table:formula="of:=2*4*ATAN(1)*[.A121]*SQRT(0.0000004*4*ATAN(1)*0.0000000000088541878176)" office:value-type="float" office:value="314.37675329239">
            <text:p>314.376753292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89.484493726753">
            <text:p>389.484493726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78.70439150723">
            <text:p>278.70439150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42.739844247428">
            <text:p>242.73984424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142.761308242282">
            <text:p>142.7613082423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5.063829481999">
            <text:p>185.063829482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Frequency, GHz</text:p>
          </table:table-cell>
          <table:table-cell/>
          <table:table-cell office:value-type="string">
            <text:p>a/lambdao</text:p>
          </table:table-cell>
          <table:table-cell/>
          <table:table-cell office:value-type="string">
            <text:p>Mode 1</text:p>
          </table:table-cell>
          <table:table-cell table:number-columns-repeated="4"/>
          <table:table-cell office:value-type="string">
            <text:p>Mode 2</text:p>
          </table:table-cell>
          <table:table-cell table:number-columns-repeated="4"/>
          <table:table-cell office:value-type="string">
            <text:p>Mode 3</text:p>
          </table:table-cell>
          <table:table-cell table:number-columns-repeated="4"/>
          <table:table-cell office:value-type="string">
            <text:p>Mode 4</text:p>
          </table:table-cell>
          <table:table-cell table:number-columns-repeated="4"/>
          <table:table-cell office:value-type="string">
            <text:p>Mode 5</text:p>
          </table:table-cell>
          <table:table-cell table:number-columns-repeated="998"/>
        </table:table-row>
        <table:table-row table:style-name="ro1">
          <table:table-cell table:style-name="ce5" office:value-type="float" office:value="6000000000">
            <text:p>6.00E+009</text:p>
          </table:table-cell>
          <table:table-cell table:formula="of:=[.A125]*0.000000001" office:value-type="float" office:value="6">
            <text:p>6</text:p>
          </table:table-cell>
          <table:table-cell/>
          <table:table-cell table:formula="of:=0.009/(300000000/[.A125])" office:value-type="float" office:value="0.18">
            <text:p>0.18</text:p>
          </table:table-cell>
          <table:table-cell/>
          <table:table-cell table:formula="of:=[.F85]/[.C85]" office:value-type="float" office:value="-0.300448126551909">
            <text:p>-0.3004481266</text:p>
          </table:table-cell>
          <table:table-cell table:number-columns-repeated="4"/>
          <table:table-cell table:formula="of:=[.K85]/[.C85]" office:value-type="float" office:value="-2.18432727233816">
            <text:p>-2.1843272723</text:p>
          </table:table-cell>
          <table:table-cell table:number-columns-repeated="4"/>
          <table:table-cell table:formula="of:=[.P85]/[.C85]" office:value-type="float" office:value="-2.44199388520259">
            <text:p>-2.4419938852</text:p>
          </table:table-cell>
          <table:table-cell table:number-columns-repeated="4"/>
          <table:table-cell table:formula="of:=[.U85]/[.C85]" office:value-type="float" office:value="-2.69847997060256">
            <text:p>-2.6984799706</text:p>
          </table:table-cell>
          <table:table-cell table:number-columns-repeated="4"/>
          <table:table-cell table:formula="of:=[.Z85]/[.C85]" office:value-type="float" office:value="-2.74293145873973">
            <text:p>-2.7429314587</text:p>
          </table:table-cell>
          <table:table-cell table:number-columns-repeated="998"/>
        </table:table-row>
        <table:table-row table:style-name="ro1">
          <table:table-cell table:style-name="ce5" office:value-type="float" office:value="6250000000">
            <text:p>6.25E+009</text:p>
          </table:table-cell>
          <table:table-cell table:formula="of:=[.A126]*0.000000001" office:value-type="float" office:value="6.25">
            <text:p>6.25</text:p>
          </table:table-cell>
          <table:table-cell/>
          <table:table-cell table:formula="of:=0.009/(300000000/[.A126])" office:value-type="float" office:value="0.1875">
            <text:p>0.1875</text:p>
          </table:table-cell>
          <table:table-cell/>
          <table:table-cell table:formula="of:=[.G86]/[.C86]" office:value-type="float" office:value="0.19136290719556">
            <text:p>0.1913629072</text:p>
          </table:table-cell>
          <table:table-cell table:number-columns-repeated="4"/>
          <table:table-cell table:formula="of:=[.K86]/[.C86]" office:value-type="float" office:value="-2.06818884430226">
            <text:p>-2.0681888443</text:p>
          </table:table-cell>
          <table:table-cell table:number-columns-repeated="4"/>
          <table:table-cell table:formula="of:=[.P86]/[.C86]" office:value-type="float" office:value="-2.314688930189">
            <text:p>-2.3146889302</text:p>
          </table:table-cell>
          <table:table-cell table:number-columns-repeated="4"/>
          <table:table-cell table:formula="of:=[.U86]/[.C86]" office:value-type="float" office:value="-2.56116916531645">
            <text:p>-2.5611691653</text:p>
          </table:table-cell>
          <table:table-cell table:number-columns-repeated="4"/>
          <table:table-cell table:formula="of:=[.Z86]/[.C86]" office:value-type="float" office:value="-2.60687420669309">
            <text:p>-2.6068742067</text:p>
          </table:table-cell>
          <table:table-cell table:number-columns-repeated="998"/>
        </table:table-row>
        <table:table-row table:style-name="ro1">
          <table:table-cell table:style-name="ce5" office:value-type="float" office:value="6500000000">
            <text:p>6.50E+009</text:p>
          </table:table-cell>
          <table:table-cell table:formula="of:=[.A127]*0.000000001" office:value-type="float" office:value="6.5">
            <text:p>6.5</text:p>
          </table:table-cell>
          <table:table-cell/>
          <table:table-cell table:formula="of:=0.009/(300000000/[.A127])" office:value-type="float" office:value="0.195">
            <text:p>0.195</text:p>
          </table:table-cell>
          <table:table-cell/>
          <table:table-cell table:formula="of:=[.G87]/[.C87]" office:value-type="float" office:value="0.387174704806814">
            <text:p>0.3871747048</text:p>
          </table:table-cell>
          <table:table-cell table:number-columns-repeated="4"/>
          <table:table-cell table:formula="of:=[.K87]/[.C87]" office:value-type="float" office:value="-1.95924838483673">
            <text:p>-1.9592483848</text:p>
          </table:table-cell>
          <table:table-cell table:number-columns-repeated="4"/>
          <table:table-cell table:formula="of:=[.P87]/[.C87]" office:value-type="float" office:value="-2.19557087136724">
            <text:p>-2.1955708714</text:p>
          </table:table-cell>
          <table:table-cell table:number-columns-repeated="4"/>
          <table:table-cell table:formula="of:=[.U87]/[.C87]" office:value-type="float" office:value="-2.43306430942886">
            <text:p>-2.4330643094</text:p>
          </table:table-cell>
          <table:table-cell table:number-columns-repeated="4"/>
          <table:table-cell table:formula="of:=[.Z87]/[.C87]" office:value-type="float" office:value="-2.4799296252862">
            <text:p>-2.4799296253</text:p>
          </table:table-cell>
          <table:table-cell table:number-columns-repeated="998"/>
        </table:table-row>
        <table:table-row table:style-name="ro1">
          <table:table-cell table:style-name="ce5" office:value-type="float" office:value="6750000000">
            <text:p>6.75E+009</text:p>
          </table:table-cell>
          <table:table-cell table:formula="of:=[.A128]*0.000000001" office:value-type="float" office:value="6.75">
            <text:p>6.75</text:p>
          </table:table-cell>
          <table:table-cell/>
          <table:table-cell table:formula="of:=0.009/(300000000/[.A128])" office:value-type="float" office:value="0.2025">
            <text:p>0.2025</text:p>
          </table:table-cell>
          <table:table-cell/>
          <table:table-cell table:formula="of:=[.G88]/[.C88]" office:value-type="float" office:value="0.501599209637194">
            <text:p>0.5015992096</text:p>
          </table:table-cell>
          <table:table-cell table:number-columns-repeated="4"/>
          <table:table-cell table:formula="of:=[.K88]/[.C88]" office:value-type="float" office:value="-1.85660421613113">
            <text:p>-1.8566042161</text:p>
          </table:table-cell>
          <table:table-cell table:number-columns-repeated="4"/>
          <table:table-cell table:formula="of:=[.P88]/[.C88]" office:value-type="float" office:value="-2.08365964538182">
            <text:p>-2.0836596454</text:p>
          </table:table-cell>
          <table:table-cell table:number-columns-repeated="4"/>
          <table:table-cell table:formula="of:=[.U88]/[.C88]" office:value-type="float" office:value="-2.31311350640317">
            <text:p>-2.3131135064</text:p>
          </table:table-cell>
          <table:table-cell table:number-columns-repeated="4"/>
          <table:table-cell table:formula="of:=[.Z88]/[.C88]" office:value-type="float" office:value="-2.36103745105428">
            <text:p>-2.3610374511</text:p>
          </table:table-cell>
          <table:table-cell table:number-columns-repeated="998"/>
        </table:table-row>
        <table:table-row table:style-name="ro1">
          <table:table-cell table:style-name="ce5" office:value-type="float" office:value="7000000000">
            <text:p>7.00E+009</text:p>
          </table:table-cell>
          <table:table-cell table:formula="of:=[.A129]*0.000000001" office:value-type="float" office:value="7">
            <text:p>7</text:p>
          </table:table-cell>
          <table:table-cell/>
          <table:table-cell table:formula="of:=0.009/(300000000/[.A129])" office:value-type="float" office:value="0.21">
            <text:p>0.21</text:p>
          </table:table-cell>
          <table:table-cell/>
          <table:table-cell table:formula="of:=[.G89]/[.C89]" office:value-type="float" office:value="0.585983634658807">
            <text:p>0.5859836347</text:p>
          </table:table-cell>
          <table:table-cell table:number-columns-repeated="4"/>
          <table:table-cell table:formula="of:=[.K89]/[.C89]" office:value-type="float" office:value="-1.75947076823403">
            <text:p>-1.7594707682</text:p>
          </table:table-cell>
          <table:table-cell table:number-columns-repeated="4"/>
          <table:table-cell table:formula="of:=[.P89]/[.C89]" office:value-type="float" office:value="-1.97810735133916">
            <text:p>-1.9781073513</text:p>
          </table:table-cell>
          <table:table-cell table:number-columns-repeated="4"/>
          <table:table-cell table:formula="of:=[.U89]/[.C89]" office:value-type="float" office:value="-2.20041254074425">
            <text:p>-2.2004125407</text:p>
          </table:table-cell>
          <table:table-cell table:number-columns-repeated="4"/>
          <table:table-cell table:formula="of:=[.Z89]/[.C89]" office:value-type="float" office:value="-2.24928435171605">
            <text:p>-2.2492843517</text:p>
          </table:table-cell>
          <table:table-cell table:number-columns-repeated="2"/>
          <table:table-cell>
            <draw:frame table:end-cell-address="Sheet1.AJ153" table:end-x="0.385in" table:end-y="0.0898in" draw:z-index="0" draw:style-name="gr1" draw:text-style-name="P1" svg:width="6in" svg:height="4in" svg:x="0.6083in" svg:y="0.1079in">
              <draw:object draw:notify-on-update-of-ranges="Sheet1.B125:Sheet1.B161 Sheet1.F124:Sheet1.F124 Sheet1.F125:Sheet1.F161 Sheet1.B125:Sheet1.B161 Sheet1.K124:Sheet1.K124 Sheet1.K125:Sheet1.K161 Sheet1.B125:Sheet1.B161 Sheet1.P124:Sheet1.P124 Sheet1.P125:Sheet1.P161 Sheet1.B125:Sheet1.B161 Sheet1.U124:Sheet1.U124 Sheet1.U125:Sheet1.U161 Sheet1.B125:Sheet1.B161 Sheet1.Z124:Sheet1.Z124 Sheet1.Z125:Sheet1.Z1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5" office:value-type="float" office:value="7250000000">
            <text:p>7.25E+009</text:p>
          </table:table-cell>
          <table:table-cell table:formula="of:=[.A130]*0.000000001" office:value-type="float" office:value="7.25">
            <text:p>7.25</text:p>
          </table:table-cell>
          <table:table-cell/>
          <table:table-cell table:formula="of:=0.009/(300000000/[.A130])" office:value-type="float" office:value="0.2175">
            <text:p>0.2175</text:p>
          </table:table-cell>
          <table:table-cell/>
          <table:table-cell table:formula="of:=[.G90]/[.C90]" office:value-type="float" office:value="0.653155948550475">
            <text:p>0.6531559486</text:p>
          </table:table-cell>
          <table:table-cell table:number-columns-repeated="4"/>
          <table:table-cell table:formula="of:=[.K90]/[.C90]" office:value-type="float" office:value="-1.66715642236098">
            <text:p>-1.6671564224</text:p>
          </table:table-cell>
          <table:table-cell table:number-columns-repeated="4"/>
          <table:table-cell table:formula="of:=[.P90]/[.C90]" office:value-type="float" office:value="-1.87817429011824">
            <text:p>-1.8781742901</text:p>
          </table:table-cell>
          <table:table-cell table:number-columns-repeated="4"/>
          <table:table-cell table:formula="of:=[.U90]/[.C90]" office:value-type="float" office:value="-2.09417907972741">
            <text:p>-2.0941790797</text:p>
          </table:table-cell>
          <table:table-cell table:number-columns-repeated="4"/>
          <table:table-cell table:formula="of:=[.Z90]/[.C90]" office:value-type="float" office:value="-2.14387804549993">
            <text:p>-2.1438780455</text:p>
          </table:table-cell>
          <table:table-cell table:number-columns-repeated="998"/>
        </table:table-row>
        <table:table-row table:style-name="ro1">
          <table:table-cell table:style-name="ce5" office:value-type="float" office:value="7500000000">
            <text:p>7.50E+009</text:p>
          </table:table-cell>
          <table:table-cell table:formula="of:=[.A131]*0.000000001" office:value-type="float" office:value="7.5">
            <text:p>7.5</text:p>
          </table:table-cell>
          <table:table-cell/>
          <table:table-cell table:formula="of:=0.009/(300000000/[.A131])" office:value-type="float" office:value="0.225">
            <text:p>0.225</text:p>
          </table:table-cell>
          <table:table-cell/>
          <table:table-cell table:formula="of:=[.G91]/[.C91]" office:value-type="float" office:value="0.708848799068637">
            <text:p>0.7088487991</text:p>
          </table:table-cell>
          <table:table-cell table:number-columns-repeated="4"/>
          <table:table-cell table:formula="of:=[.K91]/[.C91]" office:value-type="float" office:value="-1.57904527352931">
            <text:p>-1.5790452735</text:p>
          </table:table-cell>
          <table:table-cell table:number-columns-repeated="4"/>
          <table:table-cell table:formula="of:=[.P91]/[.C91]" office:value-type="float" office:value="-1.78320954728706">
            <text:p>-1.7832095473</text:p>
          </table:table-cell>
          <table:table-cell table:number-columns-repeated="4"/>
          <table:table-cell table:formula="of:=[.U91]/[.C91]" office:value-type="float" office:value="-1.99373196884385">
            <text:p>-1.9937319688</text:p>
          </table:table-cell>
          <table:table-cell table:number-columns-repeated="4"/>
          <table:table-cell table:formula="of:=[.Z91]/[.C91]" office:value-type="float" office:value="-2.04412650166303">
            <text:p>-2.0441265017</text:p>
          </table:table-cell>
          <table:table-cell table:number-columns-repeated="998"/>
        </table:table-row>
        <table:table-row table:style-name="ro1">
          <table:table-cell table:style-name="ce5" office:value-type="float" office:value="7750000000">
            <text:p>7.75E+009</text:p>
          </table:table-cell>
          <table:table-cell table:formula="of:=[.A132]*0.000000001" office:value-type="float" office:value="7.75">
            <text:p>7.75</text:p>
          </table:table-cell>
          <table:table-cell/>
          <table:table-cell table:formula="of:=0.009/(300000000/[.A132])" office:value-type="float" office:value="0.2325">
            <text:p>0.2325</text:p>
          </table:table-cell>
          <table:table-cell/>
          <table:table-cell table:formula="of:=[.G92]/[.C92]" office:value-type="float" office:value="0.756249092879271">
            <text:p>0.7562490929</text:p>
          </table:table-cell>
          <table:table-cell table:number-columns-repeated="4"/>
          <table:table-cell table:formula="of:=[.K92]/[.C92]" office:value-type="float" office:value="-1.49458176494177">
            <text:p>-1.4945817649</text:p>
          </table:table-cell>
          <table:table-cell table:number-columns-repeated="4"/>
          <table:table-cell table:formula="of:=[.P92]/[.C92]" office:value-type="float" office:value="-1.69263502615529">
            <text:p>-1.6926350262</text:p>
          </table:table-cell>
          <table:table-cell table:number-columns-repeated="4"/>
          <table:table-cell table:formula="of:=[.U92]/[.C92]" office:value-type="float" office:value="-1.89847445602799">
            <text:p>-1.898474456</text:p>
          </table:table-cell>
          <table:table-cell table:number-columns-repeated="4"/>
          <table:table-cell table:formula="of:=[.Z92]/[.C92]" office:value-type="float" office:value="-1.94942105404659">
            <text:p>-1.949421054</text:p>
          </table:table-cell>
          <table:table-cell table:number-columns-repeated="998"/>
        </table:table-row>
        <table:table-row table:style-name="ro1">
          <table:table-cell table:style-name="ce5" office:value-type="float" office:value="8000000000">
            <text:p>8.00E+009</text:p>
          </table:table-cell>
          <table:table-cell table:formula="of:=[.A133]*0.000000001" office:value-type="float" office:value="8">
            <text:p>8</text:p>
          </table:table-cell>
          <table:table-cell/>
          <table:table-cell table:formula="of:=0.009/(300000000/[.A133])" office:value-type="float" office:value="0.24">
            <text:p>0.24</text:p>
          </table:table-cell>
          <table:table-cell/>
          <table:table-cell table:formula="of:=[.G93]/[.C93]" office:value-type="float" office:value="0.797355313559684">
            <text:p>0.7973553136</text:p>
          </table:table-cell>
          <table:table-cell table:number-columns-repeated="4"/>
          <table:table-cell table:formula="of:=[.K93]/[.C93]" office:value-type="float" office:value="-1.41325734268382">
            <text:p>-1.4132573427</text:p>
          </table:table-cell>
          <table:table-cell table:number-columns-repeated="4"/>
          <table:table-cell table:formula="of:=[.P93]/[.C93]" office:value-type="float" office:value="-1.6059320878865">
            <text:p>-1.6059320879</text:p>
          </table:table-cell>
          <table:table-cell table:number-columns-repeated="4"/>
          <table:table-cell table:formula="of:=[.U93]/[.C93]" office:value-type="float" office:value="-1.80788046723335">
            <text:p>-1.8078804672</text:p>
          </table:table-cell>
          <table:table-cell table:number-columns-repeated="4"/>
          <table:table-cell table:formula="of:=[.Z93]/[.C93]" office:value-type="float" office:value="-1.85922254588865">
            <text:p>-1.8592225459</text:p>
          </table:table-cell>
          <table:table-cell table:number-columns-repeated="998"/>
        </table:table-row>
        <table:table-row table:style-name="ro1">
          <table:table-cell table:style-name="ce5" office:value-type="float" office:value="8250000000">
            <text:p>8.25E+009</text:p>
          </table:table-cell>
          <table:table-cell table:formula="of:=[.A134]*0.000000001" office:value-type="float" office:value="8.25">
            <text:p>8.25</text:p>
          </table:table-cell>
          <table:table-cell/>
          <table:table-cell table:formula="of:=0.009/(300000000/[.A134])" office:value-type="float" office:value="0.2475">
            <text:p>0.2475</text:p>
          </table:table-cell>
          <table:table-cell/>
          <table:table-cell table:formula="of:=[.G94]/[.C94]" office:value-type="float" office:value="0.833520679444627">
            <text:p>0.8335206794</text:p>
          </table:table-cell>
          <table:table-cell table:number-columns-repeated="4"/>
          <table:table-cell table:formula="of:=[.K94]/[.C94]" office:value-type="float" office:value="-1.33459838911969">
            <text:p>-1.3345983891</text:p>
          </table:table-cell>
          <table:table-cell table:number-columns-repeated="4"/>
          <table:table-cell table:formula="of:=[.P94]/[.C94]" office:value-type="float" office:value="-1.52263012813238">
            <text:p>-1.5226301281</text:p>
          </table:table-cell>
          <table:table-cell table:number-columns-repeated="4"/>
          <table:table-cell table:formula="of:=[.U94]/[.C94]" office:value-type="float" office:value="-1.72148326390659">
            <text:p>-1.7214832639</text:p>
          </table:table-cell>
          <table:table-cell table:number-columns-repeated="4"/>
          <table:table-cell table:formula="of:=[.Z94]/[.C94]" office:value-type="float" office:value="-1.77304983052667">
            <text:p>-1.7730498305</text:p>
          </table:table-cell>
          <table:table-cell table:number-columns-repeated="998"/>
        </table:table-row>
        <table:table-row table:style-name="ro1">
          <table:table-cell table:style-name="ce5" office:value-type="float" office:value="8500000000">
            <text:p>8.50E+009</text:p>
          </table:table-cell>
          <table:table-cell table:formula="of:=[.A135]*0.000000001" office:value-type="float" office:value="8.5">
            <text:p>8.5</text:p>
          </table:table-cell>
          <table:table-cell/>
          <table:table-cell table:formula="of:=0.009/(300000000/[.A135])" office:value-type="float" office:value="0.255">
            <text:p>0.255</text:p>
          </table:table-cell>
          <table:table-cell/>
          <table:table-cell table:formula="of:=[.G95]/[.C95]" office:value-type="float" office:value="0.865711457792883">
            <text:p>0.8657114578</text:p>
          </table:table-cell>
          <table:table-cell table:number-columns-repeated="4"/>
          <table:table-cell table:formula="of:=[.K95]/[.C95]" office:value-type="float" office:value="-1.25815472230229">
            <text:p>-1.2581547223</text:p>
          </table:table-cell>
          <table:table-cell table:number-columns-repeated="4"/>
          <table:table-cell table:formula="of:=[.P95]/[.C95]" office:value-type="float" office:value="-1.44229653243576">
            <text:p>-1.4422965324</text:p>
          </table:table-cell>
          <table:table-cell table:number-columns-repeated="4"/>
          <table:table-cell table:formula="of:=[.U95]/[.C95]" office:value-type="float" office:value="-1.63886596435438">
            <text:p>-1.6388659644</text:p>
          </table:table-cell>
          <table:table-cell table:number-columns-repeated="4"/>
          <table:table-cell table:formula="of:=[.Z95]/[.C95]" office:value-type="float" office:value="-1.69047010185866">
            <text:p>-1.6904701019</text:p>
          </table:table-cell>
          <table:table-cell table:number-columns-repeated="998"/>
        </table:table-row>
        <table:table-row table:style-name="ro1">
          <table:table-cell table:style-name="ce5" office:value-type="float" office:value="8750000000">
            <text:p>8.75E+009</text:p>
          </table:table-cell>
          <table:table-cell table:formula="of:=[.A136]*0.000000001" office:value-type="float" office:value="8.75">
            <text:p>8.75</text:p>
          </table:table-cell>
          <table:table-cell/>
          <table:table-cell table:formula="of:=0.009/(300000000/[.A136])" office:value-type="float" office:value="0.2625">
            <text:p>0.2625</text:p>
          </table:table-cell>
          <table:table-cell/>
          <table:table-cell table:formula="of:=[.G96]/[.C96]" office:value-type="float" office:value="0.894644909975357">
            <text:p>0.89464491</text:p>
          </table:table-cell>
          <table:table-cell table:number-columns-repeated="4"/>
          <table:table-cell table:formula="of:=[.K96]/[.C96]" office:value-type="float" office:value="-1.18348788580378">
            <text:p>-1.1834878858</text:p>
          </table:table-cell>
          <table:table-cell table:number-columns-repeated="4"/>
          <table:table-cell table:formula="of:=[.P96]/[.C96]" office:value-type="float" office:value="-1.36452751521495">
            <text:p>-1.3645275152</text:p>
          </table:table-cell>
          <table:table-cell table:number-columns-repeated="4"/>
          <table:table-cell table:formula="of:=[.U96]/[.C96]" office:value-type="float" office:value="-1.55965352148932">
            <text:p>-1.5596535215</text:p>
          </table:table-cell>
          <table:table-cell table:number-columns-repeated="4"/>
          <table:table-cell table:formula="of:=[.Z96]/[.C96]" office:value-type="float" office:value="-1.61109063578322">
            <text:p>-1.6110906358</text:p>
          </table:table-cell>
          <table:table-cell table:number-columns-repeated="998"/>
        </table:table-row>
        <table:table-row table:style-name="ro1">
          <table:table-cell table:style-name="ce5" office:value-type="float" office:value="9000000000">
            <text:p>9.00E+009</text:p>
          </table:table-cell>
          <table:table-cell table:formula="of:=[.A137]*0.000000001" office:value-type="float" office:value="9">
            <text:p>9</text:p>
          </table:table-cell>
          <table:table-cell/>
          <table:table-cell table:formula="of:=0.009/(300000000/[.A137])" office:value-type="float" office:value="0.27">
            <text:p>0.27</text:p>
          </table:table-cell>
          <table:table-cell/>
          <table:table-cell table:formula="of:=[.G97]/[.C97]" office:value-type="float" office:value="0.920869389224941">
            <text:p>0.9208693892</text:p>
          </table:table-cell>
          <table:table-cell table:number-columns-repeated="4"/>
          <table:table-cell table:formula="of:=[.K97]/[.C97]" office:value-type="float" office:value="-1.1101582637736">
            <text:p>-1.1101582638</text:p>
          </table:table-cell>
          <table:table-cell table:number-columns-repeated="4"/>
          <table:table-cell table:formula="of:=[.P97]/[.C97]" office:value-type="float" office:value="-1.28893936128356">
            <text:p>-1.2889393613</text:p>
          </table:table-cell>
          <table:table-cell table:number-columns-repeated="4"/>
          <table:table-cell table:formula="of:=[.U97]/[.C97]" office:value-type="float" office:value="-1.48350582953203">
            <text:p>-1.4835058295</text:p>
          </table:table-cell>
          <table:table-cell table:number-columns-repeated="4"/>
          <table:table-cell table:formula="of:=[.Z97]/[.C97]" office:value-type="float" office:value="-1.5345515994186">
            <text:p>-1.5345515994</text:p>
          </table:table-cell>
          <table:table-cell table:number-columns-repeated="998"/>
        </table:table-row>
        <table:table-row table:style-name="ro1">
          <table:table-cell table:style-name="ce5" office:value-type="float" office:value="9250000000">
            <text:p>9.25E+009</text:p>
          </table:table-cell>
          <table:table-cell table:formula="of:=[.A138]*0.000000001" office:value-type="float" office:value="9.25">
            <text:p>9.25</text:p>
          </table:table-cell>
          <table:table-cell/>
          <table:table-cell table:formula="of:=0.009/(300000000/[.A138])" office:value-type="float" office:value="0.2775">
            <text:p>0.2775</text:p>
          </table:table-cell>
          <table:table-cell/>
          <table:table-cell table:formula="of:=[.G98]/[.C98]" office:value-type="float" office:value="0.944813893057536">
            <text:p>0.9448138931</text:p>
          </table:table-cell>
          <table:table-cell table:number-columns-repeated="4"/>
          <table:table-cell table:formula="of:=[.K98]/[.C98]" office:value-type="float" office:value="-1.03770966225823">
            <text:p>-1.0377096623</text:p>
          </table:table-cell>
          <table:table-cell table:number-columns-repeated="4"/>
          <table:table-cell table:formula="of:=[.P98]/[.C98]" office:value-type="float" office:value="-1.21515954745372">
            <text:p>-1.2151595475</text:p>
          </table:table-cell>
          <table:table-cell table:number-columns-repeated="4"/>
          <table:table-cell table:formula="of:=[.U98]/[.C98]" office:value-type="float" office:value="-1.41011168895336">
            <text:p>-1.410111689</text:p>
          </table:table-cell>
          <table:table-cell table:number-columns-repeated="4"/>
          <table:table-cell table:formula="of:=[.Z98]/[.C98]" office:value-type="float" office:value="-1.46051963503432">
            <text:p>-1.460519635</text:p>
          </table:table-cell>
          <table:table-cell table:number-columns-repeated="998"/>
        </table:table-row>
        <table:table-row table:style-name="ro1">
          <table:table-cell table:style-name="ce5" office:value-type="float" office:value="9500000000">
            <text:p>9.50E+009</text:p>
          </table:table-cell>
          <table:table-cell table:formula="of:=[.A139]*0.000000001" office:value-type="float" office:value="9.5">
            <text:p>9.5</text:p>
          </table:table-cell>
          <table:table-cell/>
          <table:table-cell table:formula="of:=0.009/(300000000/[.A139])" office:value-type="float" office:value="0.285">
            <text:p>0.285</text:p>
          </table:table-cell>
          <table:table-cell/>
          <table:table-cell table:formula="of:=[.G99]/[.C99]" office:value-type="float" office:value="0.96682027954388">
            <text:p>0.9668202795</text:p>
          </table:table-cell>
          <table:table-cell table:number-columns-repeated="4"/>
          <table:table-cell table:formula="of:=[.K99]/[.C99]" office:value-type="float" office:value="-0.965649236260119">
            <text:p>-0.9656492363</text:p>
          </table:table-cell>
          <table:table-cell table:number-columns-repeated="4"/>
          <table:table-cell table:formula="of:=[.P99]/[.C99]" office:value-type="float" office:value="-1.14281710467029">
            <text:p>-1.1428171047</text:p>
          </table:table-cell>
          <table:table-cell table:number-columns-repeated="4"/>
          <table:table-cell table:formula="of:=[.U99]/[.C99]" office:value-type="float" office:value="-1.33918339662654">
            <text:p>-1.3391833966</text:p>
          </table:table-cell>
          <table:table-cell table:number-columns-repeated="4"/>
          <table:table-cell table:formula="of:=[.Z99]/[.C99]" office:value-type="float" office:value="-1.38868195358141">
            <text:p>-1.3886819536</text:p>
          </table:table-cell>
          <table:table-cell table:number-columns-repeated="998"/>
        </table:table-row>
        <table:table-row table:style-name="ro1">
          <table:table-cell table:style-name="ce5" office:value-type="float" office:value="9750000000">
            <text:p>9.75E+009</text:p>
          </table:table-cell>
          <table:table-cell table:formula="of:=[.A140]*0.000000001" office:value-type="float" office:value="9.75">
            <text:p>9.75</text:p>
          </table:table-cell>
          <table:table-cell/>
          <table:table-cell table:formula="of:=0.009/(300000000/[.A140])" office:value-type="float" office:value="0.2925">
            <text:p>0.2925</text:p>
          </table:table-cell>
          <table:table-cell/>
          <table:table-cell table:formula="of:=[.G100]/[.C100]" office:value-type="float" office:value="0.987165065791679">
            <text:p>0.9871650658</text:p>
          </table:table-cell>
          <table:table-cell table:number-columns-repeated="4"/>
          <table:table-cell table:formula="of:=[.K100]/[.C100]" office:value-type="float" office:value="-0.893419158690364">
            <text:p>-0.8934191587</text:p>
          </table:table-cell>
          <table:table-cell table:number-columns-repeated="4"/>
          <table:table-cell table:formula="of:=[.P100]/[.C100]" office:value-type="float" office:value="-1.0715313456066">
            <text:p>-1.0715313456</text:p>
          </table:table-cell>
          <table:table-cell table:number-columns-repeated="4"/>
          <table:table-cell table:formula="of:=[.U100]/[.C100]" office:value-type="float" office:value="-1.27045174898195">
            <text:p>-1.270451749</text:p>
          </table:table-cell>
          <table:table-cell table:number-columns-repeated="4"/>
          <table:table-cell table:formula="of:=[.Z100]/[.C100]" office:value-type="float" office:value="-1.31874067884061">
            <text:p>-1.3187406788</text:p>
          </table:table-cell>
          <table:table-cell table:number-columns-repeated="998"/>
        </table:table-row>
        <table:table-row table:style-name="ro1">
          <table:table-cell table:style-name="ce5" office:value-type="float" office:value="10000000000">
            <text:p>1.00E+010</text:p>
          </table:table-cell>
          <table:table-cell table:formula="of:=[.A141]*0.000000001" office:value-type="float" office:value="10">
            <text:p>10</text:p>
          </table:table-cell>
          <table:table-cell/>
          <table:table-cell table:formula="of:=0.009/(300000000/[.A141])" office:value-type="float" office:value="0.3">
            <text:p>0.3</text:p>
          </table:table-cell>
          <table:table-cell/>
          <table:table-cell table:formula="of:=[.G101]/[.C101]" office:value-type="float" office:value="1.00607466939121">
            <text:p>1.0060746694</text:p>
          </table:table-cell>
          <table:table-cell table:number-columns-repeated="4"/>
          <table:table-cell table:formula="of:=[.K101]/[.C101]" office:value-type="float" office:value="-0.820353411490908">
            <text:p>-0.8203534115</text:p>
          </table:table-cell>
          <table:table-cell table:number-columns-repeated="4"/>
          <table:table-cell table:formula="of:=[.P101]/[.C101]" office:value-type="float" office:value="-1.00089764227605">
            <text:p>-1.0008976423</text:p>
          </table:table-cell>
          <table:table-cell table:number-columns-repeated="4"/>
          <table:table-cell table:formula="of:=[.U101]/[.C101]" office:value-type="float" office:value="-1.20366124990853">
            <text:p>-1.2036612499</text:p>
          </table:table-cell>
          <table:table-cell table:number-columns-repeated="4"/>
          <table:table-cell table:formula="of:=[.Z101]/[.C101]" office:value-type="float" office:value="-1.25040716449705">
            <text:p>-1.2504071645</text:p>
          </table:table-cell>
          <table:table-cell table:number-columns-repeated="998"/>
        </table:table-row>
        <table:table-row table:style-name="ro1">
          <table:table-cell table:style-name="ce5" office:value-type="float" office:value="10250000000">
            <text:p>1.03E+010</text:p>
          </table:table-cell>
          <table:table-cell table:formula="of:=[.A142]*0.000000001" office:value-type="float" office:value="10.25">
            <text:p>10.25</text:p>
          </table:table-cell>
          <table:table-cell/>
          <table:table-cell table:formula="of:=0.009/(300000000/[.A142])" office:value-type="float" office:value="0.3075">
            <text:p>0.3075</text:p>
          </table:table-cell>
          <table:table-cell/>
          <table:table-cell table:formula="of:=[.G102]/[.C102]" office:value-type="float" office:value="1.0237363621858">
            <text:p>1.0237363622</text:p>
          </table:table-cell>
          <table:table-cell table:number-columns-repeated="4"/>
          <table:table-cell table:formula="of:=[.K102]/[.C102]" office:value-type="float" office:value="-0.745606519264305">
            <text:p>-0.7456065193</text:p>
          </table:table-cell>
          <table:table-cell table:number-columns-repeated="4"/>
          <table:table-cell table:formula="of:=[.P102]/[.C102]" office:value-type="float" office:value="-0.930468114907854">
            <text:p>-0.9304681149</text:p>
          </table:table-cell>
          <table:table-cell table:number-columns-repeated="4"/>
          <table:table-cell table:formula="of:=[.U102]/[.C102]" office:value-type="float" office:value="-1.13856529961747">
            <text:p>-1.1385652996</text:p>
          </table:table-cell>
          <table:table-cell table:number-columns-repeated="4"/>
          <table:table-cell table:formula="of:=[.Z102]/[.C102]" office:value-type="float" office:value="-1.18339595506764">
            <text:p>-1.1833959551</text:p>
          </table:table-cell>
          <table:table-cell table:number-columns-repeated="998"/>
        </table:table-row>
        <table:table-row table:style-name="ro1">
          <table:table-cell table:style-name="ce5" office:value-type="float" office:value="10500000000">
            <text:p>1.05E+010</text:p>
          </table:table-cell>
          <table:table-cell table:formula="of:=[.A143]*0.000000001" office:value-type="float" office:value="10.5">
            <text:p>10.5</text:p>
          </table:table-cell>
          <table:table-cell/>
          <table:table-cell table:formula="of:=0.009/(300000000/[.A143])" office:value-type="float" office:value="0.315">
            <text:p>0.315</text:p>
          </table:table-cell>
          <table:table-cell/>
          <table:table-cell table:formula="of:=[.G103]/[.C103]" office:value-type="float" office:value="1.04030632942302">
            <text:p>1.0403063294</text:p>
          </table:table-cell>
          <table:table-cell table:number-columns-repeated="4"/>
          <table:table-cell table:formula="of:=[.K103]/[.C103]" office:value-type="float" office:value="-0.668025405878614">
            <text:p>-0.6680254059</text:p>
          </table:table-cell>
          <table:table-cell table:number-columns-repeated="4"/>
          <table:table-cell table:formula="of:=[.P103]/[.C103]" office:value-type="float" office:value="-0.859723502558781">
            <text:p>-0.8597235026</text:p>
          </table:table-cell>
          <table:table-cell table:number-columns-repeated="4"/>
          <table:table-cell table:formula="of:=[.U103]/[.C103]" office:value-type="float" office:value="-1.07492109932464">
            <text:p>-1.0749210993</text:p>
          </table:table-cell>
          <table:table-cell table:number-columns-repeated="4"/>
          <table:table-cell table:formula="of:=[.Z103]/[.C103]" office:value-type="float" office:value="-1.11741796186457">
            <text:p>-1.1174179619</text:p>
          </table:table-cell>
          <table:table-cell table:number-columns-repeated="998"/>
        </table:table-row>
        <table:table-row table:style-name="ro1">
          <table:table-cell table:style-name="ce5" office:value-type="float" office:value="10750000000">
            <text:p>1.08E+010</text:p>
          </table:table-cell>
          <table:table-cell table:formula="of:=[.A144]*0.000000001" office:value-type="float" office:value="10.75">
            <text:p>10.75</text:p>
          </table:table-cell>
          <table:table-cell/>
          <table:table-cell table:formula="of:=0.009/(300000000/[.A144])" office:value-type="float" office:value="0.3225">
            <text:p>0.3225</text:p>
          </table:table-cell>
          <table:table-cell/>
          <table:table-cell table:formula="of:=[.G104]/[.C104]" office:value-type="float" office:value="1.05591572140201">
            <text:p>1.0559157214</text:p>
          </table:table-cell>
          <table:table-cell table:number-columns-repeated="4"/>
          <table:table-cell table:formula="of:=[.K104]/[.C104]" office:value-type="float" office:value="-0.585893379045232">
            <text:p>-0.585893379</text:p>
          </table:table-cell>
          <table:table-cell table:number-columns-repeated="4"/>
          <table:table-cell table:formula="of:=[.P104]/[.C104]" office:value-type="float" office:value="-0.788029240405311">
            <text:p>-0.7880292404</text:p>
          </table:table-cell>
          <table:table-cell table:number-columns-repeated="4"/>
          <table:table-cell table:formula="of:=[.U104]/[.C104]" office:value-type="float" office:value="-1.01248392690403">
            <text:p>-1.0124839269</text:p>
          </table:table-cell>
          <table:table-cell table:number-columns-repeated="4"/>
          <table:table-cell table:formula="of:=[.Z104]/[.C104]" office:value-type="float" office:value="-1.05217224722861">
            <text:p>-1.0521722472</text:p>
          </table:table-cell>
          <table:table-cell table:number-columns-repeated="998"/>
        </table:table-row>
        <table:table-row table:style-name="ro1">
          <table:table-cell table:style-name="ce5" office:value-type="float" office:value="11000000000">
            <text:p>1.10E+010</text:p>
          </table:table-cell>
          <table:table-cell table:formula="of:=[.A145]*0.000000001" office:value-type="float" office:value="11">
            <text:p>11</text:p>
          </table:table-cell>
          <table:table-cell/>
          <table:table-cell table:formula="of:=0.009/(300000000/[.A145])" office:value-type="float" office:value="0.33">
            <text:p>0.33</text:p>
          </table:table-cell>
          <table:table-cell/>
          <table:table-cell table:formula="of:=[.G105]/[.C105]" office:value-type="float" office:value="1.07067528056886">
            <text:p>1.0706752806</text:p>
          </table:table-cell>
          <table:table-cell table:number-columns-repeated="4"/>
          <table:table-cell table:formula="of:=[.K105]/[.C105]" office:value-type="float" office:value="-0.496340189977171">
            <text:p>-0.49634019</text:p>
          </table:table-cell>
          <table:table-cell table:number-columns-repeated="4"/>
          <table:table-cell table:formula="of:=[.P105]/[.C105]" office:value-type="float" office:value="-0.714561639534054">
            <text:p>-0.7145616395</text:p>
          </table:table-cell>
          <table:table-cell table:number-columns-repeated="4"/>
          <table:table-cell table:formula="of:=[.U105]/[.C105]" office:value-type="float" office:value="-0.951000297018167">
            <text:p>-0.951000297</text:p>
          </table:table-cell>
          <table:table-cell table:number-columns-repeated="4"/>
          <table:table-cell table:formula="of:=[.Z105]/[.C105]" office:value-type="float" office:value="-0.987335496962839">
            <text:p>-0.987335497</text:p>
          </table:table-cell>
          <table:table-cell table:number-columns-repeated="998"/>
        </table:table-row>
        <table:table-row table:style-name="ro1">
          <table:table-cell table:style-name="ce5" office:value-type="float" office:value="11250000000">
            <text:p>1.13E+010</text:p>
          </table:table-cell>
          <table:table-cell table:formula="of:=[.A146]*0.000000001" office:value-type="float" office:value="11.25">
            <text:p>11.25</text:p>
          </table:table-cell>
          <table:table-cell/>
          <table:table-cell table:formula="of:=0.009/(300000000/[.A146])" office:value-type="float" office:value="0.3375">
            <text:p>0.3375</text:p>
          </table:table-cell>
          <table:table-cell/>
          <table:table-cell table:formula="of:=[.G106]/[.C106]" office:value-type="float" office:value="1.08467893763023">
            <text:p>1.0846789376</text:p>
          </table:table-cell>
          <table:table-cell table:number-columns-repeated="4"/>
          <table:table-cell table:formula="of:=[.K106]/[.C106]" office:value-type="float" office:value="-0.39365055055037">
            <text:p>-0.3936505506</text:p>
          </table:table-cell>
          <table:table-cell table:number-columns-repeated="4"/>
          <table:table-cell table:formula="of:=[.P106]/[.C106]" office:value-type="float" office:value="-0.638172813173355">
            <text:p>-0.6381728132</text:p>
          </table:table-cell>
          <table:table-cell table:number-columns-repeated="4"/>
          <table:table-cell table:formula="of:=[.U106]/[.C106]" office:value-type="float" office:value="-0.890199270772729">
            <text:p>-0.8901992708</text:p>
          </table:table-cell>
          <table:table-cell table:number-columns-repeated="4"/>
          <table:table-cell table:formula="of:=[.Z106]/[.C106]" office:value-type="float" office:value="-0.922547699238007">
            <text:p>-0.9225476992</text:p>
          </table:table-cell>
          <table:table-cell table:number-columns-repeated="998"/>
        </table:table-row>
        <table:table-row table:style-name="ro1">
          <table:table-cell table:style-name="ce5" office:value-type="float" office:value="11500000000">
            <text:p>1.15E+010</text:p>
          </table:table-cell>
          <table:table-cell table:formula="of:=[.A147]*0.000000001" office:value-type="float" office:value="11.5">
            <text:p>11.5</text:p>
          </table:table-cell>
          <table:table-cell/>
          <table:table-cell table:formula="of:=0.009/(300000000/[.A147])" office:value-type="float" office:value="0.345">
            <text:p>0.345</text:p>
          </table:table-cell>
          <table:table-cell/>
          <table:table-cell table:formula="of:=[.G107]/[.C107]" office:value-type="float" office:value="1.098006648651">
            <text:p>1.0980066487</text:p>
          </table:table-cell>
          <table:table-cell table:number-columns-repeated="4"/>
          <table:table-cell table:formula="of:=[.K107]/[.C107]" office:value-type="float" office:value="-0.261933137687292">
            <text:p>-0.2619331377</text:p>
          </table:table-cell>
          <table:table-cell table:number-columns-repeated="4"/>
          <table:table-cell table:formula="of:=[.P107]/[.C107]" office:value-type="float" office:value="-0.557115488658204">
            <text:p>-0.5571154887</text:p>
          </table:table-cell>
          <table:table-cell table:number-columns-repeated="4"/>
          <table:table-cell table:formula="of:=[.U107]/[.C107]" office:value-type="float" office:value="-0.829780736533324">
            <text:p>-0.8297807365</text:p>
          </table:table-cell>
          <table:table-cell table:number-columns-repeated="4"/>
          <table:table-cell table:formula="of:=[.Z107]/[.C107]" office:value-type="float" office:value="-0.857391503769641">
            <text:p>-0.8573915038</text:p>
          </table:table-cell>
          <table:table-cell table:number-columns-repeated="998"/>
        </table:table-row>
        <table:table-row table:style-name="ro1">
          <table:table-cell table:style-name="ce5" office:value-type="float" office:value="11750000000">
            <text:p>1.18E+010</text:p>
          </table:table-cell>
          <table:table-cell table:formula="of:=[.A148]*0.000000001" office:value-type="float" office:value="11.75">
            <text:p>11.75</text:p>
          </table:table-cell>
          <table:table-cell/>
          <table:table-cell table:formula="of:=0.009/(300000000/[.A148])" office:value-type="float" office:value="0.3525">
            <text:p>0.3525</text:p>
          </table:table-cell>
          <table:table-cell/>
          <table:table-cell table:formula="of:=[.G108]/[.C108]" office:value-type="float" office:value="1.11072666485128">
            <text:p>1.1107266649</text:p>
          </table:table-cell>
          <table:table-cell table:number-columns-repeated="4"/>
          <table:table-cell table:formula="of:=[.L108]/[.C108]" office:value-type="float" office:value="0.114593935652443">
            <text:p>0.1145939357</text:p>
          </table:table-cell>
          <table:table-cell table:number-columns-repeated="4"/>
          <table:table-cell table:formula="of:=[.P108]/[.C108]" office:value-type="float" office:value="-0.468392027448845">
            <text:p>-0.4683920274</text:p>
          </table:table-cell>
          <table:table-cell table:number-columns-repeated="4"/>
          <table:table-cell table:formula="of:=[.U108]/[.C108]" office:value-type="float" office:value="-0.769398663692786">
            <text:p>-0.7693986637</text:p>
          </table:table-cell>
          <table:table-cell table:number-columns-repeated="4"/>
          <table:table-cell table:formula="of:=[.Z108]/[.C108]" office:value-type="float" office:value="-0.791360690636966">
            <text:p>-0.7913606906</text:p>
          </table:table-cell>
          <table:table-cell table:number-columns-repeated="998"/>
        </table:table-row>
        <table:table-row table:style-name="ro1">
          <table:table-cell table:style-name="ce5" office:value-type="float" office:value="12000000000">
            <text:p>1.20E+010</text:p>
          </table:table-cell>
          <table:table-cell table:formula="of:=[.A149]*0.000000001" office:value-type="float" office:value="12">
            <text:p>12</text:p>
          </table:table-cell>
          <table:table-cell/>
          <table:table-cell table:formula="of:=0.009/(300000000/[.A149])" office:value-type="float" office:value="0.36">
            <text:p>0.36</text:p>
          </table:table-cell>
          <table:table-cell/>
          <table:table-cell table:formula="of:=[.G109]/[.C109]" office:value-type="float" office:value="1.12289737254276">
            <text:p>1.1228973725</text:p>
          </table:table-cell>
          <table:table-cell table:number-columns-repeated="4"/>
          <table:table-cell table:formula="of:=[.L109]/[.C109]" office:value-type="float" office:value="0.301072035035649">
            <text:p>0.301072035</text:p>
          </table:table-cell>
          <table:table-cell table:number-columns-repeated="4"/>
          <table:table-cell table:formula="of:=[.P109]/[.C109]" office:value-type="float" office:value="-0.36580680074139">
            <text:p>-0.3658068007</text:p>
          </table:table-cell>
          <table:table-cell table:number-columns-repeated="4"/>
          <table:table-cell table:formula="of:=[.U109]/[.C109]" office:value-type="float" office:value="-0.708635738090852">
            <text:p>-0.7086357381</text:p>
          </table:table-cell>
          <table:table-cell table:number-columns-repeated="4"/>
          <table:table-cell table:formula="of:=[.Z109]/[.C109]" office:value-type="float" office:value="-0.723808903276936">
            <text:p>-0.7238089033</text:p>
          </table:table-cell>
          <table:table-cell table:number-columns-repeated="998"/>
        </table:table-row>
        <table:table-row table:style-name="ro1">
          <table:table-cell table:style-name="ce5" office:value-type="float" office:value="12250000000">
            <text:p>1.23E+010</text:p>
          </table:table-cell>
          <table:table-cell table:formula="of:=[.A150]*0.000000001" office:value-type="float" office:value="12.25">
            <text:p>12.25</text:p>
          </table:table-cell>
          <table:table-cell/>
          <table:table-cell table:formula="of:=0.009/(300000000/[.A150])" office:value-type="float" office:value="0.3675">
            <text:p>0.3675</text:p>
          </table:table-cell>
          <table:table-cell/>
          <table:table-cell table:formula="of:=[.G110]/[.C110]" office:value-type="float" office:value="1.13456880312226">
            <text:p>1.1345688031</text:p>
          </table:table-cell>
          <table:table-cell table:number-columns-repeated="4"/>
          <table:table-cell table:formula="of:=[.L110]/[.C110]" office:value-type="float" office:value="0.405302729190323">
            <text:p>0.4053027292</text:p>
          </table:table-cell>
          <table:table-cell table:number-columns-repeated="4"/>
          <table:table-cell table:formula="of:=[.P110]/[.C110]" office:value-type="float" office:value="-0.230667825675177">
            <text:p>-0.2306678257</text:p>
          </table:table-cell>
          <table:table-cell table:number-columns-repeated="4"/>
          <table:table-cell table:formula="of:=[.U110]/[.C110]" office:value-type="float" office:value="-0.646962487517691">
            <text:p>-0.6469624875</text:p>
          </table:table-cell>
          <table:table-cell table:number-columns-repeated="4"/>
          <table:table-cell table:formula="of:=[.Z110]/[.C110]" office:value-type="float" office:value="-0.653860077828655">
            <text:p>-0.6538600778</text:p>
          </table:table-cell>
          <table:table-cell table:number-columns-repeated="998"/>
        </table:table-row>
        <table:table-row table:style-name="ro1">
          <table:table-cell table:style-name="ce5" office:value-type="float" office:value="12500000000">
            <text:p>1.25E+010</text:p>
          </table:table-cell>
          <table:table-cell table:formula="of:=[.A151]*0.000000001" office:value-type="float" office:value="12.5">
            <text:p>12.5</text:p>
          </table:table-cell>
          <table:table-cell/>
          <table:table-cell table:formula="of:=0.009/(300000000/[.A151])" office:value-type="float" office:value="0.375">
            <text:p>0.375</text:p>
          </table:table-cell>
          <table:table-cell/>
          <table:table-cell table:formula="of:=[.G111]/[.C111]" office:value-type="float" office:value="1.14578388659116">
            <text:p>1.1457838866</text:p>
          </table:table-cell>
          <table:table-cell table:number-columns-repeated="4"/>
          <table:table-cell table:formula="of:=[.L111]/[.C111]" office:value-type="float" office:value="0.484060430406464">
            <text:p>0.4840604304</text:p>
          </table:table-cell>
          <table:table-cell table:number-columns-repeated="4"/>
          <table:table-cell table:formula="of:=[.Q111]/[.C111]" office:value-type="float" office:value="0.151085068787304">
            <text:p>0.1510850688</text:p>
          </table:table-cell>
          <table:table-cell table:number-columns-repeated="4"/>
          <table:table-cell table:formula="of:=[.U111]/[.C111]" office:value-type="float" office:value="-0.583666589364718">
            <text:p>-0.5836665894</text:p>
          </table:table-cell>
          <table:table-cell table:number-columns-repeated="4"/>
          <table:table-cell table:formula="of:=[.Z111]/[.C111]" office:value-type="float" office:value="-0.580237342373868">
            <text:p>-0.5802373424</text:p>
          </table:table-cell>
          <table:table-cell table:number-columns-repeated="998"/>
        </table:table-row>
        <table:table-row table:style-name="ro1">
          <table:table-cell table:style-name="ce5" office:value-type="float" office:value="12750000000">
            <text:p>1.28E+010</text:p>
          </table:table-cell>
          <table:table-cell table:formula="of:=[.A152]*0.000000001" office:value-type="float" office:value="12.75">
            <text:p>12.75</text:p>
          </table:table-cell>
          <table:table-cell/>
          <table:table-cell table:formula="of:=0.009/(300000000/[.A152])" office:value-type="float" office:value="0.3825">
            <text:p>0.3825</text:p>
          </table:table-cell>
          <table:table-cell/>
          <table:table-cell table:formula="of:=[.G112]/[.C112]" office:value-type="float" office:value="1.15657950311169">
            <text:p>1.1565795031</text:p>
          </table:table-cell>
          <table:table-cell table:number-columns-repeated="4"/>
          <table:table-cell table:formula="of:=[.L112]/[.C112]" office:value-type="float" office:value="0.54867990967626">
            <text:p>0.5486799097</text:p>
          </table:table-cell>
          <table:table-cell table:number-columns-repeated="4"/>
          <table:table-cell table:formula="of:=[.Q112]/[.C112]" office:value-type="float" office:value="0.307646988727656">
            <text:p>0.3076469887</text:p>
          </table:table-cell>
          <table:table-cell table:number-columns-repeated="4"/>
          <table:table-cell table:formula="of:=[.U112]/[.C112]" office:value-type="float" office:value="-0.517719540047566">
            <text:p>-0.51771954</text:p>
          </table:table-cell>
          <table:table-cell table:number-columns-repeated="4"/>
          <table:table-cell table:formula="of:=[.Z112]/[.C112]" office:value-type="float" office:value="-0.500894697754646">
            <text:p>-0.5008946978</text:p>
          </table:table-cell>
          <table:table-cell table:number-columns-repeated="998"/>
        </table:table-row>
        <table:table-row table:style-name="ro1">
          <table:table-cell table:style-name="ce5" office:value-type="float" office:value="13000000000">
            <text:p>1.30E+010</text:p>
          </table:table-cell>
          <table:table-cell table:formula="of:=[.A153]*0.000000001" office:value-type="float" office:value="13">
            <text:p>13</text:p>
          </table:table-cell>
          <table:table-cell/>
          <table:table-cell table:formula="of:=0.009/(300000000/[.A153])" office:value-type="float" office:value="0.39">
            <text:p>0.39</text:p>
          </table:table-cell>
          <table:table-cell/>
          <table:table-cell table:formula="of:=[.G113]/[.C113]" office:value-type="float" office:value="1.16698737333816">
            <text:p>1.1669873733</text:p>
          </table:table-cell>
          <table:table-cell table:number-columns-repeated="4"/>
          <table:table-cell table:formula="of:=[.L113]/[.C113]" office:value-type="float" office:value="0.603920448526781">
            <text:p>0.6039204485</text:p>
          </table:table-cell>
          <table:table-cell table:number-columns-repeated="4"/>
          <table:table-cell table:formula="of:=[.Q113]/[.C113]" office:value-type="float" office:value="0.403207521301042">
            <text:p>0.4032075213</text:p>
          </table:table-cell>
          <table:table-cell table:number-columns-repeated="4"/>
          <table:table-cell table:formula="of:=[.U113]/[.C113]" office:value-type="float" office:value="-0.447494663249138">
            <text:p>-0.4474946632</text:p>
          </table:table-cell>
          <table:table-cell table:number-columns-repeated="4"/>
          <table:table-cell table:formula="of:=[.Z113]/[.C113]" office:value-type="float" office:value="-0.412072285600763">
            <text:p>-0.4120722856</text:p>
          </table:table-cell>
          <table:table-cell table:number-columns-repeated="998"/>
        </table:table-row>
        <table:table-row table:style-name="ro1">
          <table:table-cell table:style-name="ce5" office:value-type="float" office:value="13250000000">
            <text:p>1.33E+010</text:p>
          </table:table-cell>
          <table:table-cell table:formula="of:=[.A154]*0.000000001" office:value-type="float" office:value="13.25">
            <text:p>13.25</text:p>
          </table:table-cell>
          <table:table-cell/>
          <table:table-cell table:formula="of:=0.009/(300000000/[.A154])" office:value-type="float" office:value="0.3975">
            <text:p>0.3975</text:p>
          </table:table-cell>
          <table:table-cell/>
          <table:table-cell table:formula="of:=[.G114]/[.C114]" office:value-type="float" office:value="1.17703481815637">
            <text:p>1.1770348182</text:p>
          </table:table-cell>
          <table:table-cell table:number-columns-repeated="4"/>
          <table:table-cell table:formula="of:=[.L114]/[.C114]" office:value-type="float" office:value="0.652337544317386">
            <text:p>0.6523375443</text:p>
          </table:table-cell>
          <table:table-cell table:number-columns-repeated="4"/>
          <table:table-cell table:formula="of:=[.Q114]/[.C114]" office:value-type="float" office:value="0.47634992957937">
            <text:p>0.4763499296</text:p>
          </table:table-cell>
          <table:table-cell table:number-columns-repeated="4"/>
          <table:table-cell table:formula="of:=[.U114]/[.C114]" office:value-type="float" office:value="-0.370063398074675">
            <text:p>-0.3700633981</text:p>
          </table:table-cell>
          <table:table-cell table:number-columns-repeated="4"/>
          <table:table-cell table:formula="of:=[.Z114]/[.C114]" office:value-type="float" office:value="-0.305034929800697">
            <text:p>-0.3050349298</text:p>
          </table:table-cell>
          <table:table-cell table:number-columns-repeated="2"/>
          <table:table-cell>
            <draw:frame table:end-cell-address="Sheet1.AJ178" table:end-x="0.3768in" table:end-y="0.1417in" draw:z-index="1" draw:style-name="gr1" draw:text-style-name="P1" svg:width="6in" svg:height="4.0012in" svg:x="0.6in" svg:y="0.1591in">
              <draw:object draw:notify-on-update-of-ranges="Sheet1.B166:Sheet1.B202 Sheet1.G165:Sheet1.G165 Sheet1.G166:Sheet1.G202 Sheet1.B166:Sheet1.B202 Sheet1.L165:Sheet1.L165 Sheet1.L166:Sheet1.L202 Sheet1.B166:Sheet1.B202 Sheet1.Q165:Sheet1.Q165 Sheet1.Q166:Sheet1.Q202 Sheet1.B166:Sheet1.B202 Sheet1.V165:Sheet1.V165 Sheet1.V166:Sheet1.V202 Sheet1.B166:Sheet1.B202 Sheet1.AA165:Sheet1.AA165 Sheet1.AA166:Sheet1.AA2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5" office:value-type="float" office:value="13500000000">
            <text:p>1.35E+010</text:p>
          </table:table-cell>
          <table:table-cell table:formula="of:=[.A155]*0.000000001" office:value-type="float" office:value="13.5">
            <text:p>13.5</text:p>
          </table:table-cell>
          <table:table-cell/>
          <table:table-cell table:formula="of:=0.009/(300000000/[.A155])" office:value-type="float" office:value="0.405">
            <text:p>0.405</text:p>
          </table:table-cell>
          <table:table-cell/>
          <table:table-cell table:formula="of:=[.G115]/[.C115]" office:value-type="float" office:value="1.18674541100613">
            <text:p>1.186745411</text:p>
          </table:table-cell>
          <table:table-cell table:number-columns-repeated="4"/>
          <table:table-cell table:formula="of:=[.L115]/[.C115]" office:value-type="float" office:value="0.695499406849475">
            <text:p>0.6954994068</text:p>
          </table:table-cell>
          <table:table-cell table:number-columns-repeated="4"/>
          <table:table-cell table:formula="of:=[.Q115]/[.C115]" office:value-type="float" office:value="0.53657443647206">
            <text:p>0.5365744365</text:p>
          </table:table-cell>
          <table:table-cell table:number-columns-repeated="4"/>
          <table:table-cell table:formula="of:=[.U115]/[.C115]" office:value-type="float" office:value="-0.278887596540314">
            <text:p>-0.2788875965</text:p>
          </table:table-cell>
          <table:table-cell table:number-columns-repeated="4"/>
          <table:table-cell table:formula="of:=[.Z115]/[.C115]" office:value-type="float" office:value="-0.142488441625061">
            <text:p>-0.1424884416</text:p>
          </table:table-cell>
          <table:table-cell table:number-columns-repeated="998"/>
        </table:table-row>
        <table:table-row table:style-name="ro1">
          <table:table-cell table:style-name="ce5" office:value-type="float" office:value="13750000000">
            <text:p>1.38E+010</text:p>
          </table:table-cell>
          <table:table-cell table:formula="of:=[.A156]*0.000000001" office:value-type="float" office:value="13.75">
            <text:p>13.75</text:p>
          </table:table-cell>
          <table:table-cell/>
          <table:table-cell table:formula="of:=0.009/(300000000/[.A156])" office:value-type="float" office:value="0.4125">
            <text:p>0.4125</text:p>
          </table:table-cell>
          <table:table-cell/>
          <table:table-cell table:formula="of:=[.G116]/[.C116]" office:value-type="float" office:value="1.19613954044947">
            <text:p>1.1961395404</text:p>
          </table:table-cell>
          <table:table-cell table:number-columns-repeated="4"/>
          <table:table-cell table:formula="of:=[.L116]/[.C116]" office:value-type="float" office:value="0.734453776787676">
            <text:p>0.7344537768</text:p>
          </table:table-cell>
          <table:table-cell table:number-columns-repeated="4"/>
          <table:table-cell table:formula="of:=[.Q116]/[.C116]" office:value-type="float" office:value="0.588070911047531">
            <text:p>0.588070911</text:p>
          </table:table-cell>
          <table:table-cell table:number-columns-repeated="4"/>
          <table:table-cell table:formula="of:=[.U116]/[.C116]" office:value-type="float" office:value="-0.149775788173941">
            <text:p>-0.1497757882</text:p>
          </table:table-cell>
          <table:table-cell table:number-columns-repeated="4"/>
          <table:table-cell table:formula="of:=[.AA116]/[.C116]" office:value-type="float" office:value="0.220722102255181">
            <text:p>0.2207221023</text:p>
          </table:table-cell>
          <table:table-cell table:number-columns-repeated="998"/>
        </table:table-row>
        <table:table-row table:style-name="ro1">
          <table:table-cell table:style-name="ce5" office:value-type="float" office:value="14000000000">
            <text:p>1.40E+010</text:p>
          </table:table-cell>
          <table:table-cell table:formula="of:=[.A157]*0.000000001" office:value-type="float" office:value="14">
            <text:p>14</text:p>
          </table:table-cell>
          <table:table-cell/>
          <table:table-cell table:formula="of:=0.009/(300000000/[.A157])" office:value-type="float" office:value="0.42">
            <text:p>0.42</text:p>
          </table:table-cell>
          <table:table-cell/>
          <table:table-cell table:formula="of:=[.G117]/[.C117]" office:value-type="float" office:value="1.20523489658358">
            <text:p>1.2052348966</text:p>
          </table:table-cell>
          <table:table-cell table:number-columns-repeated="4"/>
          <table:table-cell table:formula="of:=[.L117]/[.C117]" office:value-type="float" office:value="0.769943247813327">
            <text:p>0.7699432478</text:p>
          </table:table-cell>
          <table:table-cell table:number-columns-repeated="4"/>
          <table:table-cell table:formula="of:=[.Q117]/[.C117]" office:value-type="float" office:value="0.633147675218097">
            <text:p>0.6331476752</text:p>
          </table:table-cell>
          <table:table-cell table:number-columns-repeated="4"/>
          <table:table-cell table:formula="of:=[.V117]/[.C117]" office:value-type="float" office:value="0.171395758930908">
            <text:p>0.1713957589</text:p>
          </table:table-cell>
          <table:table-cell table:number-columns-repeated="4"/>
          <table:table-cell table:formula="of:=[.AA117]/[.C117]" office:value-type="float" office:value="0.338057877102301">
            <text:p>0.3380578771</text:p>
          </table:table-cell>
          <table:table-cell table:number-columns-repeated="998"/>
        </table:table-row>
        <table:table-row table:style-name="ro1">
          <table:table-cell table:style-name="ce5" office:value-type="float" office:value="14250000000">
            <text:p>1.43E+010</text:p>
          </table:table-cell>
          <table:table-cell table:formula="of:=[.A158]*0.000000001" office:value-type="float" office:value="14.25">
            <text:p>14.25</text:p>
          </table:table-cell>
          <table:table-cell/>
          <table:table-cell table:formula="of:=0.009/(300000000/[.A158])" office:value-type="float" office:value="0.4275">
            <text:p>0.4275</text:p>
          </table:table-cell>
          <table:table-cell/>
          <table:table-cell table:formula="of:=[.G118]/[.C118]" office:value-type="float" office:value="1.21404689192084">
            <text:p>1.2140468919</text:p>
          </table:table-cell>
          <table:table-cell table:number-columns-repeated="4"/>
          <table:table-cell table:formula="of:=[.L118]/[.C118]" office:value-type="float" office:value="0.802517504159088">
            <text:p>0.8025175042</text:p>
          </table:table-cell>
          <table:table-cell table:number-columns-repeated="4"/>
          <table:table-cell table:formula="of:=[.Q118]/[.C118]" office:value-type="float" office:value="0.673245469644724">
            <text:p>0.6732454696</text:p>
          </table:table-cell>
          <table:table-cell table:number-columns-repeated="4"/>
          <table:table-cell table:formula="of:=[.V118]/[.C118]" office:value-type="float" office:value="0.279129181491154">
            <text:p>0.2791291815</text:p>
          </table:table-cell>
          <table:table-cell table:number-columns-repeated="4"/>
          <table:table-cell table:formula="of:=[.AA118]/[.C118]" office:value-type="float" office:value="0.420278826451568">
            <text:p>0.4202788265</text:p>
          </table:table-cell>
          <table:table-cell table:number-columns-repeated="998"/>
        </table:table-row>
        <table:table-row table:style-name="ro1">
          <table:table-cell table:style-name="ce5" office:value-type="float" office:value="14500000000">
            <text:p>1.45E+010</text:p>
          </table:table-cell>
          <table:table-cell table:formula="of:=[.A159]*0.000000001" office:value-type="float" office:value="14.5">
            <text:p>14.5</text:p>
          </table:table-cell>
          <table:table-cell/>
          <table:table-cell table:formula="of:=0.009/(300000000/[.A159])" office:value-type="float" office:value="0.435">
            <text:p>0.435</text:p>
          </table:table-cell>
          <table:table-cell/>
          <table:table-cell table:formula="of:=[.G119]/[.C119]" office:value-type="float" office:value="1.22258902519775">
            <text:p>1.2225890252</text:p>
          </table:table-cell>
          <table:table-cell table:number-columns-repeated="4"/>
          <table:table-cell table:formula="of:=[.L119]/[.C119]" office:value-type="float" office:value="0.83259721180016">
            <text:p>0.8325972118</text:p>
          </table:table-cell>
          <table:table-cell table:number-columns-repeated="4"/>
          <table:table-cell table:formula="of:=[.Q119]/[.C119]" office:value-type="float" office:value="0.70933919513587">
            <text:p>0.7093391951</text:p>
          </table:table-cell>
          <table:table-cell table:number-columns-repeated="4"/>
          <table:table-cell table:formula="of:=[.V119]/[.C119]" office:value-type="float" office:value="0.351310825966989">
            <text:p>0.351310826</text:p>
          </table:table-cell>
          <table:table-cell table:number-columns-repeated="4"/>
          <table:table-cell table:formula="of:=[.AA119]/[.C119]" office:value-type="float" office:value="0.485791613016468">
            <text:p>0.485791613</text:p>
          </table:table-cell>
          <table:table-cell table:number-columns-repeated="998"/>
        </table:table-row>
        <table:table-row table:style-name="ro1">
          <table:table-cell table:style-name="ce5" office:value-type="float" office:value="14750000000">
            <text:p>1.48E+010</text:p>
          </table:table-cell>
          <table:table-cell table:formula="of:=[.A160]*0.000000001" office:value-type="float" office:value="14.75">
            <text:p>14.75</text:p>
          </table:table-cell>
          <table:table-cell/>
          <table:table-cell table:formula="of:=0.009/(300000000/[.A160])" office:value-type="float" office:value="0.4425">
            <text:p>0.4425</text:p>
          </table:table-cell>
          <table:table-cell/>
          <table:table-cell table:formula="of:=[.G120]/[.C120]" office:value-type="float" office:value="1.23087319502229">
            <text:p>1.230873195</text:p>
          </table:table-cell>
          <table:table-cell table:number-columns-repeated="4"/>
          <table:table-cell table:formula="of:=[.L120]/[.C120]" office:value-type="float" office:value="0.860512900297832">
            <text:p>0.8605129003</text:p>
          </table:table-cell>
          <table:table-cell table:number-columns-repeated="4"/>
          <table:table-cell table:formula="of:=[.Q120]/[.C120]" office:value-type="float" office:value="0.742127024374427">
            <text:p>0.7421270244</text:p>
          </table:table-cell>
          <table:table-cell table:number-columns-repeated="4"/>
          <table:table-cell table:formula="of:=[.V120]/[.C120]" office:value-type="float" office:value="0.407575895088076">
            <text:p>0.4075758951</text:p>
          </table:table-cell>
          <table:table-cell table:number-columns-repeated="4"/>
          <table:table-cell table:formula="of:=[.AA120]/[.C120]" office:value-type="float" office:value="0.540891606601272">
            <text:p>0.5408916066</text:p>
          </table:table-cell>
          <table:table-cell table:number-columns-repeated="998"/>
        </table:table-row>
        <table:table-row table:style-name="ro1">
          <table:table-cell table:style-name="ce5" office:value-type="float" office:value="15000000000">
            <text:p>1.50E+010</text:p>
          </table:table-cell>
          <table:table-cell table:formula="of:=[.A161]*0.000000001" office:value-type="float" office:value="15">
            <text:p>15</text:p>
          </table:table-cell>
          <table:table-cell/>
          <table:table-cell table:formula="of:=0.009/(300000000/[.A161])" office:value-type="float" office:value="0.45">
            <text:p>0.45</text:p>
          </table:table-cell>
          <table:table-cell/>
          <table:table-cell table:formula="of:=[.G121]/[.C121]" office:value-type="float" office:value="1.23890996916209">
            <text:p>1.2389099692</text:p>
          </table:table-cell>
          <table:table-cell table:number-columns-repeated="4"/>
          <table:table-cell table:formula="of:=[.L121]/[.C121]" office:value-type="float" office:value="0.88652989951842">
            <text:p>0.8865298995</text:p>
          </table:table-cell>
          <table:table-cell table:number-columns-repeated="4"/>
          <table:table-cell table:formula="of:=[.Q121]/[.C121]" office:value-type="float" office:value="0.772130387203486">
            <text:p>0.7721303872</text:p>
          </table:table-cell>
          <table:table-cell table:number-columns-repeated="4"/>
          <table:table-cell table:formula="of:=[.V121]/[.C121]" office:value-type="float" office:value="0.45410898467262">
            <text:p>0.4541089847</text:p>
          </table:table-cell>
          <table:table-cell table:number-columns-repeated="4"/>
          <table:table-cell table:formula="of:=[.AA121]/[.C121]" office:value-type="float" office:value="0.588668937966536">
            <text:p>0.588668938</text:p>
          </table:table-cell>
          <table:table-cell table:number-columns-repeated="998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error</text:p>
          </table:table-cell>
          <table:table-cell table:style-name="Default" office:value-type="string">
            <text:p>Frequency, GHz</text:p>
          </table:table-cell>
          <table:table-cell table:number-columns-repeated="4"/>
          <table:table-cell office:value-type="string">
            <text:p>Mode 1</text:p>
          </table:table-cell>
          <table:table-cell table:number-columns-repeated="4"/>
          <table:table-cell office:value-type="string">
            <text:p>Mode 2</text:p>
          </table:table-cell>
          <table:table-cell table:number-columns-repeated="4"/>
          <table:table-cell office:value-type="string">
            <text:p>Mode 3</text:p>
          </table:table-cell>
          <table:table-cell table:number-columns-repeated="4"/>
          <table:table-cell office:value-type="string">
            <text:p>Mode 4</text:p>
          </table:table-cell>
          <table:table-cell table:number-columns-repeated="4"/>
          <table:table-cell office:value-type="string">
            <text:p>Mode 5</text:p>
          </table:table-cell>
          <table:table-cell table:number-columns-repeated="997"/>
        </table:table-row>
        <table:table-row table:style-name="ro1">
          <table:table-cell/>
          <table:table-cell table:formula="of:=[.B125]" office:value-type="float" office:value="6">
            <text:p>6</text:p>
          </table:table-cell>
          <table:table-cell table:number-columns-repeated="3"/>
          <table:table-cell table:formula="of:=([.L43]-[.F125])/[.L43]" office:value-type="float" office:value="0.0000000191776723821139">
            <text:p>1.91776723821139E-008</text:p>
          </table:table-cell>
          <table:table-cell table:formula="of:=LOG10(ABS([.F166]))" office:value-type="float" office:value="-7.71720410482681">
            <text:p>-7.7172041048</text:p>
          </table:table-cell>
          <table:table-cell table:number-columns-repeated="3"/>
          <table:table-cell table:formula="of:=([.N43]-[.K125])/[.N43]" office:value-type="float" office:value="0.0000000913032939588454">
            <text:p>9.13032939588454E-008</text:p>
          </table:table-cell>
          <table:table-cell table:formula="of:=LOG10(ABS([.K166]))" office:value-type="float" office:value="-7.03951355409391">
            <text:p>-7.0395135541</text:p>
          </table:table-cell>
          <table:table-cell table:number-columns-repeated="3"/>
          <table:table-cell table:formula="of:=([.P43]-[.P125])/[.P43]" office:value-type="float" office:value="0.0000000302428984383712">
            <text:p>3.02428984383712E-008</text:p>
          </table:table-cell>
          <table:table-cell table:formula="of:=LOG10(ABS([.P166]))" office:value-type="float" office:value="-7.51937658898204">
            <text:p>-7.519376589</text:p>
          </table:table-cell>
          <table:table-cell table:number-columns-repeated="3"/>
          <table:table-cell table:formula="of:=([.R43]-[.U125])/[.R43]" office:value-type="float" office:value="0.000000194395596738215">
            <text:p>1.94395596738215E-007</text:p>
          </table:table-cell>
          <table:table-cell table:formula="of:=LOG10(ABS([.U166]))" office:value-type="float" office:value="-6.71131357651856">
            <text:p>-6.7113135765</text:p>
          </table:table-cell>
          <table:table-cell table:number-columns-repeated="3"/>
          <table:table-cell table:formula="of:=([.T43]-[.Z125])/[.T43]" office:value-type="float" office:value="0.0000000722903182766168">
            <text:p>7.22903182766168E-008</text:p>
          </table:table-cell>
          <table:table-cell table:formula="of:=LOG10(ABS([.Z166]))" office:value-type="float" office:value="-7.14091986315628">
            <text:p>-7.1409198632</text:p>
          </table:table-cell>
          <table:table-cell table:number-columns-repeated="997"/>
        </table:table-row>
        <table:table-row table:style-name="ro1">
          <table:table-cell/>
          <table:table-cell table:formula="of:=[.B126]" office:value-type="float" office:value="6.25">
            <text:p>6.25</text:p>
          </table:table-cell>
          <table:table-cell table:number-columns-repeated="3"/>
          <table:table-cell table:formula="of:=([.L44]-[.F126])/[.L44]" office:value-type="float" office:value="-0.0000000460188664189334">
            <text:p>-0.000000046</text:p>
          </table:table-cell>
          <table:table-cell table:formula="of:=LOG10(ABS([.F167]))" office:value-type="float" office:value="-7.33706408349583">
            <text:p>-7.3370640835</text:p>
          </table:table-cell>
          <table:table-cell table:number-columns-repeated="3"/>
          <table:table-cell table:formula="of:=([.N44]-[.K126])/[.N44]" office:value-type="float" office:value="0.0000000930982324507906">
            <text:p>9.30982324507906E-008</text:p>
          </table:table-cell>
          <table:table-cell table:formula="of:=LOG10(ABS([.K167]))" office:value-type="float" office:value="-7.03105856439089">
            <text:p>-7.0310585644</text:p>
          </table:table-cell>
          <table:table-cell table:number-columns-repeated="3"/>
          <table:table-cell table:formula="of:=([.P44]-[.P126])/[.P44]" office:value-type="float" office:value="0.000000031549066769736">
            <text:p>3.1549066769736E-008</text:p>
          </table:table-cell>
          <table:table-cell table:formula="of:=LOG10(ABS([.P167]))" office:value-type="float" office:value="-7.50101348278271">
            <text:p>-7.5010134828</text:p>
          </table:table-cell>
          <table:table-cell table:number-columns-repeated="3"/>
          <table:table-cell table:formula="of:=([.R44]-[.U126])/[.R44]" office:value-type="float" office:value="0.000000200396298132423">
            <text:p>2.00396298132423E-007</text:p>
          </table:table-cell>
          <table:table-cell table:formula="of:=LOG10(ABS([.U167]))" office:value-type="float" office:value="-6.69811030533728">
            <text:p>-6.6981103053</text:p>
          </table:table-cell>
          <table:table-cell table:number-columns-repeated="3"/>
          <table:table-cell table:formula="of:=([.T44]-[.Z126])/[.T44]" office:value-type="float" office:value="0.0000000734103321837693">
            <text:p>7.34103321837693E-008</text:p>
          </table:table-cell>
          <table:table-cell table:formula="of:=LOG10(ABS([.Z167]))" office:value-type="float" office:value="-7.13424281072964">
            <text:p>-7.1342428107</text:p>
          </table:table-cell>
          <table:table-cell table:number-columns-repeated="997"/>
        </table:table-row>
        <table:table-row table:style-name="ro1">
          <table:table-cell/>
          <table:table-cell table:formula="of:=[.B127]" office:value-type="float" office:value="6.5">
            <text:p>6.5</text:p>
          </table:table-cell>
          <table:table-cell table:number-columns-repeated="3"/>
          <table:table-cell table:formula="of:=([.L45]-[.F127])/[.L45]" office:value-type="float" office:value="-0.0000000111319356566508">
            <text:p>-1.11319356566508E-008</text:p>
          </table:table-cell>
          <table:table-cell table:formula="of:=LOG10(ABS([.F168]))" office:value-type="float" office:value="-7.95342931258254">
            <text:p>-7.9534293126</text:p>
          </table:table-cell>
          <table:table-cell table:number-columns-repeated="3"/>
          <table:table-cell table:formula="of:=([.N45]-[.K127])/[.N45]" office:value-type="float" office:value="0.0000000951668274004768">
            <text:p>9.51668274004768E-008</text:p>
          </table:table-cell>
          <table:table-cell table:formula="of:=LOG10(ABS([.K168]))" office:value-type="float" office:value="-7.02151440862731">
            <text:p>-7.0215144086</text:p>
          </table:table-cell>
          <table:table-cell table:number-columns-repeated="3"/>
          <table:table-cell table:formula="of:=([.P45]-[.P127])/[.P45]" office:value-type="float" office:value="0.0000000330281942535857">
            <text:p>0.000000033</text:p>
          </table:table-cell>
          <table:table-cell table:formula="of:=LOG10(ABS([.P168]))" office:value-type="float" office:value="-7.48111516978848">
            <text:p>-7.4811151698</text:p>
          </table:table-cell>
          <table:table-cell table:number-columns-repeated="3"/>
          <table:table-cell table:formula="of:=([.R45]-[.U127])/[.R45]" office:value-type="float" office:value="0.000000207038443294107">
            <text:p>0.000000207</text:p>
          </table:table-cell>
          <table:table-cell table:formula="of:=LOG10(ABS([.U168]))" office:value-type="float" office:value="-6.68394900642542">
            <text:p>-6.6839490064</text:p>
          </table:table-cell>
          <table:table-cell table:number-columns-repeated="3"/>
          <table:table-cell table:formula="of:=([.T45]-[.Z127])/[.T45]" office:value-type="float" office:value="0.0000000745978007717698">
            <text:p>7.45978007717698E-008</text:p>
          </table:table-cell>
          <table:table-cell table:formula="of:=LOG10(ABS([.Z168]))" office:value-type="float" office:value="-7.12727397583515">
            <text:p>-7.1272739758</text:p>
          </table:table-cell>
          <table:table-cell table:number-columns-repeated="997"/>
        </table:table-row>
        <table:table-row table:style-name="ro1">
          <table:table-cell/>
          <table:table-cell table:formula="of:=[.B128]" office:value-type="float" office:value="6.75">
            <text:p>6.75</text:p>
          </table:table-cell>
          <table:table-cell table:number-columns-repeated="3"/>
          <table:table-cell table:formula="of:=([.L46]-[.F128])/[.L46]" office:value-type="float" office:value="-0.00000000666823159505094">
            <text:p>-6.66823159505094E-009</text:p>
          </table:table-cell>
          <table:table-cell table:formula="of:=LOG10(ABS([.F169]))" office:value-type="float" office:value="-8.17598932505489">
            <text:p>-8.1759893251</text:p>
          </table:table-cell>
          <table:table-cell table:number-columns-repeated="3"/>
          <table:table-cell table:formula="of:=([.N46]-[.K128])/[.N46]" office:value-type="float" office:value="0.0000000975601076181492">
            <text:p>9.75601076181492E-008</text:p>
          </table:table-cell>
          <table:table-cell table:formula="of:=LOG10(ABS([.K169]))" office:value-type="float" office:value="-7.01072772928961">
            <text:p>-7.0107277293</text:p>
          </table:table-cell>
          <table:table-cell table:number-columns-repeated="3"/>
          <table:table-cell table:formula="of:=([.P46]-[.P128])/[.P46]" office:value-type="float" office:value="0.0000000347058458474402">
            <text:p>3.47058458474402E-008</text:p>
          </table:table-cell>
          <table:table-cell table:formula="of:=LOG10(ABS([.P169]))" office:value-type="float" office:value="-7.4595973665505">
            <text:p>-7.4595973666</text:p>
          </table:table-cell>
          <table:table-cell table:number-columns-repeated="3"/>
          <table:table-cell table:formula="of:=([.R46]-[.U128])/[.R46]" office:value-type="float" office:value="0.00000021440474664617">
            <text:p>2.1440474664617E-007</text:p>
          </table:table-cell>
          <table:table-cell table:formula="of:=LOG10(ABS([.U169]))" office:value-type="float" office:value="-6.66876560414988">
            <text:p>-6.6687656041</text:p>
          </table:table-cell>
          <table:table-cell table:number-columns-repeated="3"/>
          <table:table-cell table:formula="of:=([.T46]-[.Z128])/[.T46]" office:value-type="float" office:value="0.0000000758508432753933">
            <text:p>7.58508432753933E-008</text:p>
          </table:table-cell>
          <table:table-cell table:formula="of:=LOG10(ABS([.Z169]))" office:value-type="float" office:value="-7.12003958656065">
            <text:p>-7.1200395866</text:p>
          </table:table-cell>
          <table:table-cell table:number-columns-repeated="997"/>
        </table:table-row>
        <table:table-row table:style-name="ro1">
          <table:table-cell/>
          <table:table-cell table:formula="of:=[.B129]" office:value-type="float" office:value="7">
            <text:p>7</text:p>
          </table:table-cell>
          <table:table-cell table:number-columns-repeated="3"/>
          <table:table-cell table:formula="of:=([.L47]-[.F129])/[.L47]" office:value-type="float" office:value="-0.00000000498243872626128">
            <text:p>-0.000000005</text:p>
          </table:table-cell>
          <table:table-cell table:formula="of:=LOG10(ABS([.F170]))" office:value-type="float" office:value="-8.30255803352266">
            <text:p>-8.3025580335</text:p>
          </table:table-cell>
          <table:table-cell table:number-columns-repeated="3"/>
          <table:table-cell table:formula="of:=([.N47]-[.K129])/[.N47]" office:value-type="float" office:value="0.000000100340644243713">
            <text:p>1.00340644243713E-007</text:p>
          </table:table-cell>
          <table:table-cell table:formula="of:=LOG10(ABS([.K170]))" office:value-type="float" office:value="-6.998523114883">
            <text:p>-6.9985231149</text:p>
          </table:table-cell>
          <table:table-cell table:number-columns-repeated="3"/>
          <table:table-cell table:formula="of:=([.P47]-[.P129])/[.P47]" office:value-type="float" office:value="0.0000000366122377032234">
            <text:p>3.66122377032234E-008</text:p>
          </table:table-cell>
          <table:table-cell table:formula="of:=LOG10(ABS([.P170]))" office:value-type="float" office:value="-7.43637372666441">
            <text:p>-7.4363737267</text:p>
          </table:table-cell>
          <table:table-cell table:number-columns-repeated="3"/>
          <table:table-cell table:formula="of:=([.R47]-[.U129])/[.R47]" office:value-type="float" office:value="0.000000222592715361499">
            <text:p>2.22592715361499E-007</text:p>
          </table:table-cell>
          <table:table-cell table:formula="of:=LOG10(ABS([.U170]))" office:value-type="float" office:value="-6.65248905262517">
            <text:p>-6.6524890526</text:p>
          </table:table-cell>
          <table:table-cell table:number-columns-repeated="3"/>
          <table:table-cell table:formula="of:=([.T47]-[.Z129])/[.T47]" office:value-type="float" office:value="0.0000000771652348656329">
            <text:p>7.71652348656329E-008</text:p>
          </table:table-cell>
          <table:table-cell table:formula="of:=LOG10(ABS([.Z170]))" office:value-type="float" office:value="-7.11257831762561">
            <text:p>-7.1125783176</text:p>
          </table:table-cell>
          <table:table-cell table:number-columns-repeated="997"/>
        </table:table-row>
        <table:table-row table:style-name="ro1">
          <table:table-cell/>
          <table:table-cell table:formula="of:=[.B130]" office:value-type="float" office:value="7.25">
            <text:p>7.25</text:p>
          </table:table-cell>
          <table:table-cell table:number-columns-repeated="3"/>
          <table:table-cell table:formula="of:=([.L48]-[.F130])/[.L48]" office:value-type="float" office:value="-0.0000000041421978528288">
            <text:p>-4.1421978528288E-009</text:p>
          </table:table-cell>
          <table:table-cell table:formula="of:=LOG10(ABS([.F171]))" office:value-type="float" office:value="-8.38276916079274">
            <text:p>-8.3827691608</text:p>
          </table:table-cell>
          <table:table-cell table:number-columns-repeated="3"/>
          <table:table-cell table:formula="of:=([.N48]-[.K130])/[.N48]" office:value-type="float" office:value="0.000000103585665020236">
            <text:p>1.03585665020236E-007</text:p>
          </table:table-cell>
          <table:table-cell table:formula="of:=LOG10(ABS([.K171]))" office:value-type="float" office:value="-6.98470034143792">
            <text:p>-6.9847003414</text:p>
          </table:table-cell>
          <table:table-cell table:number-columns-repeated="3"/>
          <table:table-cell table:formula="of:=([.P48]-[.P130])/[.P48]" office:value-type="float" office:value="0.0000000387834426597936">
            <text:p>3.87834426597936E-008</text:p>
          </table:table-cell>
          <table:table-cell table:formula="of:=LOG10(ABS([.P171]))" office:value-type="float" office:value="-7.41135364286456">
            <text:p>-7.4113536429</text:p>
          </table:table-cell>
          <table:table-cell table:number-columns-repeated="3"/>
          <table:table-cell table:formula="of:=([.R48]-[.U130])/[.R48]" office:value-type="float" office:value="0.000000231717972229032">
            <text:p>2.31717972229032E-007</text:p>
          </table:table-cell>
          <table:table-cell table:formula="of:=LOG10(ABS([.U171]))" office:value-type="float" office:value="-6.63504028068047">
            <text:p>-6.6350402807</text:p>
          </table:table-cell>
          <table:table-cell table:number-columns-repeated="3"/>
          <table:table-cell table:formula="of:=([.T48]-[.Z130])/[.T48]" office:value-type="float" office:value="0.0000000785334581068286">
            <text:p>7.85334581068286E-008</text:p>
          </table:table-cell>
          <table:table-cell table:formula="of:=LOG10(ABS([.Z171]))" office:value-type="float" office:value="-7.10494527859954">
            <text:p>-7.1049452786</text:p>
          </table:table-cell>
          <table:table-cell table:number-columns-repeated="997"/>
        </table:table-row>
        <table:table-row table:style-name="ro1">
          <table:table-cell/>
          <table:table-cell table:formula="of:=[.B131]" office:value-type="float" office:value="7.5">
            <text:p>7.5</text:p>
          </table:table-cell>
          <table:table-cell table:number-columns-repeated="3"/>
          <table:table-cell table:formula="of:=([.L49]-[.F131])/[.L49]" office:value-type="float" office:value="-0.00000000367194378570463">
            <text:p>-3.67194378570463E-009</text:p>
          </table:table-cell>
          <table:table-cell table:formula="of:=LOG10(ABS([.F172]))" office:value-type="float" office:value="-8.4351039760942">
            <text:p>-8.4351039761</text:p>
          </table:table-cell>
          <table:table-cell table:number-columns-repeated="3"/>
          <table:table-cell table:formula="of:=([.N49]-[.K131])/[.N49]" office:value-type="float" office:value="0.000000107391589323347">
            <text:p>1.07391589323347E-007</text:p>
          </table:table-cell>
          <table:table-cell table:formula="of:=LOG10(ABS([.K172]))" office:value-type="float" office:value="-6.96902973030771">
            <text:p>-6.9690297303</text:p>
          </table:table-cell>
          <table:table-cell table:number-columns-repeated="3"/>
          <table:table-cell table:formula="of:=([.P49]-[.P131])/[.P49]" office:value-type="float" office:value="0.0000000412629151646553">
            <text:p>4.12629151646553E-008</text:p>
          </table:table-cell>
          <table:table-cell table:formula="of:=LOG10(ABS([.P172]))" office:value-type="float" office:value="-7.38444009300851">
            <text:p>-7.384440093</text:p>
          </table:table-cell>
          <table:table-cell table:number-columns-repeated="3"/>
          <table:table-cell table:formula="of:=([.R49]-[.U131])/[.R49]" office:value-type="float" office:value="0.000000241918213668293">
            <text:p>2.41918213668293E-007</text:p>
          </table:table-cell>
          <table:table-cell table:formula="of:=LOG10(ABS([.U172]))" office:value-type="float" office:value="-6.61633143301118">
            <text:p>-6.616331433</text:p>
          </table:table-cell>
          <table:table-cell table:number-columns-repeated="3"/>
          <table:table-cell table:formula="of:=([.T49]-[.Z131])/[.T49]" office:value-type="float" office:value="0.0000000799428528046389">
            <text:p>7.99428528046389E-008</text:p>
          </table:table-cell>
          <table:table-cell table:formula="of:=LOG10(ABS([.Z172]))" office:value-type="float" office:value="-7.0972203577621">
            <text:p>-7.0972203578</text:p>
          </table:table-cell>
          <table:table-cell table:number-columns-repeated="997"/>
        </table:table-row>
        <table:table-row table:style-name="ro1">
          <table:table-cell/>
          <table:table-cell table:formula="of:=[.B132]" office:value-type="float" office:value="7.75">
            <text:p>7.75</text:p>
          </table:table-cell>
          <table:table-cell table:number-columns-repeated="3"/>
          <table:table-cell table:formula="of:=([.L50]-[.F132])/[.L50]" office:value-type="float" office:value="-0.00000000340254603258722">
            <text:p>-3.40254603258722E-009</text:p>
          </table:table-cell>
          <table:table-cell table:formula="of:=LOG10(ABS([.F173]))" office:value-type="float" office:value="-8.4681959905733">
            <text:p>-8.4681959906</text:p>
          </table:table-cell>
          <table:table-cell table:number-columns-repeated="3"/>
          <table:table-cell table:formula="of:=([.N50]-[.K132])/[.N50]" office:value-type="float" office:value="0.000000111879517600624">
            <text:p>1.11879517600624E-007</text:p>
          </table:table-cell>
          <table:table-cell table:formula="of:=LOG10(ABS([.K173]))" office:value-type="float" office:value="-6.95124941487683">
            <text:p>-6.9512494149</text:p>
          </table:table-cell>
          <table:table-cell table:number-columns-repeated="3"/>
          <table:table-cell table:formula="of:=([.P50]-[.P132])/[.P50]" office:value-type="float" office:value="0.0000000441030379720534">
            <text:p>4.41030379720534E-008</text:p>
          </table:table-cell>
          <table:table-cell table:formula="of:=LOG10(ABS([.P173]))" office:value-type="float" office:value="-7.35553149377351">
            <text:p>-7.3555314938</text:p>
          </table:table-cell>
          <table:table-cell table:number-columns-repeated="3"/>
          <table:table-cell table:formula="of:=([.R50]-[.U132])/[.R50]" office:value-type="float" office:value="0.000000253361663939267">
            <text:p>2.53361663939267E-007</text:p>
          </table:table-cell>
          <table:table-cell table:formula="of:=LOG10(ABS([.U173]))" office:value-type="float" office:value="-6.59625909742084">
            <text:p>-6.5962590974</text:p>
          </table:table-cell>
          <table:table-cell table:number-columns-repeated="3"/>
          <table:table-cell table:formula="of:=([.T50]-[.Z132])/[.T50]" office:value-type="float" office:value="0.0000000813759096107737">
            <text:p>8.13759096107737E-008</text:p>
          </table:table-cell>
          <table:table-cell table:formula="of:=LOG10(ABS([.Z173]))" office:value-type="float" office:value="-7.0895041439017">
            <text:p>-7.0895041439</text:p>
          </table:table-cell>
          <table:table-cell table:number-columns-repeated="997"/>
        </table:table-row>
        <table:table-row table:style-name="ro1">
          <table:table-cell/>
          <table:table-cell table:formula="of:=[.B133]" office:value-type="float" office:value="8">
            <text:p>8</text:p>
          </table:table-cell>
          <table:table-cell table:number-columns-repeated="3"/>
          <table:table-cell table:formula="of:=([.L51]-[.F133])/[.L51]" office:value-type="float" office:value="-0.00000000325184156016277">
            <text:p>-3.25184156016277E-009</text:p>
          </table:table-cell>
          <table:table-cell table:formula="of:=LOG10(ABS([.F174]))" office:value-type="float" office:value="-8.48787062274073">
            <text:p>-8.4878706227</text:p>
          </table:table-cell>
          <table:table-cell table:number-columns-repeated="3"/>
          <table:table-cell table:formula="of:=([.N51]-[.K133])/[.N51]" office:value-type="float" office:value="0.000000117203880315503">
            <text:p>1.17203880315503E-007</text:p>
          </table:table-cell>
          <table:table-cell table:formula="of:=LOG10(ABS([.K174]))" office:value-type="float" office:value="-6.93105800971968">
            <text:p>-6.9310580097</text:p>
          </table:table-cell>
          <table:table-cell table:number-columns-repeated="3"/>
          <table:table-cell table:formula="of:=([.P51]-[.P133])/[.P51]" office:value-type="float" office:value="0.0000000473686614255778">
            <text:p>4.73686614255778E-008</text:p>
          </table:table-cell>
          <table:table-cell table:formula="of:=LOG10(ABS([.P174]))" office:value-type="float" office:value="-7.32450888767439">
            <text:p>-7.3245088877</text:p>
          </table:table-cell>
          <table:table-cell table:number-columns-repeated="3"/>
          <table:table-cell table:formula="of:=([.R51]-[.U133])/[.R51]" office:value-type="float" office:value="0.00000026624921333034">
            <text:p>2.6624921333034E-007</text:p>
          </table:table-cell>
          <table:table-cell table:formula="of:=LOG10(ABS([.U174]))" office:value-type="float" office:value="-6.57471166673366">
            <text:p>-6.5747116667</text:p>
          </table:table-cell>
          <table:table-cell table:number-columns-repeated="3"/>
          <table:table-cell table:formula="of:=([.T51]-[.Z133])/[.T51]" office:value-type="float" office:value="0.000000082802854860428">
            <text:p>8.2802854860428E-008</text:p>
          </table:table-cell>
          <table:table-cell table:formula="of:=LOG10(ABS([.Z174]))" office:value-type="float" office:value="-7.08195468943787">
            <text:p>-7.0819546894</text:p>
          </table:table-cell>
          <table:table-cell table:number-columns-repeated="997"/>
        </table:table-row>
        <table:table-row table:style-name="ro1">
          <table:table-cell/>
          <table:table-cell table:formula="of:=[.B134]" office:value-type="float" office:value="8.25">
            <text:p>8.25</text:p>
          </table:table-cell>
          <table:table-cell table:number-columns-repeated="3"/>
          <table:table-cell table:formula="of:=([.L52]-[.F134])/[.L52]" office:value-type="float" office:value="-0.00000000318067103440206">
            <text:p>-3.18067103440206E-009</text:p>
          </table:table-cell>
          <table:table-cell table:formula="of:=LOG10(ABS([.F175]))" office:value-type="float" office:value="-8.49748124611798">
            <text:p>-8.4974812461</text:p>
          </table:table-cell>
          <table:table-cell table:number-columns-repeated="3"/>
          <table:table-cell table:formula="of:=([.N52]-[.K134])/[.N52]" office:value-type="float" office:value="0.000000123564022902668">
            <text:p>1.23564022902668E-007</text:p>
          </table:table-cell>
          <table:table-cell table:formula="of:=LOG10(ABS([.K175]))" office:value-type="float" office:value="-6.90810796071383">
            <text:p>-6.9081079607</text:p>
          </table:table-cell>
          <table:table-cell table:number-columns-repeated="3"/>
          <table:table-cell table:formula="of:=([.P52]-[.P134])/[.P52]" office:value-type="float" office:value="0.0000000511395398196678">
            <text:p>5.11395398196678E-008</text:p>
          </table:table-cell>
          <table:table-cell table:formula="of:=LOG10(ABS([.P175]))" office:value-type="float" office:value="-7.29124318430104">
            <text:p>-7.2912431843</text:p>
          </table:table-cell>
          <table:table-cell table:number-columns-repeated="3"/>
          <table:table-cell table:formula="of:=([.R52]-[.U134])/[.R52]" office:value-type="float" office:value="0.00000028083058149731">
            <text:p>2.8083058149731E-007</text:p>
          </table:table-cell>
          <table:table-cell table:formula="of:=LOG10(ABS([.U175]))" office:value-type="float" office:value="-6.55155560077174">
            <text:p>-6.5515556008</text:p>
          </table:table-cell>
          <table:table-cell table:number-columns-repeated="3"/>
          <table:table-cell table:formula="of:=([.T52]-[.Z134])/[.T52]" office:value-type="float" office:value="0.0000000841820835692709">
            <text:p>8.41820835692709E-008</text:p>
          </table:table-cell>
          <table:table-cell table:formula="of:=LOG10(ABS([.Z175]))" office:value-type="float" office:value="-7.07478032934306">
            <text:p>-7.0747803293</text:p>
          </table:table-cell>
          <table:table-cell table:number-columns-repeated="997"/>
        </table:table-row>
        <table:table-row table:style-name="ro1">
          <table:table-cell/>
          <table:table-cell table:formula="of:=[.B135]" office:value-type="float" office:value="8.5">
            <text:p>8.5</text:p>
          </table:table-cell>
          <table:table-cell table:number-columns-repeated="3"/>
          <table:table-cell table:formula="of:=([.L53]-[.F135])/[.L53]" office:value-type="float" office:value="-0.00000000316563486067565">
            <text:p>-3.16563486067565E-009</text:p>
          </table:table-cell>
          <table:table-cell table:formula="of:=LOG10(ABS([.F176]))" office:value-type="float" office:value="-8.4995391801682">
            <text:p>-8.4995391802</text:p>
          </table:table-cell>
          <table:table-cell table:number-columns-repeated="3"/>
          <table:table-cell table:formula="of:=([.N53]-[.K135])/[.N53]" office:value-type="float" office:value="0.000000131221136162897">
            <text:p>1.31221136162897E-007</text:p>
          </table:table-cell>
          <table:table-cell table:formula="of:=LOG10(ABS([.K176]))" office:value-type="float" office:value="-6.88199620627434">
            <text:p>-6.8819962063</text:p>
          </table:table-cell>
          <table:table-cell table:number-columns-repeated="3"/>
          <table:table-cell table:formula="of:=([.P53]-[.P135])/[.P53]" office:value-type="float" office:value="0.0000000555160572036173">
            <text:p>5.55160572036173E-008</text:p>
          </table:table-cell>
          <table:table-cell table:formula="of:=LOG10(ABS([.P176]))" office:value-type="float" office:value="-7.25558138541193">
            <text:p>-7.2555813854</text:p>
          </table:table-cell>
          <table:table-cell table:number-columns-repeated="3"/>
          <table:table-cell table:formula="of:=([.R53]-[.U135])/[.R53]" office:value-type="float" office:value="0.000000297415112759022">
            <text:p>2.97415112759022E-007</text:p>
          </table:table-cell>
          <table:table-cell table:formula="of:=LOG10(ABS([.U176]))" office:value-type="float" office:value="-6.52663696714866">
            <text:p>-6.5266369671</text:p>
          </table:table-cell>
          <table:table-cell table:number-columns-repeated="3"/>
          <table:table-cell table:formula="of:=([.T53]-[.Z135])/[.T53]" office:value-type="float" office:value="0.0000000854515677907396">
            <text:p>8.54515677907396E-008</text:p>
          </table:table-cell>
          <table:table-cell table:formula="of:=LOG10(ABS([.Z176]))" office:value-type="float" office:value="-7.06827996481427">
            <text:p>-7.0682799648</text:p>
          </table:table-cell>
          <table:table-cell table:number-columns-repeated="997"/>
        </table:table-row>
        <table:table-row table:style-name="ro1">
          <table:table-cell/>
          <table:table-cell table:formula="of:=[.B136]" office:value-type="float" office:value="8.75">
            <text:p>8.75</text:p>
          </table:table-cell>
          <table:table-cell table:number-columns-repeated="3"/>
          <table:table-cell table:formula="of:=([.L54]-[.F136])/[.L54]" office:value-type="float" office:value="-0.00000000319248734549964">
            <text:p>-3.19248734549964E-009</text:p>
          </table:table-cell>
          <table:table-cell table:formula="of:=LOG10(ABS([.F177]))" office:value-type="float" office:value="-8.49587081553379">
            <text:p>-8.4958708155</text:p>
          </table:table-cell>
          <table:table-cell table:number-columns-repeated="3"/>
          <table:table-cell table:formula="of:=([.N54]-[.K136])/[.N54]" office:value-type="float" office:value="0.000000140524756254439">
            <text:p>1.40524756254439E-007</text:p>
          </table:table-cell>
          <table:table-cell table:formula="of:=LOG10(ABS([.K177]))" office:value-type="float" office:value="-6.85224715933475">
            <text:p>-6.8522471593</text:p>
          </table:table-cell>
          <table:table-cell table:number-columns-repeated="3"/>
          <table:table-cell table:formula="of:=([.P54]-[.P136])/[.P54]" office:value-type="float" office:value="0.0000000606256799299887">
            <text:p>6.06256799299887E-008</text:p>
          </table:table-cell>
          <table:table-cell table:formula="of:=LOG10(ABS([.P177]))" office:value-type="float" office:value="-7.21734337765671">
            <text:p>-7.2173433777</text:p>
          </table:table-cell>
          <table:table-cell table:number-columns-repeated="3"/>
          <table:table-cell table:formula="of:=([.R54]-[.U136])/[.R54]" office:value-type="float" office:value="0.000000316392755765831">
            <text:p>3.16392755765831E-007</text:p>
          </table:table-cell>
          <table:table-cell table:formula="of:=LOG10(ABS([.U177]))" office:value-type="float" office:value="-6.49977346881198">
            <text:p>-6.4997734688</text:p>
          </table:table-cell>
          <table:table-cell table:number-columns-repeated="3"/>
          <table:table-cell table:formula="of:=([.T54]-[.Z136])/[.T54]" office:value-type="float" office:value="0.0000000865201127207549">
            <text:p>8.65201127207549E-008</text:p>
          </table:table-cell>
          <table:table-cell table:formula="of:=LOG10(ABS([.Z177]))" office:value-type="float" office:value="-7.06288292342192">
            <text:p>-7.0628829234</text:p>
          </table:table-cell>
          <table:table-cell table:number-columns-repeated="997"/>
        </table:table-row>
        <table:table-row table:style-name="ro1">
          <table:table-cell/>
          <table:table-cell table:formula="of:=[.B137]" office:value-type="float" office:value="9">
            <text:p>9</text:p>
          </table:table-cell>
          <table:table-cell table:number-columns-repeated="3"/>
          <table:table-cell table:formula="of:=([.L55]-[.F137])/[.L55]" office:value-type="float" office:value="-0.00000000325196231595943">
            <text:p>-3.25196231595943E-009</text:p>
          </table:table-cell>
          <table:table-cell table:formula="of:=LOG10(ABS([.F178]))" office:value-type="float" office:value="-8.4878544956935">
            <text:p>-8.4878544957</text:p>
          </table:table-cell>
          <table:table-cell table:number-columns-repeated="3"/>
          <table:table-cell table:formula="of:=([.N55]-[.K137])/[.N55]" office:value-type="float" office:value="0.000000151952395506164">
            <text:p>0.000000152</text:p>
          </table:table-cell>
          <table:table-cell table:formula="of:=LOG10(ABS([.K178]))" office:value-type="float" office:value="-6.8182924489443">
            <text:p>-6.8182924489</text:p>
          </table:table-cell>
          <table:table-cell table:number-columns-repeated="3"/>
          <table:table-cell table:formula="of:=([.P55]-[.P137])/[.P55]" office:value-type="float" office:value="0.0000000666330668285989">
            <text:p>6.66330668285989E-008</text:p>
          </table:table-cell>
          <table:table-cell table:formula="of:=LOG10(ABS([.P178]))" office:value-type="float" office:value="-7.17631019759655">
            <text:p>-7.1763101976</text:p>
          </table:table-cell>
          <table:table-cell table:number-columns-repeated="3"/>
          <table:table-cell table:formula="of:=([.R55]-[.U137])/[.R55]" office:value-type="float" office:value="0.000000338261921615216">
            <text:p>3.38261921615216E-007</text:p>
          </table:table-cell>
          <table:table-cell table:formula="of:=LOG10(ABS([.U178]))" office:value-type="float" office:value="-6.47074688829881">
            <text:p>-6.4707468883</text:p>
          </table:table-cell>
          <table:table-cell table:number-columns-repeated="3"/>
          <table:table-cell table:formula="of:=([.T55]-[.Z137])/[.T55]" office:value-type="float" office:value="0.0000000872537466176543">
            <text:p>8.72537466176543E-008</text:p>
          </table:table-cell>
          <table:table-cell table:formula="of:=LOG10(ABS([.Z178]))" office:value-type="float" office:value="-7.05921591565316">
            <text:p>-7.0592159157</text:p>
          </table:table-cell>
          <table:table-cell table:number-columns-repeated="997"/>
        </table:table-row>
        <table:table-row table:style-name="ro1">
          <table:table-cell/>
          <table:table-cell table:formula="of:=[.B138]" office:value-type="float" office:value="9.25">
            <text:p>9.25</text:p>
          </table:table-cell>
          <table:table-cell table:number-columns-repeated="3"/>
          <table:table-cell table:formula="of:=([.L56]-[.F138])/[.L56]" office:value-type="float" office:value="-0.00000000337127473173028">
            <text:p>-3.37127473173028E-009</text:p>
          </table:table-cell>
          <table:table-cell table:formula="of:=LOG10(ABS([.F179]))" office:value-type="float" office:value="-8.47220585453547">
            <text:p>-8.4722058545</text:p>
          </table:table-cell>
          <table:table-cell table:number-columns-repeated="3"/>
          <table:table-cell table:formula="of:=([.N56]-[.K138])/[.N56]" office:value-type="float" office:value="0.000000166174255597533">
            <text:p>1.66174255597533E-007</text:p>
          </table:table-cell>
          <table:table-cell table:formula="of:=LOG10(ABS([.K179]))" office:value-type="float" office:value="-6.77943625803664">
            <text:p>-6.779436258</text:p>
          </table:table-cell>
          <table:table-cell table:number-columns-repeated="3"/>
          <table:table-cell table:formula="of:=([.P56]-[.P138])/[.P56]" office:value-type="float" office:value="0.0000000737549581538455">
            <text:p>7.37549581538455E-008</text:p>
          </table:table-cell>
          <table:table-cell table:formula="of:=LOG10(ABS([.P179]))" office:value-type="float" office:value="-7.13220877905859">
            <text:p>-7.1322087791</text:p>
          </table:table-cell>
          <table:table-cell table:number-columns-repeated="3"/>
          <table:table-cell table:formula="of:=([.R56]-[.U138])/[.R56]" office:value-type="float" office:value="0.000000363660130575012">
            <text:p>3.63660130575012E-007</text:p>
          </table:table-cell>
          <table:table-cell table:formula="of:=LOG10(ABS([.U179]))" office:value-type="float" office:value="-6.43930430966949">
            <text:p>-6.4393043097</text:p>
          </table:table-cell>
          <table:table-cell table:number-columns-repeated="3"/>
          <table:table-cell table:formula="of:=([.T56]-[.Z138])/[.T56]" office:value-type="float" office:value="0.0000000874544715605597">
            <text:p>8.74544715605597E-008</text:p>
          </table:table-cell>
          <table:table-cell table:formula="of:=LOG10(ABS([.Z179]))" office:value-type="float" office:value="-7.05821798007405">
            <text:p>-7.0582179801</text:p>
          </table:table-cell>
          <table:table-cell table:number-columns-repeated="997"/>
        </table:table-row>
        <table:table-row table:style-name="ro1">
          <table:table-cell/>
          <table:table-cell table:formula="of:=[.B139]" office:value-type="float" office:value="9.5">
            <text:p>9.5</text:p>
          </table:table-cell>
          <table:table-cell table:number-columns-repeated="3"/>
          <table:table-cell table:formula="of:=([.L57]-[.F139])/[.L57]" office:value-type="float" office:value="-0.00000000344272193260518">
            <text:p>-3.44272193260518E-009</text:p>
          </table:table-cell>
          <table:table-cell table:formula="of:=LOG10(ABS([.F180]))" office:value-type="float" office:value="-8.46309805368569">
            <text:p>-8.4630980537</text:p>
          </table:table-cell>
          <table:table-cell table:number-columns-repeated="3"/>
          <table:table-cell table:formula="of:=([.N57]-[.K139])/[.N57]" office:value-type="float" office:value="0.00000018412933383289">
            <text:p>1.8412933383289E-007</text:p>
          </table:table-cell>
          <table:table-cell table:formula="of:=LOG10(ABS([.K180]))" office:value-type="float" office:value="-6.73487701808518">
            <text:p>-6.7348770181</text:p>
          </table:table-cell>
          <table:table-cell table:number-columns-repeated="3"/>
          <table:table-cell table:formula="of:=([.P57]-[.P139])/[.P57]" office:value-type="float" office:value="0.0000000822805514990793">
            <text:p>8.22805514990793E-008</text:p>
          </table:table-cell>
          <table:table-cell table:formula="of:=LOG10(ABS([.P180]))" office:value-type="float" office:value="-7.08470280603657">
            <text:p>-7.084702806</text:p>
          </table:table-cell>
          <table:table-cell table:number-columns-repeated="3"/>
          <table:table-cell table:formula="of:=([.R57]-[.U139])/[.R57]" office:value-type="float" office:value="0.000000393477291018272">
            <text:p>3.93477291018272E-007</text:p>
          </table:table-cell>
          <table:table-cell table:formula="of:=LOG10(ABS([.U180]))" office:value-type="float" office:value="-6.40508032726945">
            <text:p>-6.4050803273</text:p>
          </table:table-cell>
          <table:table-cell table:number-columns-repeated="3"/>
          <table:table-cell table:formula="of:=([.T57]-[.Z139])/[.T57]" office:value-type="float" office:value="0.0000000868038732210908">
            <text:p>8.68038732210908E-008</text:p>
          </table:table-cell>
          <table:table-cell table:formula="of:=LOG10(ABS([.Z180]))" office:value-type="float" office:value="-7.06146089600994">
            <text:p>-7.061460896</text:p>
          </table:table-cell>
          <table:table-cell table:number-columns-repeated="997"/>
        </table:table-row>
        <table:table-row table:style-name="ro1">
          <table:table-cell/>
          <table:table-cell table:formula="of:=[.B140]" office:value-type="float" office:value="9.75">
            <text:p>9.75</text:p>
          </table:table-cell>
          <table:table-cell table:number-columns-repeated="3"/>
          <table:table-cell table:formula="of:=([.L58]-[.F140])/[.L58]" office:value-type="float" office:value="-0.00000000356532053279054">
            <text:p>-3.56532053279054E-009</text:p>
          </table:table-cell>
          <table:table-cell table:formula="of:=LOG10(ABS([.F181]))" office:value-type="float" office:value="-8.44790141970706">
            <text:p>-8.4479014197</text:p>
          </table:table-cell>
          <table:table-cell table:number-columns-repeated="3"/>
          <table:table-cell table:formula="of:=([.N58]-[.K140])/[.N58]" office:value-type="float" office:value="0.000000207397419523738">
            <text:p>2.07397419523738E-007</text:p>
          </table:table-cell>
          <table:table-cell table:formula="of:=LOG10(ABS([.K181]))" office:value-type="float" office:value="-6.68319665148397">
            <text:p>-6.6831966515</text:p>
          </table:table-cell>
          <table:table-cell table:number-columns-repeated="3"/>
          <table:table-cell table:formula="of:=([.P58]-[.P140])/[.P58]" office:value-type="float" office:value="0.0000000926099879189356">
            <text:p>9.26099879189356E-008</text:p>
          </table:table-cell>
          <table:table-cell table:formula="of:=LOG10(ABS([.P181]))" office:value-type="float" office:value="-7.03334217245238">
            <text:p>-7.0333421725</text:p>
          </table:table-cell>
          <table:table-cell table:number-columns-repeated="3"/>
          <table:table-cell table:formula="of:=([.R58]-[.U140])/[.R58]" office:value-type="float" office:value="0.000000428838200461295">
            <text:p>4.28838200461295E-007</text:p>
          </table:table-cell>
          <table:table-cell table:formula="of:=LOG10(ABS([.U181]))" office:value-type="float" office:value="-6.36770653509093">
            <text:p>-6.3677065351</text:p>
          </table:table-cell>
          <table:table-cell table:number-columns-repeated="3"/>
          <table:table-cell table:formula="of:=([.T58]-[.Z140])/[.T58]" office:value-type="float" office:value="0.0000000848592774808874">
            <text:p>8.48592774808874E-008</text:p>
          </table:table-cell>
          <table:table-cell table:formula="of:=LOG10(ABS([.Z181]))" office:value-type="float" office:value="-7.07130067027621">
            <text:p>-7.0713006703</text:p>
          </table:table-cell>
          <table:table-cell table:number-columns-repeated="997"/>
        </table:table-row>
        <table:table-row table:style-name="ro1">
          <table:table-cell/>
          <table:table-cell table:formula="of:=[.B141]" office:value-type="float" office:value="10">
            <text:p>10</text:p>
          </table:table-cell>
          <table:table-cell table:number-columns-repeated="3"/>
          <table:table-cell table:formula="of:=([.L59]-[.F141])/[.L59]" office:value-type="float" office:value="-0.00000000370159729797002">
            <text:p>-3.70159729797002E-009</text:p>
          </table:table-cell>
          <table:table-cell table:formula="of:=LOG10(ABS([.F182]))" office:value-type="float" office:value="-8.43161083052705">
            <text:p>-8.4316108305</text:p>
          </table:table-cell>
          <table:table-cell table:number-columns-repeated="3"/>
          <table:table-cell table:formula="of:=([.N59]-[.K141])/[.N59]" office:value-type="float" office:value="0.000000238137217427208">
            <text:p>2.38137217427208E-007</text:p>
          </table:table-cell>
          <table:table-cell table:formula="of:=LOG10(ABS([.K182]))" office:value-type="float" office:value="-6.62317272530006">
            <text:p>-6.6231727253</text:p>
          </table:table-cell>
          <table:table-cell table:number-columns-repeated="3"/>
          <table:table-cell table:formula="of:=([.P59]-[.P141])/[.P59]" office:value-type="float" office:value="0.000000105305902246485">
            <text:p>1.05305902246485E-007</text:p>
          </table:table-cell>
          <table:table-cell table:formula="of:=LOG10(ABS([.P182]))" office:value-type="float" office:value="-6.9775472865425">
            <text:p>-6.9775472865</text:p>
          </table:table-cell>
          <table:table-cell table:number-columns-repeated="3"/>
          <table:table-cell table:formula="of:=([.R59]-[.U141])/[.R59]" office:value-type="float" office:value="0.000000471381940369568">
            <text:p>4.71381940369568E-007</text:p>
          </table:table-cell>
          <table:table-cell table:formula="of:=LOG10(ABS([.U182]))" office:value-type="float" office:value="-6.32662706022511">
            <text:p>-6.3266270602</text:p>
          </table:table-cell>
          <table:table-cell table:number-columns-repeated="3"/>
          <table:table-cell table:formula="of:=([.T59]-[.Z141])/[.T59]" office:value-type="float" office:value="0.0000000808838159169975">
            <text:p>8.08838159169975E-008</text:p>
          </table:table-cell>
          <table:table-cell table:formula="of:=LOG10(ABS([.Z182]))" office:value-type="float" office:value="-7.09213836789427">
            <text:p>-7.0921383679</text:p>
          </table:table-cell>
          <table:table-cell table:number-columns-repeated="997"/>
        </table:table-row>
        <table:table-row table:style-name="ro1">
          <table:table-cell/>
          <table:table-cell table:formula="of:=[.B142]" office:value-type="float" office:value="10.25">
            <text:p>10.25</text:p>
          </table:table-cell>
          <table:table-cell table:number-columns-repeated="3"/>
          <table:table-cell table:formula="of:=([.L60]-[.F142])/[.L60]" office:value-type="float" office:value="-0.00000000384924239782111">
            <text:p>-3.84924239782111E-009</text:p>
          </table:table-cell>
          <table:table-cell table:formula="of:=LOG10(ABS([.F183]))" office:value-type="float" office:value="-8.41462473927656">
            <text:p>-8.4146247393</text:p>
          </table:table-cell>
          <table:table-cell table:number-columns-repeated="3"/>
          <table:table-cell table:formula="of:=([.N60]-[.K142])/[.N60]" office:value-type="float" office:value="0.000000280336380118975">
            <text:p>2.80336380118975E-007</text:p>
          </table:table-cell>
          <table:table-cell table:formula="of:=LOG10(ABS([.K183]))" office:value-type="float" office:value="-6.55232053884446">
            <text:p>-6.5523205388</text:p>
          </table:table-cell>
          <table:table-cell table:number-columns-repeated="3"/>
          <table:table-cell table:formula="of:=([.P60]-[.P142])/[.P60]" office:value-type="float" office:value="0.00000012119006152481">
            <text:p>1.2119006152481E-007</text:p>
          </table:table-cell>
          <table:table-cell table:formula="of:=LOG10(ABS([.P183]))" office:value-type="float" office:value="-6.91653299404688">
            <text:p>-6.916532994</text:p>
          </table:table-cell>
          <table:table-cell table:number-columns-repeated="3"/>
          <table:table-cell table:formula="of:=([.R60]-[.U142])/[.R60]" office:value-type="float" office:value="0.000000523437696795554">
            <text:p>5.23437696795554E-007</text:p>
          </table:table-cell>
          <table:table-cell table:formula="of:=LOG10(ABS([.U183]))" office:value-type="float" office:value="-6.28113500366641">
            <text:p>-6.2811350037</text:p>
          </table:table-cell>
          <table:table-cell table:number-columns-repeated="3"/>
          <table:table-cell table:formula="of:=([.T60]-[.Z142])/[.T60]" office:value-type="float" office:value="0.0000000737015773282917">
            <text:p>7.37015773282917E-008</text:p>
          </table:table-cell>
          <table:table-cell table:formula="of:=LOG10(ABS([.Z183]))" office:value-type="float" office:value="-7.13252321746465">
            <text:p>-7.1325232175</text:p>
          </table:table-cell>
          <table:table-cell table:number-columns-repeated="997"/>
        </table:table-row>
        <table:table-row table:style-name="ro1">
          <table:table-cell/>
          <table:table-cell table:formula="of:=[.B143]" office:value-type="float" office:value="10.5">
            <text:p>10.5</text:p>
          </table:table-cell>
          <table:table-cell table:number-columns-repeated="3"/>
          <table:table-cell table:formula="of:=([.L61]-[.F143])/[.L61]" office:value-type="float" office:value="-0.00000000400462811415166">
            <text:p>-0.000000004</text:p>
          </table:table-cell>
          <table:table-cell table:formula="of:=LOG10(ABS([.F184]))" office:value-type="float" office:value="-8.39743780803686">
            <text:p>-8.397437808</text:p>
          </table:table-cell>
          <table:table-cell table:number-columns-repeated="3"/>
          <table:table-cell table:formula="of:=([.N61]-[.K143])/[.N61]" office:value-type="float" office:value="0.000000341075046589163">
            <text:p>3.41075046589163E-007</text:p>
          </table:table-cell>
          <table:table-cell table:formula="of:=LOG10(ABS([.K184]))" office:value-type="float" office:value="-6.4671500528736">
            <text:p>-6.4671500529</text:p>
          </table:table-cell>
          <table:table-cell table:number-columns-repeated="3"/>
          <table:table-cell table:formula="of:=([.P61]-[.P143])/[.P61]" office:value-type="float" office:value="0.00000014150365042432">
            <text:p>1.4150365042432E-007</text:p>
          </table:table-cell>
          <table:table-cell table:formula="of:=LOG10(ABS([.P184]))" office:value-type="float" office:value="-6.8492323563327">
            <text:p>-6.8492323563</text:p>
          </table:table-cell>
          <table:table-cell table:number-columns-repeated="3"/>
          <table:table-cell table:formula="of:=([.R61]-[.U143])/[.R61]" office:value-type="float" office:value="0.000000588489198969184">
            <text:p>5.88489198969184E-007</text:p>
          </table:table-cell>
          <table:table-cell table:formula="of:=LOG10(ABS([.U184]))" office:value-type="float" office:value="-6.23026150371456">
            <text:p>-6.2302615037</text:p>
          </table:table-cell>
          <table:table-cell table:number-columns-repeated="3"/>
          <table:table-cell table:formula="of:=([.T61]-[.Z143])/[.T61]" office:value-type="float" office:value="0.0000000613529049440331">
            <text:p>6.13529049440331E-008</text:p>
          </table:table-cell>
          <table:table-cell table:formula="of:=LOG10(ABS([.Z184]))" office:value-type="float" office:value="-7.21216486942767">
            <text:p>-7.2121648694</text:p>
          </table:table-cell>
          <table:table-cell table:number-columns-repeated="997"/>
        </table:table-row>
        <table:table-row table:style-name="ro1">
          <table:table-cell/>
          <table:table-cell table:formula="of:=[.B144]" office:value-type="float" office:value="10.75">
            <text:p>10.75</text:p>
          </table:table-cell>
          <table:table-cell table:number-columns-repeated="3"/>
          <table:table-cell table:formula="of:=([.L62]-[.F144])/[.L62]" office:value-type="float" office:value="-0.00000000416582956105609">
            <text:p>-4.16582956105609E-009</text:p>
          </table:table-cell>
          <table:table-cell table:formula="of:=LOG10(ABS([.F185]))" office:value-type="float" office:value="-8.38029850256087">
            <text:p>-8.3802985026</text:p>
          </table:table-cell>
          <table:table-cell table:number-columns-repeated="3"/>
          <table:table-cell table:formula="of:=([.N62]-[.K144])/[.N62]" office:value-type="float" office:value="0.000000434867757078657">
            <text:p>4.34867757078657E-007</text:p>
          </table:table-cell>
          <table:table-cell table:formula="of:=LOG10(ABS([.K185]))" office:value-type="float" office:value="-6.3616427915573">
            <text:p>-6.3616427916</text:p>
          </table:table-cell>
          <table:table-cell table:number-columns-repeated="3"/>
          <table:table-cell table:formula="of:=([.P62]-[.P144])/[.P62]" office:value-type="float" office:value="0.000000168257441452807">
            <text:p>1.68257441452807E-007</text:p>
          </table:table-cell>
          <table:table-cell table:formula="of:=LOG10(ABS([.P185]))" office:value-type="float" office:value="-6.77402571931543">
            <text:p>-6.7740257193</text:p>
          </table:table-cell>
          <table:table-cell table:number-columns-repeated="3"/>
          <table:table-cell table:formula="of:=([.R62]-[.U144])/[.R62]" office:value-type="float" office:value="0.00000067217855042997">
            <text:p>6.7217855042997E-007</text:p>
          </table:table-cell>
          <table:table-cell table:formula="of:=LOG10(ABS([.U185]))" office:value-type="float" office:value="-6.17251535021009">
            <text:p>-6.1725153502</text:p>
          </table:table-cell>
          <table:table-cell table:number-columns-repeated="3"/>
          <table:table-cell table:formula="of:=([.T62]-[.Z144])/[.T62]" office:value-type="float" office:value="0.0000000402331138817493">
            <text:p>4.02331138817493E-008</text:p>
          </table:table-cell>
          <table:table-cell table:formula="of:=LOG10(ABS([.Z185]))" office:value-type="float" office:value="-7.3954163534758">
            <text:p>-7.3954163535</text:p>
          </table:table-cell>
          <table:table-cell table:number-columns-repeated="997"/>
        </table:table-row>
        <table:table-row table:style-name="ro1">
          <table:table-cell/>
          <table:table-cell table:formula="of:=[.B145]" office:value-type="float" office:value="11">
            <text:p>11</text:p>
          </table:table-cell>
          <table:table-cell table:number-columns-repeated="3"/>
          <table:table-cell table:formula="of:=([.L63]-[.F145])/[.L63]" office:value-type="float" office:value="-0.00000000433250903335825">
            <text:p>-4.33250903335825E-009</text:p>
          </table:table-cell>
          <table:table-cell table:formula="of:=LOG10(ABS([.F186]))" office:value-type="float" office:value="-8.3632605231014">
            <text:p>-8.3632605231</text:p>
          </table:table-cell>
          <table:table-cell table:number-columns-repeated="3"/>
          <table:table-cell table:formula="of:=([.N63]-[.K145])/[.N63]" office:value-type="float" office:value="0.000000596712816314813">
            <text:p>5.96712816314813E-007</text:p>
          </table:table-cell>
          <table:table-cell table:formula="of:=LOG10(ABS([.K186]))" office:value-type="float" office:value="-6.22423463419373">
            <text:p>-6.2242346342</text:p>
          </table:table-cell>
          <table:table-cell table:number-columns-repeated="3"/>
          <table:table-cell table:formula="of:=([.P63]-[.P145])/[.P63]" office:value-type="float" office:value="0.000000204810509476211">
            <text:p>2.04810509476211E-007</text:p>
          </table:table-cell>
          <table:table-cell table:formula="of:=LOG10(ABS([.P186]))" office:value-type="float" office:value="-6.68864776209844">
            <text:p>-6.6886477621</text:p>
          </table:table-cell>
          <table:table-cell table:number-columns-repeated="3"/>
          <table:table-cell table:formula="of:=([.R63]-[.U145])/[.R63]" office:value-type="float" office:value="0.00000078322164001965">
            <text:p>7.8322164001965E-007</text:p>
          </table:table-cell>
          <table:table-cell table:formula="of:=LOG10(ABS([.U186]))" office:value-type="float" office:value="-6.10611532170123">
            <text:p>-6.1061153217</text:p>
          </table:table-cell>
          <table:table-cell table:number-columns-repeated="3"/>
          <table:table-cell table:formula="of:=([.T63]-[.Z145])/[.T63]" office:value-type="float" office:value="0.00000000456752605593763">
            <text:p>4.56752605593763E-009</text:p>
          </table:table-cell>
          <table:table-cell table:formula="of:=LOG10(ABS([.Z186]))" office:value-type="float" office:value="-8.34031896648935">
            <text:p>-8.3403189665</text:p>
          </table:table-cell>
          <table:table-cell table:number-columns-repeated="997"/>
        </table:table-row>
        <table:table-row table:style-name="ro1">
          <table:table-cell/>
          <table:table-cell table:formula="of:=[.B146]" office:value-type="float" office:value="11.25">
            <text:p>11.25</text:p>
          </table:table-cell>
          <table:table-cell table:number-columns-repeated="3"/>
          <table:table-cell table:formula="of:=([.L64]-[.F146])/[.L64]" office:value-type="float" office:value="-0.00000000450771667217589">
            <text:p>-4.50771667217589E-009</text:p>
          </table:table-cell>
          <table:table-cell table:formula="of:=LOG10(ABS([.F187]))" office:value-type="float" office:value="-8.34604338889424">
            <text:p>-8.3460433889</text:p>
          </table:table-cell>
          <table:table-cell table:number-columns-repeated="3"/>
          <table:table-cell table:formula="of:=([.N64]-[.K146])/[.N64]" office:value-type="float" office:value="0.000000937509497352196">
            <text:p>9.37509497352196E-007</text:p>
          </table:table-cell>
          <table:table-cell table:formula="of:=LOG10(ABS([.K187]))" office:value-type="float" office:value="-6.02802432399837">
            <text:p>-6.028024324</text:p>
          </table:table-cell>
          <table:table-cell table:number-columns-repeated="3"/>
          <table:table-cell table:formula="of:=([.P64]-[.P146])/[.P64]" office:value-type="float" office:value="0.000000257552161524439">
            <text:p>2.57552161524439E-007</text:p>
          </table:table-cell>
          <table:table-cell table:formula="of:=LOG10(ABS([.P187]))" office:value-type="float" office:value="-6.58913480092145">
            <text:p>-6.5891348009</text:p>
          </table:table-cell>
          <table:table-cell table:number-columns-repeated="3"/>
          <table:table-cell table:formula="of:=([.R64]-[.U146])/[.R64]" office:value-type="float" office:value="0.000000938822921062464">
            <text:p>9.38822921062464E-007</text:p>
          </table:table-cell>
          <table:table-cell table:formula="of:=LOG10(ABS([.U187]))" office:value-type="float" office:value="-6.02741631578262">
            <text:p>-6.0274163158</text:p>
          </table:table-cell>
          <table:table-cell table:number-columns-repeated="3"/>
          <table:table-cell table:formula="of:=([.T64]-[.Z146])/[.T64]" office:value-type="float" office:value="-0.0000000589155270284356">
            <text:p>-5.89155270284356E-008</text:p>
          </table:table-cell>
          <table:table-cell table:formula="of:=LOG10(ABS([.Z187]))" office:value-type="float" office:value="-7.22977023298705">
            <text:p>-7.229770233</text:p>
          </table:table-cell>
          <table:table-cell table:number-columns-repeated="997"/>
        </table:table-row>
        <table:table-row table:style-name="ro1">
          <table:table-cell/>
          <table:table-cell table:formula="of:=[.B147]" office:value-type="float" office:value="11.5">
            <text:p>11.5</text:p>
          </table:table-cell>
          <table:table-cell table:number-columns-repeated="3"/>
          <table:table-cell table:formula="of:=([.L65]-[.F147])/[.L65]" office:value-type="float" office:value="-0.00000000465910362313339">
            <text:p>-4.65910362313339E-009</text:p>
          </table:table-cell>
          <table:table-cell table:formula="of:=LOG10(ABS([.F188]))" office:value-type="float" office:value="-8.33169763029989">
            <text:p>-8.3316976303</text:p>
          </table:table-cell>
          <table:table-cell table:number-columns-repeated="3"/>
          <table:table-cell table:formula="of:=([.N65]-[.K147])/[.N65]" office:value-type="float" office:value="0.00000209994269626156">
            <text:p>2.09994269626156E-006</text:p>
          </table:table-cell>
          <table:table-cell table:formula="of:=LOG10(ABS([.K188]))" office:value-type="float" office:value="-5.67779255623606">
            <text:p>-5.6777925562</text:p>
          </table:table-cell>
          <table:table-cell table:number-columns-repeated="3"/>
          <table:table-cell table:formula="of:=([.P65]-[.P147])/[.P65]" office:value-type="float" office:value="0.000000339472749570045">
            <text:p>3.39472749570045E-007</text:p>
          </table:table-cell>
          <table:table-cell table:formula="of:=LOG10(ABS([.P188]))" office:value-type="float" office:value="-6.46919508202074">
            <text:p>-6.469195082</text:p>
          </table:table-cell>
          <table:table-cell table:number-columns-repeated="3"/>
          <table:table-cell table:formula="of:=([.R65]-[.U147])/[.R65]" office:value-type="float" office:value="0.00000117299131724167">
            <text:p>0.000001173</text:p>
          </table:table-cell>
          <table:table-cell table:formula="of:=LOG10(ABS([.U188]))" office:value-type="float" office:value="-5.93070520262274">
            <text:p>-5.9307052026</text:p>
          </table:table-cell>
          <table:table-cell table:number-columns-repeated="3"/>
          <table:table-cell table:formula="of:=([.T65]-[.Z147])/[.T65]" office:value-type="float" office:value="-0.000000178215584039876">
            <text:p>-1.78215584039876E-007</text:p>
          </table:table-cell>
          <table:table-cell table:formula="of:=LOG10(ABS([.Z188]))" office:value-type="float" office:value="-6.74905432181093">
            <text:p>-6.7490543218</text:p>
          </table:table-cell>
          <table:table-cell table:number-columns-repeated="997"/>
        </table:table-row>
        <table:table-row table:style-name="ro1">
          <table:table-cell/>
          <table:table-cell table:formula="of:=[.B148]" office:value-type="float" office:value="11.75">
            <text:p>11.75</text:p>
          </table:table-cell>
          <table:table-cell table:number-columns-repeated="3"/>
          <table:table-cell table:formula="of:=([.L66]-[.F148])/[.L66]" office:value-type="float" office:value="-0.0000000048184975658378">
            <text:p>-4.8184975658378E-009</text:p>
          </table:table-cell>
          <table:table-cell table:formula="of:=LOG10(ABS([.F189]))" office:value-type="float" office:value="-8.31708835607274">
            <text:p>-8.3170883561</text:p>
          </table:table-cell>
          <table:table-cell table:number-columns-repeated="3"/>
          <table:table-cell table:formula="of:=([.N66]-[.K148])/[.N66]" office:value-type="float" office:value="-0.0000109145108054026">
            <text:p>-1.09145108054026E-005</text:p>
          </table:table-cell>
          <table:table-cell table:formula="of:=LOG10(ABS([.K189]))" office:value-type="float" office:value="-4.96199572484493">
            <text:p>-4.9619957248</text:p>
          </table:table-cell>
          <table:table-cell table:number-columns-repeated="3"/>
          <table:table-cell table:formula="of:=([.P66]-[.P148])/[.P66]" office:value-type="float" office:value="0.000000483169822038323">
            <text:p>4.83169822038323E-007</text:p>
          </table:table-cell>
          <table:table-cell table:formula="of:=LOG10(ABS([.P189]))" office:value-type="float" office:value="-6.31590019883129">
            <text:p>-6.3159001988</text:p>
          </table:table-cell>
          <table:table-cell table:number-columns-repeated="3"/>
          <table:table-cell table:formula="of:=([.R66]-[.U148])/[.R66]" office:value-type="float" office:value="0.00000157008448919118">
            <text:p>1.57008448919118E-006</text:p>
          </table:table-cell>
          <table:table-cell table:formula="of:=LOG10(ABS([.U189]))" office:value-type="float" office:value="-5.80407697676132">
            <text:p>-5.8040769768</text:p>
          </table:table-cell>
          <table:table-cell table:number-columns-repeated="3"/>
          <table:table-cell table:formula="of:=([.T66]-[.Z148])/[.T66]" office:value-type="float" office:value="-0.000000428582701211149">
            <text:p>-4.28582701211149E-007</text:p>
          </table:table-cell>
          <table:table-cell table:formula="of:=LOG10(ABS([.Z189]))" office:value-type="float" office:value="-6.36796536227263">
            <text:p>-6.3679653623</text:p>
          </table:table-cell>
          <table:table-cell table:number-columns-repeated="997"/>
        </table:table-row>
        <table:table-row table:style-name="ro1">
          <table:table-cell/>
          <table:table-cell table:formula="of:=[.B149]" office:value-type="float" office:value="12">
            <text:p>12</text:p>
          </table:table-cell>
          <table:table-cell table:number-columns-repeated="3"/>
          <table:table-cell table:formula="of:=([.L67]-[.F149])/[.L67]" office:value-type="float" office:value="-0.00000000497085555056643">
            <text:p>-0.000000005</text:p>
          </table:table-cell>
          <table:table-cell table:formula="of:=LOG10(ABS([.F190]))" office:value-type="float" office:value="-8.30356885695825">
            <text:p>-8.303568857</text:p>
          </table:table-cell>
          <table:table-cell table:number-columns-repeated="3"/>
          <table:table-cell table:formula="of:=([.N67]-[.K149])/[.N67]" office:value-type="float" office:value="-0.00000157721088421675">
            <text:p>-1.57721088421675E-006</text:p>
          </table:table-cell>
          <table:table-cell table:formula="of:=LOG10(ABS([.K190]))" office:value-type="float" office:value="-5.80211023455408">
            <text:p>-5.8021102346</text:p>
          </table:table-cell>
          <table:table-cell table:number-columns-repeated="3"/>
          <table:table-cell table:formula="of:=([.P67]-[.P149])/[.P67]" office:value-type="float" office:value="0.000000798064188402822">
            <text:p>7.98064188402822E-007</text:p>
          </table:table-cell>
          <table:table-cell table:formula="of:=LOG10(ABS([.P190]))" office:value-type="float" office:value="-6.09796217688479">
            <text:p>-6.0979621769</text:p>
          </table:table-cell>
          <table:table-cell table:number-columns-repeated="3"/>
          <table:table-cell table:formula="of:=([.R67]-[.U149])/[.R67]" office:value-type="float" office:value="0.00000240935813354235">
            <text:p>2.40935813354235E-006</text:p>
          </table:table-cell>
          <table:table-cell table:formula="of:=LOG10(ABS([.U190]))" office:value-type="float" office:value="-5.61809864049105">
            <text:p>-5.6180986405</text:p>
          </table:table-cell>
          <table:table-cell table:number-columns-repeated="3"/>
          <table:table-cell table:formula="of:=([.T67]-[.Z149])/[.T67]" office:value-type="float" office:value="-0.00000107449871007218">
            <text:p>-1.07449871007218E-006</text:p>
          </table:table-cell>
          <table:table-cell table:formula="of:=LOG10(ABS([.Z190]))" office:value-type="float" office:value="-5.96879410153956">
            <text:p>-5.9687941015</text:p>
          </table:table-cell>
          <table:table-cell table:number-columns-repeated="997"/>
        </table:table-row>
        <table:table-row table:style-name="ro1">
          <table:table-cell/>
          <table:table-cell table:formula="of:=[.B150]" office:value-type="float" office:value="12.25">
            <text:p>12.25</text:p>
          </table:table-cell>
          <table:table-cell table:number-columns-repeated="3"/>
          <table:table-cell table:formula="of:=([.L68]-[.F150])/[.L68]" office:value-type="float" office:value="-0.00000000511410598859649">
            <text:p>-5.11410598859649E-009</text:p>
          </table:table-cell>
          <table:table-cell table:formula="of:=LOG10(ABS([.F191]))" office:value-type="float" office:value="-8.29123027556944">
            <text:p>-8.2912302756</text:p>
          </table:table-cell>
          <table:table-cell table:number-columns-repeated="3"/>
          <table:table-cell table:formula="of:=([.N68]-[.K150])/[.N68]" office:value-type="float" office:value="-0.000000870141757789285">
            <text:p>-8.70141757789285E-007</text:p>
          </table:table-cell>
          <table:table-cell table:formula="of:=LOG10(ABS([.K191]))" office:value-type="float" office:value="-6.06040998920836">
            <text:p>-6.0604099892</text:p>
          </table:table-cell>
          <table:table-cell table:number-columns-repeated="3"/>
          <table:table-cell table:formula="of:=([.P68]-[.P150])/[.P68]" office:value-type="float" office:value="0.00000202432996715985">
            <text:p>2.02432996715985E-006</text:p>
          </table:table-cell>
          <table:table-cell table:formula="of:=LOG10(ABS([.P191]))" office:value-type="float" office:value="-5.6937186957666">
            <text:p>-5.6937186958</text:p>
          </table:table-cell>
          <table:table-cell table:number-columns-repeated="3"/>
          <table:table-cell table:formula="of:=([.R68]-[.U150])/[.R68]" office:value-type="float" office:value="0.00000557017981405381">
            <text:p>5.57017981405381E-006</text:p>
          </table:table-cell>
          <table:table-cell table:formula="of:=LOG10(ABS([.U191]))" office:value-type="float" office:value="-5.25413078489973">
            <text:p>-5.2541307849</text:p>
          </table:table-cell>
          <table:table-cell table:number-columns-repeated="3"/>
          <table:table-cell table:formula="of:=([.T68]-[.Z150])/[.T68]" office:value-type="float" office:value="-0.00000396964283413534">
            <text:p>-3.96964283413534E-006</text:p>
          </table:table-cell>
          <table:table-cell table:formula="of:=LOG10(ABS([.Z191]))" office:value-type="float" office:value="-5.40124856682432">
            <text:p>-5.4012485668</text:p>
          </table:table-cell>
          <table:table-cell table:number-columns-repeated="997"/>
        </table:table-row>
        <table:table-row table:style-name="ro1">
          <table:table-cell/>
          <table:table-cell table:formula="of:=[.B151]" office:value-type="float" office:value="12.5">
            <text:p>12.5</text:p>
          </table:table-cell>
          <table:table-cell table:number-columns-repeated="3"/>
          <table:table-cell table:formula="of:=([.L69]-[.F151])/[.L69]" office:value-type="float" office:value="-0.00000000524498924580272">
            <text:p>-5.24498924580272E-009</text:p>
          </table:table-cell>
          <table:table-cell table:formula="of:=LOG10(ABS([.F192]))" office:value-type="float" office:value="-8.28025539793626">
            <text:p>-8.2802553979</text:p>
          </table:table-cell>
          <table:table-cell table:number-columns-repeated="3"/>
          <table:table-cell table:formula="of:=([.N69]-[.K151])/[.N69]" office:value-type="float" office:value="-0.000000611100115323976">
            <text:p>-6.11100115323976E-007</text:p>
          </table:table-cell>
          <table:table-cell table:formula="of:=LOG10(ABS([.K192]))" office:value-type="float" office:value="-6.21388763432213">
            <text:p>-6.2138876343</text:p>
          </table:table-cell>
          <table:table-cell table:number-columns-repeated="3"/>
          <table:table-cell table:formula="of:=([.P69]-[.P151])/[.P69]" office:value-type="float" office:value="-0.00000476612788460363">
            <text:p>-4.76612788460363E-006</text:p>
          </table:table-cell>
          <table:table-cell table:formula="of:=LOG10(ABS([.P192]))" office:value-type="float" office:value="-5.32183430885642">
            <text:p>-5.3218343089</text:p>
          </table:table-cell>
          <table:table-cell table:number-columns-repeated="3"/>
          <table:table-cell table:formula="of:=([.R69]-[.U151])/[.R69]" office:value-type="float" office:value="-0.0000115550397634622">
            <text:p>-0.000011555</text:p>
          </table:table-cell>
          <table:table-cell table:formula="of:=LOG10(ABS([.U192]))" office:value-type="float" office:value="-4.93722855567838">
            <text:p>-4.9372285557</text:p>
          </table:table-cell>
          <table:table-cell table:number-columns-repeated="3"/>
          <table:table-cell table:formula="of:=([.T69]-[.Z151])/[.T69]" office:value-type="float" office:value="0.000013541856031703">
            <text:p>1.3541856031703E-005</text:p>
          </table:table-cell>
          <table:table-cell table:formula="of:=LOG10(ABS([.Z192]))" office:value-type="float" office:value="-4.86832180765345">
            <text:p>-4.8683218077</text:p>
          </table:table-cell>
          <table:table-cell table:number-columns-repeated="997"/>
        </table:table-row>
        <table:table-row table:style-name="ro1">
          <table:table-cell/>
          <table:table-cell table:formula="of:=[.B152]" office:value-type="float" office:value="12.75">
            <text:p>12.75</text:p>
          </table:table-cell>
          <table:table-cell table:number-columns-repeated="3"/>
          <table:table-cell table:formula="of:=([.L70]-[.F152])/[.L70]" office:value-type="float" office:value="-0.00000000536144976359728">
            <text:p>-5.36144976359728E-009</text:p>
          </table:table-cell>
          <table:table-cell table:formula="of:=LOG10(ABS([.F193]))" office:value-type="float" office:value="-8.27071775896472">
            <text:p>-8.270717759</text:p>
          </table:table-cell>
          <table:table-cell table:number-columns-repeated="3"/>
          <table:table-cell table:formula="of:=([.N70]-[.K152])/[.N70]" office:value-type="float" office:value="-0.000000477138700938227">
            <text:p>-4.77138700938227E-007</text:p>
          </table:table-cell>
          <table:table-cell table:formula="of:=LOG10(ABS([.K193]))" office:value-type="float" office:value="-6.32135535618838">
            <text:p>-6.3213553562</text:p>
          </table:table-cell>
          <table:table-cell table:number-columns-repeated="3"/>
          <table:table-cell table:formula="of:=([.P70]-[.P152])/[.P70]" office:value-type="float" office:value="-0.0000011620498138049">
            <text:p>-0.000001162</text:p>
          </table:table-cell>
          <table:table-cell table:formula="of:=LOG10(ABS([.P193]))" office:value-type="float" office:value="-5.93477525456454">
            <text:p>-5.9347752546</text:p>
          </table:table-cell>
          <table:table-cell table:number-columns-repeated="3"/>
          <table:table-cell table:formula="of:=([.R70]-[.U152])/[.R70]" office:value-type="float" office:value="-0.00000230176662820656">
            <text:p>-2.30176662820656E-006</text:p>
          </table:table-cell>
          <table:table-cell table:formula="of:=LOG10(ABS([.U193]))" office:value-type="float" office:value="-5.63793871077569">
            <text:p>-5.6379387108</text:p>
          </table:table-cell>
          <table:table-cell table:number-columns-repeated="3"/>
          <table:table-cell table:formula="of:=([.T70]-[.Z152])/[.T70]" office:value-type="float" office:value="0.00000490153972733793">
            <text:p>4.90153972733793E-006</text:p>
          </table:table-cell>
          <table:table-cell table:formula="of:=LOG10(ABS([.Z193]))" office:value-type="float" office:value="-5.30966747302323">
            <text:p>-5.309667473</text:p>
          </table:table-cell>
          <table:table-cell table:number-columns-repeated="997"/>
        </table:table-row>
        <table:table-row table:style-name="ro1">
          <table:table-cell/>
          <table:table-cell table:formula="of:=[.B153]" office:value-type="float" office:value="13">
            <text:p>13</text:p>
          </table:table-cell>
          <table:table-cell table:number-columns-repeated="3"/>
          <table:table-cell table:formula="of:=([.L71]-[.F153])/[.L71]" office:value-type="float" office:value="-0.00000000546106846362143">
            <text:p>-5.46106846362143E-009</text:p>
          </table:table-cell>
          <table:table-cell table:formula="of:=LOG10(ABS([.F194]))" office:value-type="float" office:value="-8.26272237882307">
            <text:p>-8.2627223788</text:p>
          </table:table-cell>
          <table:table-cell table:number-columns-repeated="3"/>
          <table:table-cell table:formula="of:=([.N71]-[.K153])/[.N71]" office:value-type="float" office:value="-0.000000395479131194862">
            <text:p>-3.95479131194862E-007</text:p>
          </table:table-cell>
          <table:table-cell table:formula="of:=LOG10(ABS([.K194]))" office:value-type="float" office:value="-6.40287642859118">
            <text:p>-6.4028764286</text:p>
          </table:table-cell>
          <table:table-cell table:number-columns-repeated="3"/>
          <table:table-cell table:formula="of:=([.P71]-[.P153])/[.P71]" office:value-type="float" office:value="-0.000000684535208741902">
            <text:p>-6.84535208741902E-007</text:p>
          </table:table-cell>
          <table:table-cell table:formula="of:=LOG10(ABS([.P194]))" office:value-type="float" office:value="-6.16460420922601">
            <text:p>-6.1646042092</text:p>
          </table:table-cell>
          <table:table-cell table:number-columns-repeated="3"/>
          <table:table-cell table:formula="of:=([.R71]-[.U153])/[.R71]" office:value-type="float" office:value="-0.00000091475743762578">
            <text:p>-9.1475743762578E-007</text:p>
          </table:table-cell>
          <table:table-cell table:formula="of:=LOG10(ABS([.U194]))" office:value-type="float" office:value="-6.0386940507053">
            <text:p>-6.0386940507</text:p>
          </table:table-cell>
          <table:table-cell table:number-columns-repeated="3"/>
          <table:table-cell table:formula="of:=([.T71]-[.Z153])/[.T71]" office:value-type="float" office:value="0.00000463507738640781">
            <text:p>4.63507738640781E-006</text:p>
          </table:table-cell>
          <table:table-cell table:formula="of:=LOG10(ABS([.Z194]))" office:value-type="float" office:value="-5.33394301055739">
            <text:p>-5.3339430106</text:p>
          </table:table-cell>
          <table:table-cell table:number-columns-repeated="997"/>
        </table:table-row>
        <table:table-row table:style-name="ro1">
          <table:table-cell/>
          <table:table-cell table:formula="of:=[.B154]" office:value-type="float" office:value="13.25">
            <text:p>13.25</text:p>
          </table:table-cell>
          <table:table-cell table:number-columns-repeated="3"/>
          <table:table-cell table:formula="of:=([.L72]-[.F154])/[.L72]" office:value-type="float" office:value="-0.00000000554387251572515">
            <text:p>-5.54387251572515E-009</text:p>
          </table:table-cell>
          <table:table-cell table:formula="of:=LOG10(ABS([.F195]))" office:value-type="float" office:value="-8.25618676511228">
            <text:p>-8.2561867651</text:p>
          </table:table-cell>
          <table:table-cell table:number-columns-repeated="3"/>
          <table:table-cell table:formula="of:=([.N72]-[.K154])/[.N72]" office:value-type="float" office:value="-0.000000340829685061803">
            <text:p>-3.40829685061803E-007</text:p>
          </table:table-cell>
          <table:table-cell table:formula="of:=LOG10(ABS([.K195]))" office:value-type="float" office:value="-6.46746258674251">
            <text:p>-6.4674625867</text:p>
          </table:table-cell>
          <table:table-cell table:number-columns-repeated="3"/>
          <table:table-cell table:formula="of:=([.P72]-[.P154])/[.P72]" office:value-type="float" office:value="-0.00000049668503137312">
            <text:p>-4.9668503137312E-007</text:p>
          </table:table-cell>
          <table:table-cell table:formula="of:=LOG10(ABS([.P195]))" office:value-type="float" office:value="-6.30391892816667">
            <text:p>-6.3039189282</text:p>
          </table:table-cell>
          <table:table-cell table:number-columns-repeated="3"/>
          <table:table-cell table:formula="of:=([.R72]-[.U154])/[.R72]" office:value-type="float" office:value="-0.000000111746975106421">
            <text:p>-1.11746975106421E-007</text:p>
          </table:table-cell>
          <table:table-cell table:formula="of:=LOG10(ABS([.U195]))" office:value-type="float" office:value="-6.95176422401142">
            <text:p>-6.951764224</text:p>
          </table:table-cell>
          <table:table-cell table:number-columns-repeated="3"/>
          <table:table-cell table:formula="of:=([.T72]-[.Z154])/[.T72]" office:value-type="float" office:value="0.00000657001304994595">
            <text:p>0.00000657</text:p>
          </table:table-cell>
          <table:table-cell table:formula="of:=LOG10(ABS([.Z195]))" office:value-type="float" office:value="-5.18243376780493">
            <text:p>-5.1824337678</text:p>
          </table:table-cell>
          <table:table-cell table:number-columns-repeated="997"/>
        </table:table-row>
        <table:table-row table:style-name="ro1">
          <table:table-cell/>
          <table:table-cell table:formula="of:=[.B155]" office:value-type="float" office:value="13.5">
            <text:p>13.5</text:p>
          </table:table-cell>
          <table:table-cell table:number-columns-repeated="3"/>
          <table:table-cell table:formula="of:=([.L73]-[.F155])/[.L73]" office:value-type="float" office:value="-0.00000000560088303635522">
            <text:p>-5.60088303635522E-009</text:p>
          </table:table-cell>
          <table:table-cell table:formula="of:=LOG10(ABS([.F196]))" office:value-type="float" office:value="-8.25174349663958">
            <text:p>-8.2517434966</text:p>
          </table:table-cell>
          <table:table-cell table:number-columns-repeated="3"/>
          <table:table-cell table:formula="of:=([.N73]-[.K155])/[.N73]" office:value-type="float" office:value="-0.000000301527381465426">
            <text:p>-3.01527381465426E-007</text:p>
          </table:table-cell>
          <table:table-cell table:formula="of:=LOG10(ABS([.K196]))" office:value-type="float" office:value="-6.52067324379119">
            <text:p>-6.5206732438</text:p>
          </table:table-cell>
          <table:table-cell table:number-columns-repeated="3"/>
          <table:table-cell table:formula="of:=([.P73]-[.P155])/[.P73]" office:value-type="float" office:value="-0.000000396698483002885">
            <text:p>-3.96698483002885E-007</text:p>
          </table:table-cell>
          <table:table-cell table:formula="of:=LOG10(ABS([.P196]))" office:value-type="float" office:value="-6.40153946028899">
            <text:p>-6.4015394603</text:p>
          </table:table-cell>
          <table:table-cell table:number-columns-repeated="3"/>
          <table:table-cell table:formula="of:=([.R73]-[.U155])/[.R73]" office:value-type="float" office:value="-0.957214890275151">
            <text:p>-0.9572148903</text:p>
          </table:table-cell>
          <table:table-cell table:formula="of:=LOG10(ABS([.U196]))" office:value-type="float" office:value="-0.0189905541935419">
            <text:p>-0.0189905542</text:p>
          </table:table-cell>
          <table:table-cell table:number-columns-repeated="3"/>
          <table:table-cell table:formula="of:=([.T73]-[.Z155])/[.T73]" office:value-type="float" office:value="-57376.9424732432">
            <text:p>-57376.9424732432</text:p>
          </table:table-cell>
          <table:table-cell table:formula="of:=LOG10(ABS([.Z196]))" office:value-type="float" office:value="4.75873740165871">
            <text:p>4.7587374017</text:p>
          </table:table-cell>
          <table:table-cell table:number-columns-repeated="997"/>
        </table:table-row>
        <table:table-row table:style-name="ro1">
          <table:table-cell/>
          <table:table-cell table:formula="of:=[.B156]" office:value-type="float" office:value="13.75">
            <text:p>13.75</text:p>
          </table:table-cell>
          <table:table-cell table:number-columns-repeated="3"/>
          <table:table-cell table:formula="of:=([.L74]-[.F156])/[.L74]" office:value-type="float" office:value="-0.00000000563587868153147">
            <text:p>-5.63587868153147E-009</text:p>
          </table:table-cell>
          <table:table-cell table:formula="of:=LOG10(ABS([.F197]))" office:value-type="float" office:value="-8.249038364127">
            <text:p>-8.2490383641</text:p>
          </table:table-cell>
          <table:table-cell table:number-columns-repeated="3"/>
          <table:table-cell table:formula="of:=([.N74]-[.K156])/[.N74]" office:value-type="float" office:value="-0.000000271946081526464">
            <text:p>-2.71946081526464E-007</text:p>
          </table:table-cell>
          <table:table-cell table:formula="of:=LOG10(ABS([.K197]))" office:value-type="float" office:value="-6.56551719455683">
            <text:p>-6.5655171946</text:p>
          </table:table-cell>
          <table:table-cell table:number-columns-repeated="3"/>
          <table:table-cell table:formula="of:=([.P74]-[.P156])/[.P74]" office:value-type="float" office:value="-0.000000334910945004314">
            <text:p>-3.34910945004314E-007</text:p>
          </table:table-cell>
          <table:table-cell table:formula="of:=LOG10(ABS([.P197]))" office:value-type="float" office:value="-6.4750706593359">
            <text:p>-6.4750706593</text:p>
          </table:table-cell>
          <table:table-cell table:number-columns-repeated="3"/>
          <table:table-cell table:formula="of:=([.R74]-[.U156])/[.R74]" office:value-type="float" office:value="0.00000560944758329743">
            <text:p>5.60944758329743E-006</text:p>
          </table:table-cell>
          <table:table-cell table:formula="of:=LOG10(ABS([.U197]))" office:value-type="float" office:value="-5.25107990582734">
            <text:p>-5.2510799058</text:p>
          </table:table-cell>
          <table:table-cell table:number-columns-repeated="3"/>
          <table:table-cell table:formula="of:=([.T74]-[.Z156])/[.T74]" office:value-type="float" office:value="-0.00000939190204268414">
            <text:p>-9.39190204268414E-006</text:p>
          </table:table-cell>
          <table:table-cell table:formula="of:=LOG10(ABS([.Z197]))" office:value-type="float" office:value="-5.027246445754">
            <text:p>-5.0272464458</text:p>
          </table:table-cell>
          <table:table-cell table:number-columns-repeated="997"/>
        </table:table-row>
        <table:table-row table:style-name="ro1">
          <table:table-cell/>
          <table:table-cell table:formula="of:=[.B157]" office:value-type="float" office:value="14">
            <text:p>14</text:p>
          </table:table-cell>
          <table:table-cell table:number-columns-repeated="3"/>
          <table:table-cell table:formula="of:=([.L75]-[.F157])/[.L75]" office:value-type="float" office:value="-0.00000000564496544961708">
            <text:p>-5.64496544961708E-009</text:p>
          </table:table-cell>
          <table:table-cell table:formula="of:=LOG10(ABS([.F198]))" office:value-type="float" office:value="-8.24833871185887">
            <text:p>-8.2483387119</text:p>
          </table:table-cell>
          <table:table-cell table:number-columns-repeated="3"/>
          <table:table-cell table:formula="of:=([.N75]-[.K157])/[.N75]" office:value-type="float" office:value="-0.000000248837223495266">
            <text:p>-2.48837223495266E-007</text:p>
          </table:table-cell>
          <table:table-cell table:formula="of:=LOG10(ABS([.K198]))" office:value-type="float" office:value="-6.6040846531235">
            <text:p>-6.6040846531</text:p>
          </table:table-cell>
          <table:table-cell table:number-columns-repeated="3"/>
          <table:table-cell table:formula="of:=([.P75]-[.P157])/[.P75]" office:value-type="float" office:value="-0.000000293160534734339">
            <text:p>-2.93160534734339E-007</text:p>
          </table:table-cell>
          <table:table-cell table:formula="of:=LOG10(ABS([.P198]))" office:value-type="float" office:value="-6.53289449481097">
            <text:p>-6.5328944948</text:p>
          </table:table-cell>
          <table:table-cell table:number-columns-repeated="3"/>
          <table:table-cell table:formula="of:=([.R75]-[.U157])/[.R75]" office:value-type="float" office:value="-0.00000549585538509375">
            <text:p>-5.49585538509375E-006</text:p>
          </table:table-cell>
          <table:table-cell table:formula="of:=LOG10(ABS([.U198]))" office:value-type="float" office:value="-5.25996470358353">
            <text:p>-5.2599647036</text:p>
          </table:table-cell>
          <table:table-cell table:number-columns-repeated="3"/>
          <table:table-cell table:formula="of:=([.T75]-[.Z157])/[.T75]" office:value-type="float" office:value="-0.00000364909987313776">
            <text:p>-3.64909987313776E-006</text:p>
          </table:table-cell>
          <table:table-cell table:formula="of:=LOG10(ABS([.Z198]))" office:value-type="float" office:value="-5.43781425015712">
            <text:p>-5.4378142502</text:p>
          </table:table-cell>
          <table:table-cell table:number-columns-repeated="997"/>
        </table:table-row>
        <table:table-row table:style-name="ro1">
          <table:table-cell/>
          <table:table-cell table:formula="of:=[.B158]" office:value-type="float" office:value="14.25">
            <text:p>14.25</text:p>
          </table:table-cell>
          <table:table-cell table:number-columns-repeated="3"/>
          <table:table-cell table:formula="of:=([.L76]-[.F158])/[.L76]" office:value-type="float" office:value="-0.00000000562662637119973">
            <text:p>-5.62662637119973E-009</text:p>
          </table:table-cell>
          <table:table-cell table:formula="of:=LOG10(ABS([.F199]))" office:value-type="float" office:value="-8.24975192264832">
            <text:p>-8.2497519226</text:p>
          </table:table-cell>
          <table:table-cell table:number-columns-repeated="3"/>
          <table:table-cell table:formula="of:=([.N76]-[.K158])/[.N76]" office:value-type="float" office:value="-0.000000230230308095491">
            <text:p>-2.30230308095491E-007</text:p>
          </table:table-cell>
          <table:table-cell table:formula="of:=LOG10(ABS([.K199]))" office:value-type="float" office:value="-6.63783750532739">
            <text:p>-6.6378375053</text:p>
          </table:table-cell>
          <table:table-cell table:number-columns-repeated="3"/>
          <table:table-cell table:formula="of:=([.P76]-[.P158])/[.P76]" office:value-type="float" office:value="-0.000000263191973775841">
            <text:p>-2.63191973775841E-007</text:p>
          </table:table-cell>
          <table:table-cell table:formula="of:=LOG10(ABS([.P199]))" office:value-type="float" office:value="-6.5797273589715">
            <text:p>-6.579727359</text:p>
          </table:table-cell>
          <table:table-cell table:number-columns-repeated="3"/>
          <table:table-cell table:formula="of:=([.R76]-[.U158])/[.R76]" office:value-type="float" office:value="-0.00000239816931044838">
            <text:p>-2.39816931044838E-006</text:p>
          </table:table-cell>
          <table:table-cell table:formula="of:=LOG10(ABS([.U199]))" office:value-type="float" office:value="-5.62012015901958">
            <text:p>-5.620120159</text:p>
          </table:table-cell>
          <table:table-cell table:number-columns-repeated="3"/>
          <table:table-cell table:formula="of:=([.T76]-[.Z158])/[.T76]" office:value-type="float" office:value="-0.00000219465639836512">
            <text:p>-2.19465639836512E-006</text:p>
          </table:table-cell>
          <table:table-cell table:formula="of:=LOG10(ABS([.Z199]))" office:value-type="float" office:value="-5.65863346447648">
            <text:p>-5.6586334645</text:p>
          </table:table-cell>
          <table:table-cell table:number-columns-repeated="997"/>
        </table:table-row>
        <table:table-row table:style-name="ro1">
          <table:table-cell/>
          <table:table-cell table:formula="of:=[.B159]" office:value-type="float" office:value="14.5">
            <text:p>14.5</text:p>
          </table:table-cell>
          <table:table-cell table:number-columns-repeated="3"/>
          <table:table-cell table:formula="of:=([.L77]-[.F159])/[.L77]" office:value-type="float" office:value="-0.00000000557878277970696">
            <text:p>-5.57878277970696E-009</text:p>
          </table:table-cell>
          <table:table-cell table:formula="of:=LOG10(ABS([.F200]))" office:value-type="float" office:value="-8.25346054832457">
            <text:p>-8.2534605483</text:p>
          </table:table-cell>
          <table:table-cell table:number-columns-repeated="3"/>
          <table:table-cell table:formula="of:=([.N77]-[.K159])/[.N77]" office:value-type="float" office:value="-0.000000214853850273999">
            <text:p>-2.14853850273999E-007</text:p>
          </table:table-cell>
          <table:table-cell table:formula="of:=LOG10(ABS([.K200]))" office:value-type="float" office:value="-6.66785685916524">
            <text:p>-6.6678568592</text:p>
          </table:table-cell>
          <table:table-cell table:number-columns-repeated="3"/>
          <table:table-cell table:formula="of:=([.P77]-[.P159])/[.P77]" office:value-type="float" office:value="-0.000000240759463216173">
            <text:p>-2.40759463216173E-007</text:p>
          </table:table-cell>
          <table:table-cell table:formula="of:=LOG10(ABS([.P200]))" office:value-type="float" office:value="-6.61841663362484">
            <text:p>-6.6184166336</text:p>
          </table:table-cell>
          <table:table-cell table:number-columns-repeated="3"/>
          <table:table-cell table:formula="of:=([.R77]-[.U159])/[.R77]" office:value-type="float" office:value="-0.00000166869750954537">
            <text:p>-1.66869750954537E-006</text:p>
          </table:table-cell>
          <table:table-cell table:formula="of:=LOG10(ABS([.U200]))" office:value-type="float" office:value="-5.77762238221919">
            <text:p>-5.7776223822</text:p>
          </table:table-cell>
          <table:table-cell table:number-columns-repeated="3"/>
          <table:table-cell table:formula="of:=([.T77]-[.Z159])/[.T77]" office:value-type="float" office:value="-0.00000154851222665256">
            <text:p>-1.54851222665256E-006</text:p>
          </table:table-cell>
          <table:table-cell table:formula="of:=LOG10(ABS([.Z200]))" office:value-type="float" office:value="-5.81008536121661">
            <text:p>-5.8100853612</text:p>
          </table:table-cell>
          <table:table-cell table:number-columns-repeated="997"/>
        </table:table-row>
        <table:table-row table:style-name="ro1">
          <table:table-cell/>
          <table:table-cell table:formula="of:=[.B160]" office:value-type="float" office:value="14.75">
            <text:p>14.75</text:p>
          </table:table-cell>
          <table:table-cell table:number-columns-repeated="3"/>
          <table:table-cell table:formula="of:=([.L78]-[.F160])/[.L78]" office:value-type="float" office:value="-0.00000000550143050861743">
            <text:p>-5.50143050861743E-009</text:p>
          </table:table-cell>
          <table:table-cell table:formula="of:=LOG10(ABS([.F201]))" office:value-type="float" office:value="-8.25952436846574">
            <text:p>-8.2595243685</text:p>
          </table:table-cell>
          <table:table-cell table:number-columns-repeated="3"/>
          <table:table-cell table:formula="of:=([.N78]-[.K160])/[.N78]" office:value-type="float" office:value="-0.000000201886490170663">
            <text:p>-2.01886490170663E-007</text:p>
          </table:table-cell>
          <table:table-cell table:formula="of:=LOG10(ABS([.K201]))" office:value-type="float" office:value="-6.6948927421789">
            <text:p>-6.6948927422</text:p>
          </table:table-cell>
          <table:table-cell table:number-columns-repeated="3"/>
          <table:table-cell table:formula="of:=([.P78]-[.P160])/[.P78]" office:value-type="float" office:value="-0.000000223445420488101">
            <text:p>-2.23445420488101E-007</text:p>
          </table:table-cell>
          <table:table-cell table:formula="of:=LOG10(ABS([.P201]))" office:value-type="float" office:value="-6.65082854177394">
            <text:p>-6.6508285418</text:p>
          </table:table-cell>
          <table:table-cell table:number-columns-repeated="3"/>
          <table:table-cell table:formula="of:=([.R78]-[.U160])/[.R78]" office:value-type="float" office:value="-0.00000133021333339739">
            <text:p>-1.33021333339739E-006</text:p>
          </table:table-cell>
          <table:table-cell table:formula="of:=LOG10(ABS([.U201]))" office:value-type="float" office:value="-5.87607870332799">
            <text:p>-5.8760787033</text:p>
          </table:table-cell>
          <table:table-cell table:number-columns-repeated="3"/>
          <table:table-cell table:formula="of:=([.T78]-[.Z160])/[.T78]" office:value-type="float" office:value="-0.00000118998058867347">
            <text:p>-0.00000119</text:p>
          </table:table-cell>
          <table:table-cell table:formula="of:=LOG10(ABS([.Z201]))" office:value-type="float" office:value="-5.92446012289382">
            <text:p>-5.9244601229</text:p>
          </table:table-cell>
          <table:table-cell table:number-columns-repeated="997"/>
        </table:table-row>
        <table:table-row table:style-name="ro1">
          <table:table-cell/>
          <table:table-cell table:formula="of:=[.B161]" office:value-type="float" office:value="15">
            <text:p>15</text:p>
          </table:table-cell>
          <table:table-cell table:number-columns-repeated="3"/>
          <table:table-cell table:formula="of:=([.L79]-[.F161])/[.L79]" office:value-type="float" office:value="-0.00000000539272379086496">
            <text:p>-5.39272379086496E-009</text:p>
          </table:table-cell>
          <table:table-cell table:formula="of:=LOG10(ABS([.F202]))" office:value-type="float" office:value="-8.26819182320807">
            <text:p>-8.2681918232</text:p>
          </table:table-cell>
          <table:table-cell table:number-columns-repeated="3"/>
          <table:table-cell table:formula="of:=([.N79]-[.K161])/[.N79]" office:value-type="float" office:value="-0.0000001907453891163">
            <text:p>-1.907453891163E-007</text:p>
          </table:table-cell>
          <table:table-cell table:formula="of:=LOG10(ABS([.K202]))" office:value-type="float" office:value="-6.71954595143626">
            <text:p>-6.7195459514</text:p>
          </table:table-cell>
          <table:table-cell table:number-columns-repeated="3"/>
          <table:table-cell table:formula="of:=([.P79]-[.P161])/[.P79]" office:value-type="float" office:value="-0.000000209753282934034">
            <text:p>-2.09753282934034E-007</text:p>
          </table:table-cell>
          <table:table-cell table:formula="of:=LOG10(ABS([.P202]))" office:value-type="float" office:value="-6.67829123312631">
            <text:p>-6.6782912331</text:p>
          </table:table-cell>
          <table:table-cell table:number-columns-repeated="3"/>
          <table:table-cell table:formula="of:=([.R79]-[.U161])/[.R79]" office:value-type="float" office:value="-0.00000113112811472414">
            <text:p>-1.13112811472414E-006</text:p>
          </table:table-cell>
          <table:table-cell table:formula="of:=LOG10(ABS([.U202]))" office:value-type="float" office:value="-5.94648820288473">
            <text:p>-5.9464882029</text:p>
          </table:table-cell>
          <table:table-cell table:number-columns-repeated="3"/>
          <table:table-cell table:formula="of:=([.T79]-[.Z161])/[.T79]" office:value-type="float" office:value="-0.000000964956249865071">
            <text:p>-0.000000965</text:p>
          </table:table-cell>
          <table:table-cell table:formula="of:=LOG10(ABS([.Z202]))" office:value-type="float" office:value="-6.01549237667994">
            <text:p>-6.0154923767</text:p>
          </table:table-cell>
          <table:table-cell table:number-columns-repeated="99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18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1T18:32:52</dc:date>
    <dc:creator>Brian Young</dc:creator>
    <meta:generator>OpenOffice/4.1.11$Unix OpenOffice.org_project/4112m1$Build-9809</meta:generator>
    <meta:editing-duration>PT13H34M18S</meta:editing-duration>
    <meta:editing-cycles>37</meta:editing-cycles>
    <meta:document-statistic meta:table-count="1" meta:cell-count="2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maximum="1.5" chart:origin="-10" chart:interval-major="0.5" chart:interval-minor-divisor="5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legend chart:legend-position="end" svg:x="12.995cm" svg:y="3.652cm" style:legend-expansion="high" chart:style-name="ch2"/>
        <chart:plot-area chart:style-name="ch3" table:cell-range-address="Sheet1.B125:Sheet1.B161 Sheet1.F124:Sheet1.F161 Sheet1.K124:Sheet1.K161 Sheet1.P124:Sheet1.P161 Sheet1.U124:Sheet1.U161 Sheet1.Z124:Sheet1.Z161" chart:data-source-has-labels="row" svg:x="1.534cm" svg:y="0.947cm" svg:width="10.853cm" svg:height="7.811cm">
          <chartooo:coordinate-region svg:x="2.349cm" svg:y="1.173cm" svg:width="9.799cm" svg:height="7.035cm"/>
          <chart:axis chart:dimension="x" chart:name="primary-x" chart:style-name="ch4">
            <chart:title svg:x="5.25cm" svg:y="8.96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827cm" chart:style-name="ch8">
              <text:p>alpha/ko or beta/ko</text:p>
            </chart:title>
            <chart:grid chart:style-name="ch6" chart:class="major"/>
          </chart:axis>
          <chart:series chart:style-name="ch9" chart:values-cell-range-address="Sheet1.F125:Sheet1.F161" chart:label-cell-address="Sheet1.F124:Sheet1.F124" chart:class="chart:scatter">
            <chart:domain table:cell-range-address="Sheet1.B125:Sheet1.B161"/>
            <chart:data-point chart:repeated="37"/>
          </chart:series>
          <chart:series chart:style-name="ch10" chart:values-cell-range-address="Sheet1.K125:Sheet1.K161" chart:label-cell-address="Sheet1.K124:Sheet1.K124" chart:class="chart:scatter">
            <chart:data-point chart:repeated="37"/>
          </chart:series>
          <chart:series chart:style-name="ch11" chart:values-cell-range-address="Sheet1.P125:Sheet1.P161" chart:label-cell-address="Sheet1.P124:Sheet1.P124" chart:class="chart:scatter">
            <chart:data-point chart:repeated="37"/>
          </chart:series>
          <chart:series chart:style-name="ch12" chart:values-cell-range-address="Sheet1.U125:Sheet1.U161" chart:label-cell-address="Sheet1.U124:Sheet1.U124" chart:class="chart:scatter">
            <chart:data-point chart:repeated="37"/>
          </chart:series>
          <chart:series chart:style-name="ch13" chart:values-cell-range-address="Sheet1.Z125:Sheet1.Z161" chart:label-cell-address="Sheet1.Z124:Sheet1.Z124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F124:Sheet1.F124</svg:desc>
                </draw:g>
              </table:table-cell>
              <table:table-cell office:value-type="string">
                <text:p>Mode 2</text:p>
                <draw:g>
                  <svg:desc>Sheet1.K124:Sheet1.K124</svg:desc>
                </draw:g>
              </table:table-cell>
              <table:table-cell office:value-type="string">
                <text:p>Mode 3</text:p>
                <draw:g>
                  <svg:desc>Sheet1.P124:Sheet1.P124</svg:desc>
                </draw:g>
              </table:table-cell>
              <table:table-cell office:value-type="string">
                <text:p>Mode 4</text:p>
                <draw:g>
                  <svg:desc>Sheet1.U124:Sheet1.U124</svg:desc>
                </draw:g>
              </table:table-cell>
              <table:table-cell office:value-type="string">
                <text:p>Mode 5</text:p>
                <draw:g>
                  <svg:desc>Sheet1.Z124:Sheet1.Z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25:Sheet1.B161</svg:desc>
                </draw:g>
              </table:table-cell>
              <table:table-cell office:value-type="float" office:value="-0.300448126551909">
                <text:p>-0.300448126551909</text:p>
                <draw:g>
                  <svg:desc>Sheet1.F125:Sheet1.F161</svg:desc>
                </draw:g>
              </table:table-cell>
              <table:table-cell office:value-type="float" office:value="-2.18432727233816">
                <text:p>-2.18432727233816</text:p>
                <draw:g>
                  <svg:desc>Sheet1.K125:Sheet1.K161</svg:desc>
                </draw:g>
              </table:table-cell>
              <table:table-cell office:value-type="float" office:value="-2.44199388520259">
                <text:p>-2.44199388520259</text:p>
                <draw:g>
                  <svg:desc>Sheet1.P125:Sheet1.P161</svg:desc>
                </draw:g>
              </table:table-cell>
              <table:table-cell office:value-type="float" office:value="-2.69847997060256">
                <text:p>-2.69847997060256</text:p>
                <draw:g>
                  <svg:desc>Sheet1.U125:Sheet1.U161</svg:desc>
                </draw:g>
              </table:table-cell>
              <table:table-cell office:value-type="float" office:value="-2.74293145873973">
                <text:p>-2.74293145873973</text:p>
                <draw:g>
                  <svg:desc>Sheet1.Z125:Sheet1.Z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0.19136290719556">
                <text:p>0.19136290719556</text:p>
              </table:table-cell>
              <table:table-cell office:value-type="float" office:value="-2.06818884430226">
                <text:p>-2.06818884430226</text:p>
              </table:table-cell>
              <table:table-cell office:value-type="float" office:value="-2.314688930189">
                <text:p>-2.314688930189</text:p>
              </table:table-cell>
              <table:table-cell office:value-type="float" office:value="-2.56116916531645">
                <text:p>-2.56116916531645</text:p>
              </table:table-cell>
              <table:table-cell office:value-type="float" office:value="-2.60687420669309">
                <text:p>-2.6068742066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0.387174704806814">
                <text:p>0.387174704806814</text:p>
              </table:table-cell>
              <table:table-cell office:value-type="float" office:value="-1.95924838483673">
                <text:p>-1.95924838483673</text:p>
              </table:table-cell>
              <table:table-cell office:value-type="float" office:value="-2.19557087136724">
                <text:p>-2.19557087136724</text:p>
              </table:table-cell>
              <table:table-cell office:value-type="float" office:value="-2.43306430942886">
                <text:p>-2.43306430942886</text:p>
              </table:table-cell>
              <table:table-cell office:value-type="float" office:value="-2.4799296252862">
                <text:p>-2.4799296252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0.501599209637194">
                <text:p>0.501599209637194</text:p>
              </table:table-cell>
              <table:table-cell office:value-type="float" office:value="-1.85660421613113">
                <text:p>-1.85660421613113</text:p>
              </table:table-cell>
              <table:table-cell office:value-type="float" office:value="-2.08365964538182">
                <text:p>-2.08365964538182</text:p>
              </table:table-cell>
              <table:table-cell office:value-type="float" office:value="-2.31311350640317">
                <text:p>-2.31311350640317</text:p>
              </table:table-cell>
              <table:table-cell office:value-type="float" office:value="-2.36103745105428">
                <text:p>-2.36103745105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85983634658807">
                <text:p>0.585983634658807</text:p>
              </table:table-cell>
              <table:table-cell office:value-type="float" office:value="-1.75947076823403">
                <text:p>-1.75947076823403</text:p>
              </table:table-cell>
              <table:table-cell office:value-type="float" office:value="-1.97810735133916">
                <text:p>-1.97810735133916</text:p>
              </table:table-cell>
              <table:table-cell office:value-type="float" office:value="-2.20041254074425">
                <text:p>-2.20041254074425</text:p>
              </table:table-cell>
              <table:table-cell office:value-type="float" office:value="-2.24928435171605">
                <text:p>-2.2492843517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0.653155948550475">
                <text:p>0.653155948550475</text:p>
              </table:table-cell>
              <table:table-cell office:value-type="float" office:value="-1.66715642236098">
                <text:p>-1.66715642236098</text:p>
              </table:table-cell>
              <table:table-cell office:value-type="float" office:value="-1.87817429011824">
                <text:p>-1.87817429011824</text:p>
              </table:table-cell>
              <table:table-cell office:value-type="float" office:value="-2.09417907972741">
                <text:p>-2.09417907972741</text:p>
              </table:table-cell>
              <table:table-cell office:value-type="float" office:value="-2.14387804549993">
                <text:p>-2.1438780454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708848799068637">
                <text:p>0.708848799068637</text:p>
              </table:table-cell>
              <table:table-cell office:value-type="float" office:value="-1.57904527352931">
                <text:p>-1.57904527352931</text:p>
              </table:table-cell>
              <table:table-cell office:value-type="float" office:value="-1.78320954728706">
                <text:p>-1.78320954728706</text:p>
              </table:table-cell>
              <table:table-cell office:value-type="float" office:value="-1.99373196884385">
                <text:p>-1.99373196884385</text:p>
              </table:table-cell>
              <table:table-cell office:value-type="float" office:value="-2.04412650166303">
                <text:p>-2.04412650166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0.756249092879271">
                <text:p>0.756249092879271</text:p>
              </table:table-cell>
              <table:table-cell office:value-type="float" office:value="-1.49458176494177">
                <text:p>-1.49458176494177</text:p>
              </table:table-cell>
              <table:table-cell office:value-type="float" office:value="-1.69263502615529">
                <text:p>-1.69263502615529</text:p>
              </table:table-cell>
              <table:table-cell office:value-type="float" office:value="-1.89847445602799">
                <text:p>-1.89847445602799</text:p>
              </table:table-cell>
              <table:table-cell office:value-type="float" office:value="-1.94942105404659">
                <text:p>-1.94942105404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97355313559684">
                <text:p>0.797355313559684</text:p>
              </table:table-cell>
              <table:table-cell office:value-type="float" office:value="-1.41325734268382">
                <text:p>-1.41325734268382</text:p>
              </table:table-cell>
              <table:table-cell office:value-type="float" office:value="-1.6059320878865">
                <text:p>-1.6059320878865</text:p>
              </table:table-cell>
              <table:table-cell office:value-type="float" office:value="-1.80788046723335">
                <text:p>-1.80788046723335</text:p>
              </table:table-cell>
              <table:table-cell office:value-type="float" office:value="-1.85922254588865">
                <text:p>-1.85922254588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0.833520679444627">
                <text:p>0.833520679444627</text:p>
              </table:table-cell>
              <table:table-cell office:value-type="float" office:value="-1.33459838911969">
                <text:p>-1.33459838911969</text:p>
              </table:table-cell>
              <table:table-cell office:value-type="float" office:value="-1.52263012813238">
                <text:p>-1.52263012813238</text:p>
              </table:table-cell>
              <table:table-cell office:value-type="float" office:value="-1.72148326390659">
                <text:p>-1.72148326390659</text:p>
              </table:table-cell>
              <table:table-cell office:value-type="float" office:value="-1.77304983052667">
                <text:p>-1.77304983052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0.865711457792883">
                <text:p>0.865711457792883</text:p>
              </table:table-cell>
              <table:table-cell office:value-type="float" office:value="-1.25815472230229">
                <text:p>-1.25815472230229</text:p>
              </table:table-cell>
              <table:table-cell office:value-type="float" office:value="-1.44229653243576">
                <text:p>-1.44229653243576</text:p>
              </table:table-cell>
              <table:table-cell office:value-type="float" office:value="-1.63886596435438">
                <text:p>-1.63886596435438</text:p>
              </table:table-cell>
              <table:table-cell office:value-type="float" office:value="-1.69047010185866">
                <text:p>-1.69047010185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0.894644909975357">
                <text:p>0.894644909975357</text:p>
              </table:table-cell>
              <table:table-cell office:value-type="float" office:value="-1.18348788580378">
                <text:p>-1.18348788580378</text:p>
              </table:table-cell>
              <table:table-cell office:value-type="float" office:value="-1.36452751521495">
                <text:p>-1.36452751521495</text:p>
              </table:table-cell>
              <table:table-cell office:value-type="float" office:value="-1.55965352148932">
                <text:p>-1.55965352148932</text:p>
              </table:table-cell>
              <table:table-cell office:value-type="float" office:value="-1.61109063578322">
                <text:p>-1.61109063578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920869389224941">
                <text:p>0.920869389224941</text:p>
              </table:table-cell>
              <table:table-cell office:value-type="float" office:value="-1.1101582637736">
                <text:p>-1.1101582637736</text:p>
              </table:table-cell>
              <table:table-cell office:value-type="float" office:value="-1.28893936128356">
                <text:p>-1.28893936128356</text:p>
              </table:table-cell>
              <table:table-cell office:value-type="float" office:value="-1.48350582953203">
                <text:p>-1.48350582953203</text:p>
              </table:table-cell>
              <table:table-cell office:value-type="float" office:value="-1.5345515994186">
                <text:p>-1.534551599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0.944813893057536">
                <text:p>0.944813893057536</text:p>
              </table:table-cell>
              <table:table-cell office:value-type="float" office:value="-1.03770966225823">
                <text:p>-1.03770966225823</text:p>
              </table:table-cell>
              <table:table-cell office:value-type="float" office:value="-1.21515954745372">
                <text:p>-1.21515954745372</text:p>
              </table:table-cell>
              <table:table-cell office:value-type="float" office:value="-1.41011168895336">
                <text:p>-1.41011168895336</text:p>
              </table:table-cell>
              <table:table-cell office:value-type="float" office:value="-1.46051963503432">
                <text:p>-1.46051963503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0.96682027954388">
                <text:p>0.96682027954388</text:p>
              </table:table-cell>
              <table:table-cell office:value-type="float" office:value="-0.965649236260119">
                <text:p>-0.965649236260119</text:p>
              </table:table-cell>
              <table:table-cell office:value-type="float" office:value="-1.14281710467029">
                <text:p>-1.14281710467029</text:p>
              </table:table-cell>
              <table:table-cell office:value-type="float" office:value="-1.33918339662654">
                <text:p>-1.33918339662654</text:p>
              </table:table-cell>
              <table:table-cell office:value-type="float" office:value="-1.38868195358141">
                <text:p>-1.38868195358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0.987165065791679">
                <text:p>0.987165065791679</text:p>
              </table:table-cell>
              <table:table-cell office:value-type="float" office:value="-0.893419158690364">
                <text:p>-0.893419158690364</text:p>
              </table:table-cell>
              <table:table-cell office:value-type="float" office:value="-1.0715313456066">
                <text:p>-1.0715313456066</text:p>
              </table:table-cell>
              <table:table-cell office:value-type="float" office:value="-1.27045174898195">
                <text:p>-1.27045174898195</text:p>
              </table:table-cell>
              <table:table-cell office:value-type="float" office:value="-1.31874067884061">
                <text:p>-1.31874067884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.00607466939121">
                <text:p>1.00607466939121</text:p>
              </table:table-cell>
              <table:table-cell office:value-type="float" office:value="-0.820353411490908">
                <text:p>-0.820353411490908</text:p>
              </table:table-cell>
              <table:table-cell office:value-type="float" office:value="-1.00089764227605">
                <text:p>-1.00089764227605</text:p>
              </table:table-cell>
              <table:table-cell office:value-type="float" office:value="-1.20366124990853">
                <text:p>-1.20366124990853</text:p>
              </table:table-cell>
              <table:table-cell office:value-type="float" office:value="-1.25040716449705">
                <text:p>-1.25040716449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1.0237363621858">
                <text:p>1.0237363621858</text:p>
              </table:table-cell>
              <table:table-cell office:value-type="float" office:value="-0.745606519264305">
                <text:p>-0.745606519264305</text:p>
              </table:table-cell>
              <table:table-cell office:value-type="float" office:value="-0.930468114907854">
                <text:p>-0.930468114907854</text:p>
              </table:table-cell>
              <table:table-cell office:value-type="float" office:value="-1.13856529961747">
                <text:p>-1.13856529961747</text:p>
              </table:table-cell>
              <table:table-cell office:value-type="float" office:value="-1.18339595506764">
                <text:p>-1.18339595506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1.04030632942302">
                <text:p>1.04030632942302</text:p>
              </table:table-cell>
              <table:table-cell office:value-type="float" office:value="-0.668025405878614">
                <text:p>-0.668025405878614</text:p>
              </table:table-cell>
              <table:table-cell office:value-type="float" office:value="-0.859723502558781">
                <text:p>-0.859723502558781</text:p>
              </table:table-cell>
              <table:table-cell office:value-type="float" office:value="-1.07492109932464">
                <text:p>-1.07492109932464</text:p>
              </table:table-cell>
              <table:table-cell office:value-type="float" office:value="-1.11741796186457">
                <text:p>-1.11741796186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1.05591572140201">
                <text:p>1.05591572140201</text:p>
              </table:table-cell>
              <table:table-cell office:value-type="float" office:value="-0.585893379045232">
                <text:p>-0.585893379045232</text:p>
              </table:table-cell>
              <table:table-cell office:value-type="float" office:value="-0.788029240405311">
                <text:p>-0.788029240405311</text:p>
              </table:table-cell>
              <table:table-cell office:value-type="float" office:value="-1.01248392690403">
                <text:p>-1.01248392690403</text:p>
              </table:table-cell>
              <table:table-cell office:value-type="float" office:value="-1.05217224722861">
                <text:p>-1.05217224722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.07067528056886">
                <text:p>1.07067528056886</text:p>
              </table:table-cell>
              <table:table-cell office:value-type="float" office:value="-0.496340189977171">
                <text:p>-0.496340189977171</text:p>
              </table:table-cell>
              <table:table-cell office:value-type="float" office:value="-0.714561639534054">
                <text:p>-0.714561639534054</text:p>
              </table:table-cell>
              <table:table-cell office:value-type="float" office:value="-0.951000297018167">
                <text:p>-0.951000297018167</text:p>
              </table:table-cell>
              <table:table-cell office:value-type="float" office:value="-0.987335496962839">
                <text:p>-0.987335496962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1.08467893763023">
                <text:p>1.08467893763023</text:p>
              </table:table-cell>
              <table:table-cell office:value-type="float" office:value="-0.39365055055037">
                <text:p>-0.39365055055037</text:p>
              </table:table-cell>
              <table:table-cell office:value-type="float" office:value="-0.638172813173355">
                <text:p>-0.638172813173355</text:p>
              </table:table-cell>
              <table:table-cell office:value-type="float" office:value="-0.890199270772729">
                <text:p>-0.890199270772729</text:p>
              </table:table-cell>
              <table:table-cell office:value-type="float" office:value="-0.922547699238007">
                <text:p>-0.922547699238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098006648651">
                <text:p>1.098006648651</text:p>
              </table:table-cell>
              <table:table-cell office:value-type="float" office:value="-0.261933137687292">
                <text:p>-0.261933137687292</text:p>
              </table:table-cell>
              <table:table-cell office:value-type="float" office:value="-0.557115488658204">
                <text:p>-0.557115488658204</text:p>
              </table:table-cell>
              <table:table-cell office:value-type="float" office:value="-0.829780736533324">
                <text:p>-0.829780736533324</text:p>
              </table:table-cell>
              <table:table-cell office:value-type="float" office:value="-0.857391503769641">
                <text:p>-0.857391503769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1.11072666485128">
                <text:p>1.11072666485128</text:p>
              </table:table-cell>
              <table:table-cell office:value-type="float" office:value="0.114593935652443">
                <text:p>0.114593935652443</text:p>
              </table:table-cell>
              <table:table-cell office:value-type="float" office:value="-0.468392027448845">
                <text:p>-0.468392027448845</text:p>
              </table:table-cell>
              <table:table-cell office:value-type="float" office:value="-0.769398663692786">
                <text:p>-0.769398663692786</text:p>
              </table:table-cell>
              <table:table-cell office:value-type="float" office:value="-0.791360690636966">
                <text:p>-0.791360690636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.12289737254276">
                <text:p>1.12289737254276</text:p>
              </table:table-cell>
              <table:table-cell office:value-type="float" office:value="0.301072035035649">
                <text:p>0.301072035035649</text:p>
              </table:table-cell>
              <table:table-cell office:value-type="float" office:value="-0.36580680074139">
                <text:p>-0.36580680074139</text:p>
              </table:table-cell>
              <table:table-cell office:value-type="float" office:value="-0.708635738090852">
                <text:p>-0.708635738090852</text:p>
              </table:table-cell>
              <table:table-cell office:value-type="float" office:value="-0.723808903276936">
                <text:p>-0.723808903276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1.13456880312226">
                <text:p>1.13456880312226</text:p>
              </table:table-cell>
              <table:table-cell office:value-type="float" office:value="0.405302729190323">
                <text:p>0.405302729190323</text:p>
              </table:table-cell>
              <table:table-cell office:value-type="float" office:value="-0.230667825675177">
                <text:p>-0.230667825675177</text:p>
              </table:table-cell>
              <table:table-cell office:value-type="float" office:value="-0.646962487517691">
                <text:p>-0.646962487517691</text:p>
              </table:table-cell>
              <table:table-cell office:value-type="float" office:value="-0.653860077828655">
                <text:p>-0.653860077828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.14578388659116">
                <text:p>1.14578388659116</text:p>
              </table:table-cell>
              <table:table-cell office:value-type="float" office:value="0.484060430406464">
                <text:p>0.484060430406464</text:p>
              </table:table-cell>
              <table:table-cell office:value-type="float" office:value="0.151085068787304">
                <text:p>0.151085068787304</text:p>
              </table:table-cell>
              <table:table-cell office:value-type="float" office:value="-0.583666589364718">
                <text:p>-0.583666589364718</text:p>
              </table:table-cell>
              <table:table-cell office:value-type="float" office:value="-0.580237342373868">
                <text:p>-0.580237342373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.15657950311169">
                <text:p>1.15657950311169</text:p>
              </table:table-cell>
              <table:table-cell office:value-type="float" office:value="0.54867990967626">
                <text:p>0.54867990967626</text:p>
              </table:table-cell>
              <table:table-cell office:value-type="float" office:value="0.307646988727656">
                <text:p>0.307646988727656</text:p>
              </table:table-cell>
              <table:table-cell office:value-type="float" office:value="-0.517719540047566">
                <text:p>-0.517719540047566</text:p>
              </table:table-cell>
              <table:table-cell office:value-type="float" office:value="-0.500894697754646">
                <text:p>-0.500894697754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.16698737333816">
                <text:p>1.16698737333816</text:p>
              </table:table-cell>
              <table:table-cell office:value-type="float" office:value="0.603920448526781">
                <text:p>0.603920448526781</text:p>
              </table:table-cell>
              <table:table-cell office:value-type="float" office:value="0.403207521301042">
                <text:p>0.403207521301042</text:p>
              </table:table-cell>
              <table:table-cell office:value-type="float" office:value="-0.447494663249138">
                <text:p>-0.447494663249138</text:p>
              </table:table-cell>
              <table:table-cell office:value-type="float" office:value="-0.412072285600763">
                <text:p>-0.412072285600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1.17703481815637">
                <text:p>1.17703481815637</text:p>
              </table:table-cell>
              <table:table-cell office:value-type="float" office:value="0.652337544317386">
                <text:p>0.652337544317386</text:p>
              </table:table-cell>
              <table:table-cell office:value-type="float" office:value="0.47634992957937">
                <text:p>0.47634992957937</text:p>
              </table:table-cell>
              <table:table-cell office:value-type="float" office:value="-0.370063398074675">
                <text:p>-0.370063398074675</text:p>
              </table:table-cell>
              <table:table-cell office:value-type="float" office:value="-0.305034929800697">
                <text:p>-0.305034929800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1.18674541100613">
                <text:p>1.18674541100613</text:p>
              </table:table-cell>
              <table:table-cell office:value-type="float" office:value="0.695499406849475">
                <text:p>0.695499406849475</text:p>
              </table:table-cell>
              <table:table-cell office:value-type="float" office:value="0.53657443647206">
                <text:p>0.53657443647206</text:p>
              </table:table-cell>
              <table:table-cell office:value-type="float" office:value="-0.278887596540314">
                <text:p>-0.278887596540314</text:p>
              </table:table-cell>
              <table:table-cell office:value-type="float" office:value="-0.142488441625061">
                <text:p>-0.142488441625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1.19613954044947">
                <text:p>1.19613954044947</text:p>
              </table:table-cell>
              <table:table-cell office:value-type="float" office:value="0.734453776787676">
                <text:p>0.734453776787676</text:p>
              </table:table-cell>
              <table:table-cell office:value-type="float" office:value="0.588070911047531">
                <text:p>0.588070911047531</text:p>
              </table:table-cell>
              <table:table-cell office:value-type="float" office:value="-0.149775788173941">
                <text:p>-0.149775788173941</text:p>
              </table:table-cell>
              <table:table-cell office:value-type="float" office:value="0.220722102255181">
                <text:p>0.220722102255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.20523489658358">
                <text:p>1.20523489658358</text:p>
              </table:table-cell>
              <table:table-cell office:value-type="float" office:value="0.769943247813327">
                <text:p>0.769943247813327</text:p>
              </table:table-cell>
              <table:table-cell office:value-type="float" office:value="0.633147675218097">
                <text:p>0.633147675218097</text:p>
              </table:table-cell>
              <table:table-cell office:value-type="float" office:value="0.171395758930908">
                <text:p>0.171395758930908</text:p>
              </table:table-cell>
              <table:table-cell office:value-type="float" office:value="0.338057877102301">
                <text:p>0.338057877102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1.21404689192084">
                <text:p>1.21404689192084</text:p>
              </table:table-cell>
              <table:table-cell office:value-type="float" office:value="0.802517504159088">
                <text:p>0.802517504159088</text:p>
              </table:table-cell>
              <table:table-cell office:value-type="float" office:value="0.673245469644724">
                <text:p>0.673245469644724</text:p>
              </table:table-cell>
              <table:table-cell office:value-type="float" office:value="0.279129181491154">
                <text:p>0.279129181491154</text:p>
              </table:table-cell>
              <table:table-cell office:value-type="float" office:value="0.420278826451568">
                <text:p>0.420278826451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1.22258902519775">
                <text:p>1.22258902519775</text:p>
              </table:table-cell>
              <table:table-cell office:value-type="float" office:value="0.83259721180016">
                <text:p>0.83259721180016</text:p>
              </table:table-cell>
              <table:table-cell office:value-type="float" office:value="0.70933919513587">
                <text:p>0.70933919513587</text:p>
              </table:table-cell>
              <table:table-cell office:value-type="float" office:value="0.351310825966989">
                <text:p>0.351310825966989</text:p>
              </table:table-cell>
              <table:table-cell office:value-type="float" office:value="0.485791613016468">
                <text:p>0.485791613016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1.23087319502229">
                <text:p>1.23087319502229</text:p>
              </table:table-cell>
              <table:table-cell office:value-type="float" office:value="0.860512900297832">
                <text:p>0.860512900297832</text:p>
              </table:table-cell>
              <table:table-cell office:value-type="float" office:value="0.742127024374427">
                <text:p>0.742127024374427</text:p>
              </table:table-cell>
              <table:table-cell office:value-type="float" office:value="0.407575895088076">
                <text:p>0.407575895088076</text:p>
              </table:table-cell>
              <table:table-cell office:value-type="float" office:value="0.540891606601272">
                <text:p>0.540891606601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.23890996916209">
                <text:p>1.23890996916209</text:p>
              </table:table-cell>
              <table:table-cell office:value-type="float" office:value="0.88652989951842">
                <text:p>0.88652989951842</text:p>
              </table:table-cell>
              <table:table-cell office:value-type="float" office:value="0.772130387203486">
                <text:p>0.772130387203486</text:p>
              </table:table-cell>
              <table:table-cell office:value-type="float" office:value="0.45410898467262">
                <text:p>0.45410898467262</text:p>
              </table:table-cell>
              <table:table-cell office:value-type="float" office:value="0.588668937966536">
                <text:p>0.588668937966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-0" chart:origin="-16" chart:interval-major="2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3cm" xlink:href=".." xlink:type="simple" chart:class="chart:scatter" chart:style-name="ch1">
        <chart:legend chart:legend-position="end" svg:x="12.995cm" svg:y="3.653cm" style:legend-expansion="high" chart:style-name="ch2"/>
        <chart:plot-area chart:style-name="ch3" table:cell-range-address="Sheet1.B166:Sheet1.B202 Sheet1.G165:Sheet1.G202 Sheet1.L165:Sheet1.L202 Sheet1.Q165:Sheet1.Q202 Sheet1.V165:Sheet1.V202 Sheet1.AA165:Sheet1.AA202" chart:data-source-has-labels="row" svg:x="1.534cm" svg:y="0.947cm" svg:width="10.853cm" svg:height="7.813cm">
          <chartooo:coordinate-region svg:x="2.245cm" svg:y="1.173cm" svg:width="9.903cm" svg:height="7.037cm"/>
          <chart:axis chart:dimension="x" chart:name="primary-x" chart:style-name="ch4">
            <chart:title svg:x="5.25cm" svg:y="8.964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616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66:Sheet1.G202" chart:label-cell-address="Sheet1.G165:Sheet1.G165" chart:class="chart:scatter">
            <chart:domain table:cell-range-address="Sheet1.B166:Sheet1.B202"/>
            <chart:data-point chart:repeated="37"/>
          </chart:series>
          <chart:series chart:style-name="ch10" chart:values-cell-range-address="Sheet1.L166:Sheet1.L202" chart:label-cell-address="Sheet1.L165:Sheet1.L165" chart:class="chart:scatter">
            <chart:data-point chart:repeated="37"/>
          </chart:series>
          <chart:series chart:style-name="ch11" chart:values-cell-range-address="Sheet1.Q166:Sheet1.Q202" chart:label-cell-address="Sheet1.Q165:Sheet1.Q165" chart:class="chart:scatter">
            <chart:data-point chart:repeated="37"/>
          </chart:series>
          <chart:series chart:style-name="ch12" chart:values-cell-range-address="Sheet1.V166:Sheet1.V202" chart:label-cell-address="Sheet1.V165:Sheet1.V165" chart:class="chart:scatter">
            <chart:data-point chart:repeated="37"/>
          </chart:series>
          <chart:series chart:style-name="ch13" chart:values-cell-range-address="Sheet1.AA166:Sheet1.AA202" chart:label-cell-address="Sheet1.AA165:Sheet1.AA165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G165:Sheet1.G165</svg:desc>
                </draw:g>
              </table:table-cell>
              <table:table-cell office:value-type="string">
                <text:p>Mode 2</text:p>
                <draw:g>
                  <svg:desc>Sheet1.L165:Sheet1.L165</svg:desc>
                </draw:g>
              </table:table-cell>
              <table:table-cell office:value-type="string">
                <text:p>Mode 3</text:p>
                <draw:g>
                  <svg:desc>Sheet1.Q165:Sheet1.Q165</svg:desc>
                </draw:g>
              </table:table-cell>
              <table:table-cell office:value-type="string">
                <text:p>Mode 4</text:p>
                <draw:g>
                  <svg:desc>Sheet1.V165:Sheet1.V165</svg:desc>
                </draw:g>
              </table:table-cell>
              <table:table-cell office:value-type="string">
                <text:p>Mode 5</text:p>
                <draw:g>
                  <svg:desc>Sheet1.AA165:Sheet1.AA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66:Sheet1.B202</svg:desc>
                </draw:g>
              </table:table-cell>
              <table:table-cell office:value-type="float" office:value="-7.71720410482681">
                <text:p>-7.71720410482681</text:p>
                <draw:g>
                  <svg:desc>Sheet1.G166:Sheet1.G202</svg:desc>
                </draw:g>
              </table:table-cell>
              <table:table-cell office:value-type="float" office:value="-7.03951355409391">
                <text:p>-7.03951355409391</text:p>
                <draw:g>
                  <svg:desc>Sheet1.L166:Sheet1.L202</svg:desc>
                </draw:g>
              </table:table-cell>
              <table:table-cell office:value-type="float" office:value="-7.51937658898204">
                <text:p>-7.51937658898204</text:p>
                <draw:g>
                  <svg:desc>Sheet1.Q166:Sheet1.Q202</svg:desc>
                </draw:g>
              </table:table-cell>
              <table:table-cell office:value-type="float" office:value="-6.71131357651856">
                <text:p>-6.71131357651856</text:p>
                <draw:g>
                  <svg:desc>Sheet1.V166:Sheet1.V202</svg:desc>
                </draw:g>
              </table:table-cell>
              <table:table-cell office:value-type="float" office:value="-7.14091986315628">
                <text:p>-7.14091986315628</text:p>
                <draw:g>
                  <svg:desc>Sheet1.AA166:Sheet1.AA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7.33706408349583">
                <text:p>-7.33706408349583</text:p>
              </table:table-cell>
              <table:table-cell office:value-type="float" office:value="-7.03105856439089">
                <text:p>-7.03105856439089</text:p>
              </table:table-cell>
              <table:table-cell office:value-type="float" office:value="-7.50101348278271">
                <text:p>-7.50101348278271</text:p>
              </table:table-cell>
              <table:table-cell office:value-type="float" office:value="-6.69811030533728">
                <text:p>-6.69811030533728</text:p>
              </table:table-cell>
              <table:table-cell office:value-type="float" office:value="-7.13424281072964">
                <text:p>-7.13424281072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7.95342931258254">
                <text:p>-7.95342931258254</text:p>
              </table:table-cell>
              <table:table-cell office:value-type="float" office:value="-7.02151440862731">
                <text:p>-7.02151440862731</text:p>
              </table:table-cell>
              <table:table-cell office:value-type="float" office:value="-7.48111516978848">
                <text:p>-7.48111516978848</text:p>
              </table:table-cell>
              <table:table-cell office:value-type="float" office:value="-6.68394900642542">
                <text:p>-6.68394900642542</text:p>
              </table:table-cell>
              <table:table-cell office:value-type="float" office:value="-7.12727397583515">
                <text:p>-7.12727397583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-8.17598932505489">
                <text:p>-8.17598932505489</text:p>
              </table:table-cell>
              <table:table-cell office:value-type="float" office:value="-7.01072772928961">
                <text:p>-7.01072772928961</text:p>
              </table:table-cell>
              <table:table-cell office:value-type="float" office:value="-7.4595973665505">
                <text:p>-7.4595973665505</text:p>
              </table:table-cell>
              <table:table-cell office:value-type="float" office:value="-6.66876560414988">
                <text:p>-6.66876560414988</text:p>
              </table:table-cell>
              <table:table-cell office:value-type="float" office:value="-7.12003958656065">
                <text:p>-7.12003958656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8.30255803352266">
                <text:p>-8.30255803352266</text:p>
              </table:table-cell>
              <table:table-cell office:value-type="float" office:value="-6.998523114883">
                <text:p>-6.998523114883</text:p>
              </table:table-cell>
              <table:table-cell office:value-type="float" office:value="-7.43637372666441">
                <text:p>-7.43637372666441</text:p>
              </table:table-cell>
              <table:table-cell office:value-type="float" office:value="-6.65248905262517">
                <text:p>-6.65248905262517</text:p>
              </table:table-cell>
              <table:table-cell office:value-type="float" office:value="-7.11257831762561">
                <text:p>-7.11257831762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-8.38276916079274">
                <text:p>-8.38276916079274</text:p>
              </table:table-cell>
              <table:table-cell office:value-type="float" office:value="-6.98470034143792">
                <text:p>-6.98470034143792</text:p>
              </table:table-cell>
              <table:table-cell office:value-type="float" office:value="-7.41135364286456">
                <text:p>-7.41135364286456</text:p>
              </table:table-cell>
              <table:table-cell office:value-type="float" office:value="-6.63504028068047">
                <text:p>-6.63504028068047</text:p>
              </table:table-cell>
              <table:table-cell office:value-type="float" office:value="-7.10494527859954">
                <text:p>-7.10494527859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-8.4351039760942">
                <text:p>-8.4351039760942</text:p>
              </table:table-cell>
              <table:table-cell office:value-type="float" office:value="-6.96902973030771">
                <text:p>-6.96902973030771</text:p>
              </table:table-cell>
              <table:table-cell office:value-type="float" office:value="-7.38444009300851">
                <text:p>-7.38444009300851</text:p>
              </table:table-cell>
              <table:table-cell office:value-type="float" office:value="-6.61633143301118">
                <text:p>-6.61633143301118</text:p>
              </table:table-cell>
              <table:table-cell office:value-type="float" office:value="-7.0972203577621">
                <text:p>-7.0972203577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-8.4681959905733">
                <text:p>-8.4681959905733</text:p>
              </table:table-cell>
              <table:table-cell office:value-type="float" office:value="-6.95124941487683">
                <text:p>-6.95124941487683</text:p>
              </table:table-cell>
              <table:table-cell office:value-type="float" office:value="-7.35553149377351">
                <text:p>-7.35553149377351</text:p>
              </table:table-cell>
              <table:table-cell office:value-type="float" office:value="-6.59625909742084">
                <text:p>-6.59625909742084</text:p>
              </table:table-cell>
              <table:table-cell office:value-type="float" office:value="-7.0895041439017">
                <text:p>-7.0895041439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8.48787062274073">
                <text:p>-8.48787062274073</text:p>
              </table:table-cell>
              <table:table-cell office:value-type="float" office:value="-6.93105800971968">
                <text:p>-6.93105800971968</text:p>
              </table:table-cell>
              <table:table-cell office:value-type="float" office:value="-7.32450888767439">
                <text:p>-7.32450888767439</text:p>
              </table:table-cell>
              <table:table-cell office:value-type="float" office:value="-6.57471166673366">
                <text:p>-6.57471166673366</text:p>
              </table:table-cell>
              <table:table-cell office:value-type="float" office:value="-7.08195468943787">
                <text:p>-7.08195468943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-8.49748124611798">
                <text:p>-8.49748124611798</text:p>
              </table:table-cell>
              <table:table-cell office:value-type="float" office:value="-6.90810796071383">
                <text:p>-6.90810796071383</text:p>
              </table:table-cell>
              <table:table-cell office:value-type="float" office:value="-7.29124318430104">
                <text:p>-7.29124318430104</text:p>
              </table:table-cell>
              <table:table-cell office:value-type="float" office:value="-6.55155560077174">
                <text:p>-6.55155560077174</text:p>
              </table:table-cell>
              <table:table-cell office:value-type="float" office:value="-7.07478032934306">
                <text:p>-7.07478032934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-8.4995391801682">
                <text:p>-8.4995391801682</text:p>
              </table:table-cell>
              <table:table-cell office:value-type="float" office:value="-6.88199620627434">
                <text:p>-6.88199620627434</text:p>
              </table:table-cell>
              <table:table-cell office:value-type="float" office:value="-7.25558138541193">
                <text:p>-7.25558138541193</text:p>
              </table:table-cell>
              <table:table-cell office:value-type="float" office:value="-6.52663696714866">
                <text:p>-6.52663696714866</text:p>
              </table:table-cell>
              <table:table-cell office:value-type="float" office:value="-7.06827996481427">
                <text:p>-7.06827996481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8.49587081553379">
                <text:p>-8.49587081553379</text:p>
              </table:table-cell>
              <table:table-cell office:value-type="float" office:value="-6.85224715933475">
                <text:p>-6.85224715933475</text:p>
              </table:table-cell>
              <table:table-cell office:value-type="float" office:value="-7.21734337765671">
                <text:p>-7.21734337765671</text:p>
              </table:table-cell>
              <table:table-cell office:value-type="float" office:value="-6.49977346881198">
                <text:p>-6.49977346881198</text:p>
              </table:table-cell>
              <table:table-cell office:value-type="float" office:value="-7.06288292342192">
                <text:p>-7.06288292342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-8.4878544956935">
                <text:p>-8.4878544956935</text:p>
              </table:table-cell>
              <table:table-cell office:value-type="float" office:value="-6.8182924489443">
                <text:p>-6.8182924489443</text:p>
              </table:table-cell>
              <table:table-cell office:value-type="float" office:value="-7.17631019759655">
                <text:p>-7.17631019759655</text:p>
              </table:table-cell>
              <table:table-cell office:value-type="float" office:value="-6.47074688829881">
                <text:p>-6.47074688829881</text:p>
              </table:table-cell>
              <table:table-cell office:value-type="float" office:value="-7.05921591565316">
                <text:p>-7.05921591565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-8.47220585453547">
                <text:p>-8.47220585453547</text:p>
              </table:table-cell>
              <table:table-cell office:value-type="float" office:value="-6.77943625803664">
                <text:p>-6.77943625803664</text:p>
              </table:table-cell>
              <table:table-cell office:value-type="float" office:value="-7.13220877905859">
                <text:p>-7.13220877905859</text:p>
              </table:table-cell>
              <table:table-cell office:value-type="float" office:value="-6.43930430966949">
                <text:p>-6.43930430966949</text:p>
              </table:table-cell>
              <table:table-cell office:value-type="float" office:value="-7.05821798007405">
                <text:p>-7.05821798007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-8.46309805368569">
                <text:p>-8.46309805368569</text:p>
              </table:table-cell>
              <table:table-cell office:value-type="float" office:value="-6.73487701808518">
                <text:p>-6.73487701808518</text:p>
              </table:table-cell>
              <table:table-cell office:value-type="float" office:value="-7.08470280603657">
                <text:p>-7.08470280603657</text:p>
              </table:table-cell>
              <table:table-cell office:value-type="float" office:value="-6.40508032726945">
                <text:p>-6.40508032726945</text:p>
              </table:table-cell>
              <table:table-cell office:value-type="float" office:value="-7.06146089600994">
                <text:p>-7.06146089600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-8.44790141970706">
                <text:p>-8.44790141970706</text:p>
              </table:table-cell>
              <table:table-cell office:value-type="float" office:value="-6.68319665148397">
                <text:p>-6.68319665148397</text:p>
              </table:table-cell>
              <table:table-cell office:value-type="float" office:value="-7.03334217245238">
                <text:p>-7.03334217245238</text:p>
              </table:table-cell>
              <table:table-cell office:value-type="float" office:value="-6.36770653509093">
                <text:p>-6.36770653509093</text:p>
              </table:table-cell>
              <table:table-cell office:value-type="float" office:value="-7.07130067027621">
                <text:p>-7.07130067027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8.43161083052705">
                <text:p>-8.43161083052705</text:p>
              </table:table-cell>
              <table:table-cell office:value-type="float" office:value="-6.62317272530006">
                <text:p>-6.62317272530006</text:p>
              </table:table-cell>
              <table:table-cell office:value-type="float" office:value="-6.9775472865425">
                <text:p>-6.9775472865425</text:p>
              </table:table-cell>
              <table:table-cell office:value-type="float" office:value="-6.32662706022511">
                <text:p>-6.32662706022511</text:p>
              </table:table-cell>
              <table:table-cell office:value-type="float" office:value="-7.09213836789427">
                <text:p>-7.09213836789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-8.41462473927656">
                <text:p>-8.41462473927656</text:p>
              </table:table-cell>
              <table:table-cell office:value-type="float" office:value="-6.55232053884446">
                <text:p>-6.55232053884446</text:p>
              </table:table-cell>
              <table:table-cell office:value-type="float" office:value="-6.91653299404688">
                <text:p>-6.91653299404688</text:p>
              </table:table-cell>
              <table:table-cell office:value-type="float" office:value="-6.28113500366641">
                <text:p>-6.28113500366641</text:p>
              </table:table-cell>
              <table:table-cell office:value-type="float" office:value="-7.13252321746465">
                <text:p>-7.13252321746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-8.39743780803686">
                <text:p>-8.39743780803686</text:p>
              </table:table-cell>
              <table:table-cell office:value-type="float" office:value="-6.4671500528736">
                <text:p>-6.4671500528736</text:p>
              </table:table-cell>
              <table:table-cell office:value-type="float" office:value="-6.8492323563327">
                <text:p>-6.8492323563327</text:p>
              </table:table-cell>
              <table:table-cell office:value-type="float" office:value="-6.23026150371456">
                <text:p>-6.23026150371456</text:p>
              </table:table-cell>
              <table:table-cell office:value-type="float" office:value="-7.21216486942767">
                <text:p>-7.21216486942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-8.38029850256087">
                <text:p>-8.38029850256087</text:p>
              </table:table-cell>
              <table:table-cell office:value-type="float" office:value="-6.3616427915573">
                <text:p>-6.3616427915573</text:p>
              </table:table-cell>
              <table:table-cell office:value-type="float" office:value="-6.77402571931543">
                <text:p>-6.77402571931543</text:p>
              </table:table-cell>
              <table:table-cell office:value-type="float" office:value="-6.17251535021009">
                <text:p>-6.17251535021009</text:p>
              </table:table-cell>
              <table:table-cell office:value-type="float" office:value="-7.3954163534758">
                <text:p>-7.3954163534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-8.3632605231014">
                <text:p>-8.3632605231014</text:p>
              </table:table-cell>
              <table:table-cell office:value-type="float" office:value="-6.22423463419373">
                <text:p>-6.22423463419373</text:p>
              </table:table-cell>
              <table:table-cell office:value-type="float" office:value="-6.68864776209844">
                <text:p>-6.68864776209844</text:p>
              </table:table-cell>
              <table:table-cell office:value-type="float" office:value="-6.10611532170123">
                <text:p>-6.10611532170123</text:p>
              </table:table-cell>
              <table:table-cell office:value-type="float" office:value="-8.34031896648935">
                <text:p>-8.34031896648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-8.34604338889424">
                <text:p>-8.34604338889424</text:p>
              </table:table-cell>
              <table:table-cell office:value-type="float" office:value="-6.02802432399837">
                <text:p>-6.02802432399837</text:p>
              </table:table-cell>
              <table:table-cell office:value-type="float" office:value="-6.58913480092145">
                <text:p>-6.58913480092145</text:p>
              </table:table-cell>
              <table:table-cell office:value-type="float" office:value="-6.02741631578262">
                <text:p>-6.02741631578262</text:p>
              </table:table-cell>
              <table:table-cell office:value-type="float" office:value="-7.22977023298705">
                <text:p>-7.22977023298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8.33169763029989">
                <text:p>-8.33169763029989</text:p>
              </table:table-cell>
              <table:table-cell office:value-type="float" office:value="-5.67779255623606">
                <text:p>-5.67779255623606</text:p>
              </table:table-cell>
              <table:table-cell office:value-type="float" office:value="-6.46919508202074">
                <text:p>-6.46919508202074</text:p>
              </table:table-cell>
              <table:table-cell office:value-type="float" office:value="-5.93070520262274">
                <text:p>-5.93070520262274</text:p>
              </table:table-cell>
              <table:table-cell office:value-type="float" office:value="-6.74905432181093">
                <text:p>-6.74905432181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-8.31708835607274">
                <text:p>-8.31708835607274</text:p>
              </table:table-cell>
              <table:table-cell office:value-type="float" office:value="-4.96199572484493">
                <text:p>-4.96199572484493</text:p>
              </table:table-cell>
              <table:table-cell office:value-type="float" office:value="-6.31590019883129">
                <text:p>-6.31590019883129</text:p>
              </table:table-cell>
              <table:table-cell office:value-type="float" office:value="-5.80407697676132">
                <text:p>-5.80407697676132</text:p>
              </table:table-cell>
              <table:table-cell office:value-type="float" office:value="-6.36796536227263">
                <text:p>-6.36796536227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-8.30356885695825">
                <text:p>-8.30356885695825</text:p>
              </table:table-cell>
              <table:table-cell office:value-type="float" office:value="-5.80211023455408">
                <text:p>-5.80211023455408</text:p>
              </table:table-cell>
              <table:table-cell office:value-type="float" office:value="-6.09796217688479">
                <text:p>-6.09796217688479</text:p>
              </table:table-cell>
              <table:table-cell office:value-type="float" office:value="-5.61809864049105">
                <text:p>-5.61809864049105</text:p>
              </table:table-cell>
              <table:table-cell office:value-type="float" office:value="-5.96879410153956">
                <text:p>-5.96879410153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-8.29123027556944">
                <text:p>-8.29123027556944</text:p>
              </table:table-cell>
              <table:table-cell office:value-type="float" office:value="-6.06040998920836">
                <text:p>-6.06040998920836</text:p>
              </table:table-cell>
              <table:table-cell office:value-type="float" office:value="-5.6937186957666">
                <text:p>-5.6937186957666</text:p>
              </table:table-cell>
              <table:table-cell office:value-type="float" office:value="-5.25413078489973">
                <text:p>-5.25413078489973</text:p>
              </table:table-cell>
              <table:table-cell office:value-type="float" office:value="-5.40124856682432">
                <text:p>-5.40124856682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-8.28025539793626">
                <text:p>-8.28025539793626</text:p>
              </table:table-cell>
              <table:table-cell office:value-type="float" office:value="-6.21388763432213">
                <text:p>-6.21388763432213</text:p>
              </table:table-cell>
              <table:table-cell office:value-type="float" office:value="-5.32183430885642">
                <text:p>-5.32183430885642</text:p>
              </table:table-cell>
              <table:table-cell office:value-type="float" office:value="-4.93722855567838">
                <text:p>-4.93722855567838</text:p>
              </table:table-cell>
              <table:table-cell office:value-type="float" office:value="-4.86832180765345">
                <text:p>-4.86832180765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-8.27071775896472">
                <text:p>-8.27071775896472</text:p>
              </table:table-cell>
              <table:table-cell office:value-type="float" office:value="-6.32135535618838">
                <text:p>-6.32135535618838</text:p>
              </table:table-cell>
              <table:table-cell office:value-type="float" office:value="-5.93477525456454">
                <text:p>-5.93477525456454</text:p>
              </table:table-cell>
              <table:table-cell office:value-type="float" office:value="-5.63793871077569">
                <text:p>-5.63793871077569</text:p>
              </table:table-cell>
              <table:table-cell office:value-type="float" office:value="-5.30966747302323">
                <text:p>-5.309667473023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-8.26272237882307">
                <text:p>-8.26272237882307</text:p>
              </table:table-cell>
              <table:table-cell office:value-type="float" office:value="-6.40287642859118">
                <text:p>-6.40287642859118</text:p>
              </table:table-cell>
              <table:table-cell office:value-type="float" office:value="-6.16460420922601">
                <text:p>-6.16460420922601</text:p>
              </table:table-cell>
              <table:table-cell office:value-type="float" office:value="-6.0386940507053">
                <text:p>-6.0386940507053</text:p>
              </table:table-cell>
              <table:table-cell office:value-type="float" office:value="-5.33394301055739">
                <text:p>-5.33394301055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-8.25618676511228">
                <text:p>-8.25618676511228</text:p>
              </table:table-cell>
              <table:table-cell office:value-type="float" office:value="-6.46746258674251">
                <text:p>-6.46746258674251</text:p>
              </table:table-cell>
              <table:table-cell office:value-type="float" office:value="-6.30391892816667">
                <text:p>-6.30391892816667</text:p>
              </table:table-cell>
              <table:table-cell office:value-type="float" office:value="-6.95176422401142">
                <text:p>-6.95176422401142</text:p>
              </table:table-cell>
              <table:table-cell office:value-type="float" office:value="-5.18243376780493">
                <text:p>-5.18243376780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-8.25174349663958">
                <text:p>-8.25174349663958</text:p>
              </table:table-cell>
              <table:table-cell office:value-type="float" office:value="-6.52067324379119">
                <text:p>-6.52067324379119</text:p>
              </table:table-cell>
              <table:table-cell office:value-type="float" office:value="-6.40153946028899">
                <text:p>-6.40153946028899</text:p>
              </table:table-cell>
              <table:table-cell office:value-type="float" office:value="-0.0189905541935419">
                <text:p>-0.0189905541935419</text:p>
              </table:table-cell>
              <table:table-cell office:value-type="float" office:value="4.75873740165871">
                <text:p>4.75873740165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-8.249038364127">
                <text:p>-8.249038364127</text:p>
              </table:table-cell>
              <table:table-cell office:value-type="float" office:value="-6.56551719455683">
                <text:p>-6.56551719455683</text:p>
              </table:table-cell>
              <table:table-cell office:value-type="float" office:value="-6.4750706593359">
                <text:p>-6.4750706593359</text:p>
              </table:table-cell>
              <table:table-cell office:value-type="float" office:value="-5.25107990582734">
                <text:p>-5.25107990582734</text:p>
              </table:table-cell>
              <table:table-cell office:value-type="float" office:value="-5.027246445754">
                <text:p>-5.027246445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-8.24833871185887">
                <text:p>-8.24833871185887</text:p>
              </table:table-cell>
              <table:table-cell office:value-type="float" office:value="-6.6040846531235">
                <text:p>-6.6040846531235</text:p>
              </table:table-cell>
              <table:table-cell office:value-type="float" office:value="-6.53289449481097">
                <text:p>-6.53289449481097</text:p>
              </table:table-cell>
              <table:table-cell office:value-type="float" office:value="-5.25996470358353">
                <text:p>-5.25996470358353</text:p>
              </table:table-cell>
              <table:table-cell office:value-type="float" office:value="-5.43781425015712">
                <text:p>-5.43781425015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-8.24975192264832">
                <text:p>-8.24975192264832</text:p>
              </table:table-cell>
              <table:table-cell office:value-type="float" office:value="-6.63783750532739">
                <text:p>-6.63783750532739</text:p>
              </table:table-cell>
              <table:table-cell office:value-type="float" office:value="-6.5797273589715">
                <text:p>-6.5797273589715</text:p>
              </table:table-cell>
              <table:table-cell office:value-type="float" office:value="-5.62012015901958">
                <text:p>-5.62012015901958</text:p>
              </table:table-cell>
              <table:table-cell office:value-type="float" office:value="-5.65863346447648">
                <text:p>-5.65863346447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-8.25346054832457">
                <text:p>-8.25346054832457</text:p>
              </table:table-cell>
              <table:table-cell office:value-type="float" office:value="-6.66785685916524">
                <text:p>-6.66785685916524</text:p>
              </table:table-cell>
              <table:table-cell office:value-type="float" office:value="-6.61841663362484">
                <text:p>-6.61841663362484</text:p>
              </table:table-cell>
              <table:table-cell office:value-type="float" office:value="-5.77762238221919">
                <text:p>-5.77762238221919</text:p>
              </table:table-cell>
              <table:table-cell office:value-type="float" office:value="-5.81008536121661">
                <text:p>-5.81008536121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-8.25952436846574">
                <text:p>-8.25952436846574</text:p>
              </table:table-cell>
              <table:table-cell office:value-type="float" office:value="-6.6948927421789">
                <text:p>-6.6948927421789</text:p>
              </table:table-cell>
              <table:table-cell office:value-type="float" office:value="-6.65082854177394">
                <text:p>-6.65082854177394</text:p>
              </table:table-cell>
              <table:table-cell office:value-type="float" office:value="-5.87607870332799">
                <text:p>-5.87607870332799</text:p>
              </table:table-cell>
              <table:table-cell office:value-type="float" office:value="-5.92446012289382">
                <text:p>-5.92446012289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-8.26819182320807">
                <text:p>-8.26819182320807</text:p>
              </table:table-cell>
              <table:table-cell office:value-type="float" office:value="-6.71954595143626">
                <text:p>-6.71954595143626</text:p>
              </table:table-cell>
              <table:table-cell office:value-type="float" office:value="-6.67829123312631">
                <text:p>-6.67829123312631</text:p>
              </table:table-cell>
              <table:table-cell office:value-type="float" office:value="-5.94648820288473">
                <text:p>-5.94648820288473</text:p>
              </table:table-cell>
              <table:table-cell office:value-type="float" office:value="-6.01549237667994">
                <text:p>-6.01549237667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